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7cm" svg:stroke-color="#ffffff" draw:stroke-linejoin="round" svg:stroke-linecap="round" draw:fill="solid" draw:fill-color="#ffffff" fo:padding-top="0.018cm" fo:padding-bottom="0.018cm" fo:padding-left="0.018cm" fo:padding-right="0.018cm"/>
    </style:style>
    <style:style style:name="gr2" style:family="graphic" style:parent-style-name="standard">
      <style:graphic-properties draw:stroke="none" draw:fill="solid" draw:fill-color="#ebebeb"/>
    </style:style>
    <style:style style:name="gr3" style:family="graphic" style:parent-style-name="standard">
      <style:graphic-properties draw:stroke="solid" svg:stroke-width="0.018cm" svg:stroke-color="#ffffff" draw:stroke-linejoin="round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solid" svg:stroke-width="0.037cm" svg:stroke-color="#ffffff" draw:stroke-linejoin="round" svg:stroke-linecap="butt" draw:fill="none" fo:padding-top="0.018cm" fo:padding-bottom="0.018cm" fo:padding-left="0.018cm" fo:padding-right="0.018cm"/>
    </style:style>
    <style:style style:name="gr5" style:family="graphic" style:parent-style-name="standard">
      <style:graphic-properties draw:stroke="none" draw:fill="solid" draw:fill-color="#f8766d"/>
    </style:style>
    <style:style style:name="gr6" style:family="graphic" style:parent-style-name="standard">
      <style:graphic-properties draw:stroke="none" draw:fill="solid" draw:fill-color="#93aa00"/>
    </style:style>
    <style:style style:name="gr7" style:family="graphic" style:parent-style-name="standard">
      <style:graphic-properties draw:stroke="none" draw:fill="solid" draw:fill-color="#00c19f"/>
    </style:style>
    <style:style style:name="gr8" style:family="graphic" style:parent-style-name="standard">
      <style:graphic-properties draw:stroke="none" draw:fill="solid" draw:fill-color="#d39200"/>
    </style:style>
    <style:style style:name="gr9" style:family="graphic" style:parent-style-name="standard">
      <style:graphic-properties draw:stroke="none" draw:fill="solid" draw:fill-color="#619cff"/>
    </style:style>
    <style:style style:name="gr10" style:family="graphic" style:parent-style-name="standard">
      <style:graphic-properties draw:stroke="none" draw:fill="solid" draw:fill-color="#ff61c3"/>
    </style:style>
    <style:style style:name="gr11" style:family="graphic" style:parent-style-name="standard">
      <style:graphic-properties draw:stroke="none" draw:fill="solid" draw:fill-color="#00ba38"/>
    </style:style>
    <style:style style:name="gr12" style:family="graphic" style:parent-style-name="standard">
      <style:graphic-properties draw:stroke="none" draw:fill="solid" draw:fill-color="#db72fb"/>
    </style:style>
    <style:style style:name="gr13" style:family="graphic" style:parent-style-name="standard">
      <style:graphic-properties draw:stroke="none" draw:fill="solid" draw:fill-color="#00b9e3"/>
    </style:style>
    <style:style style:name="gr14" style:family="graphic" style:parent-style-name="standard">
      <style:graphic-properties draw:stroke="none" draw:fill="solid" draw:fill-color="#d9d9d9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solid" svg:stroke-width="0.037cm" svg:stroke-color="#333333" draw:stroke-linejoin="round" svg:stroke-linecap="butt" draw:fill="none" fo:padding-top="0.018cm" fo:padding-bottom="0.018cm" fo:padding-left="0.018cm" fo:padding-right="0.018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solid" draw:fill-color="#ffffff"/>
    </style:style>
    <style:style style:name="gr19" style:family="graphic" style:parent-style-name="standard">
      <style:graphic-properties draw:stroke="none" draw:fill="solid" draw:fill-color="#f2f2f2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  <style:paragraph-properties style:writing-mode="lr-tb"/>
    </style:style>
    <style:style style:name="gr21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ebebeb"/>
    </style:style>
    <style:style style:name="P3" style:family="paragraph">
      <loext:graphic-properties draw:fill="none"/>
    </style:style>
    <style:style style:name="P4" style:family="paragraph">
      <loext:graphic-properties draw:fill="solid" draw:fill-color="#f8766d"/>
    </style:style>
    <style:style style:name="P5" style:family="paragraph">
      <loext:graphic-properties draw:fill="solid" draw:fill-color="#93aa00"/>
    </style:style>
    <style:style style:name="P6" style:family="paragraph">
      <loext:graphic-properties draw:fill="solid" draw:fill-color="#00c19f"/>
    </style:style>
    <style:style style:name="P7" style:family="paragraph">
      <loext:graphic-properties draw:fill="solid" draw:fill-color="#d39200"/>
    </style:style>
    <style:style style:name="P8" style:family="paragraph">
      <loext:graphic-properties draw:fill="solid" draw:fill-color="#619cff"/>
    </style:style>
    <style:style style:name="P9" style:family="paragraph">
      <loext:graphic-properties draw:fill="solid" draw:fill-color="#ff61c3"/>
    </style:style>
    <style:style style:name="P10" style:family="paragraph">
      <loext:graphic-properties draw:fill="solid" draw:fill-color="#00ba38"/>
    </style:style>
    <style:style style:name="P11" style:family="paragraph">
      <loext:graphic-properties draw:fill="solid" draw:fill-color="#db72fb"/>
    </style:style>
    <style:style style:name="P12" style:family="paragraph">
      <loext:graphic-properties draw:fill="solid" draw:fill-color="#00b9e3"/>
    </style:style>
    <style:style style:name="P13" style:family="paragraph">
      <loext:graphic-properties draw:fill="solid" draw:fill-color="#d9d9d9"/>
    </style:style>
    <style:style style:name="P14" style:family="paragraph">
      <style:paragraph-properties fo:text-align="start" style:writing-mode="lr-tb"/>
    </style:style>
    <style:style style:name="P15" style:family="paragraph">
      <loext:graphic-properties draw:fill="none"/>
      <style:text-properties fo:font-size="9pt" style:font-size-asian="9pt" style:font-size-complex="9pt"/>
    </style:style>
    <style:style style:name="P16" style:family="paragraph">
      <loext:graphic-properties draw:fill="none"/>
      <style:text-properties fo:font-size="11pt" style:font-size-asian="11pt" style:font-size-complex="11pt"/>
    </style:style>
    <style:style style:name="P17" style:family="paragraph">
      <loext:graphic-properties draw:fill="solid" draw:fill-color="#f2f2f2"/>
    </style:style>
    <style:style style:name="P18" style:family="paragraph">
      <loext:graphic-properties draw:fill="none"/>
      <style:text-properties fo:font-size="13pt" style:font-size-asian="13pt" style:font-size-complex="13pt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fo:color="#1a1a1a" loext:opacity="100%" style:font-name="Helvetica1" fo:font-size="9pt" style:font-size-asian="9pt" style:font-name-complex="Helvetica1" style:font-size-complex="9pt"/>
    </style:style>
    <style:style style:name="T2" style:family="text">
      <style:text-properties fo:color="#4d4d4d" loext:opacity="100%" style:font-name="Helvetica1" fo:font-size="9pt" style:font-size-asian="9pt" style:font-name-complex="Helvetica1" style:font-size-complex="9pt"/>
    </style:style>
    <style:style style:name="T3" style:family="text">
      <style:text-properties fo:color="#000000" loext:opacity="100%" style:font-name="Helvetica1" fo:font-size="11pt" style:font-size-asian="11pt" style:font-name-complex="Helvetica1" style:font-size-complex="11pt"/>
    </style:style>
    <style:style style:name="T4" style:family="text">
      <style:text-properties fo:color="#000000" loext:opacity="100%" style:font-name="Helvetica1" fo:font-size="9pt" style:font-size-asian="9pt" style:font-name-complex="Helvetica1" style:font-size-complex="9pt"/>
    </style:style>
    <style:style style:name="T5" style:family="text">
      <style:text-properties fo:color="#000000" loext:opacity="100%" style:font-name="Helvetica1" fo:font-size="13pt" style:font-size-asian="13pt" style:font-name-complex="Helvetica1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40.64cm" svg:height="22.86cm" svg:x="0cm" svg:y="0cm" svg:viewBox="0 0 40641 22861" draw:points="0,22861 40641,22861 40641,0 0,0">
          <text:p/>
        </draw:polygon>
        <draw:polygon draw:style-name="gr2" draw:text-style-name="P2" draw:layer="layout" svg:width="1.371cm" svg:height="17.037cm" svg:x="1.533cm" svg:y="1.374cm" svg:viewBox="0 0 1372 17038" draw:points="0,17038 1372,17038 1372,0 0,0">
          <text:p/>
        </draw:polygon>
        <draw:line draw:style-name="gr3" draw:text-style-name="P3" draw:layer="layout" svg:x1="1.533cm" svg:y1="15.151cm" svg:x2="2.905cm" svg:y2="15.151cm">
          <text:p/>
        </draw:line>
        <draw:line draw:style-name="gr3" draw:text-style-name="P3" draw:layer="layout" svg:x1="1.533cm" svg:y1="10.178cm" svg:x2="2.905cm" svg:y2="10.178cm">
          <text:p/>
        </draw:line>
        <draw:line draw:style-name="gr3" draw:text-style-name="P3" draw:layer="layout" svg:x1="1.533cm" svg:y1="5.206cm" svg:x2="2.905cm" svg:y2="5.206cm">
          <text:p/>
        </draw:line>
        <draw:line draw:style-name="gr3" draw:text-style-name="P3" draw:layer="layout" svg:x1="1.789cm" svg:y1="18.411cm" svg:x2="1.789cm" svg:y2="1.374cm">
          <text:p/>
        </draw:line>
        <draw:line draw:style-name="gr3" draw:text-style-name="P3" draw:layer="layout" svg:x1="2.211cm" svg:y1="18.411cm" svg:x2="2.211cm" svg:y2="1.374cm">
          <text:p/>
        </draw:line>
        <draw:line draw:style-name="gr3" draw:text-style-name="P3" draw:layer="layout" svg:x1="2.632cm" svg:y1="18.411cm" svg:x2="2.632cm" svg:y2="1.374cm">
          <text:p/>
        </draw:line>
        <draw:line draw:style-name="gr4" draw:text-style-name="P3" draw:layer="layout" svg:x1="1.533cm" svg:y1="17.637cm" svg:x2="2.905cm" svg:y2="17.637cm">
          <text:p/>
        </draw:line>
        <draw:line draw:style-name="gr4" draw:text-style-name="P3" draw:layer="layout" svg:x1="1.533cm" svg:y1="12.665cm" svg:x2="2.905cm" svg:y2="12.665cm">
          <text:p/>
        </draw:line>
        <draw:line draw:style-name="gr4" draw:text-style-name="P3" draw:layer="layout" svg:x1="1.533cm" svg:y1="7.692cm" svg:x2="2.905cm" svg:y2="7.692cm">
          <text:p/>
        </draw:line>
        <draw:line draw:style-name="gr4" draw:text-style-name="P3" draw:layer="layout" svg:x1="1.533cm" svg:y1="2.72cm" svg:x2="2.905cm" svg:y2="2.72cm">
          <text:p/>
        </draw:line>
        <draw:line draw:style-name="gr4" draw:text-style-name="P3" draw:layer="layout" svg:x1="1.579cm" svg:y1="18.411cm" svg:x2="1.579cm" svg:y2="1.374cm">
          <text:p/>
        </draw:line>
        <draw:line draw:style-name="gr4" draw:text-style-name="P3" draw:layer="layout" svg:x1="2cm" svg:y1="18.411cm" svg:x2="2cm" svg:y2="1.374cm">
          <text:p/>
        </draw:line>
        <draw:line draw:style-name="gr4" draw:text-style-name="P3" draw:layer="layout" svg:x1="2.421cm" svg:y1="18.411cm" svg:x2="2.421cm" svg:y2="1.374cm">
          <text:p/>
        </draw:line>
        <draw:line draw:style-name="gr4" draw:text-style-name="P3" draw:layer="layout" svg:x1="2.842cm" svg:y1="18.411cm" svg:x2="2.842cm" svg:y2="1.374cm">
          <text:p/>
        </draw:line>
        <draw:polygon draw:style-name="gr5" draw:text-style-name="P4" draw:layer="layout" svg:width="0.842cm" svg:height="5.719cm" svg:x="1.596cm" svg:y="6.983cm" svg:viewBox="0 0 843 5720" draw:points="0,5720 843,5720 843,0 0,0">
          <text:p/>
        </draw:polygon>
        <draw:polygon draw:style-name="gr6" draw:text-style-name="P5" draw:layer="layout" svg:width="0.842cm" svg:height="4.935cm" svg:x="1.596cm" svg:y="12.702cm" svg:viewBox="0 0 843 4936" draw:points="0,4936 843,4936 843,0 0,0">
          <text:p/>
        </draw:polygon>
        <draw:polygon draw:style-name="gr2" draw:text-style-name="P2" draw:layer="layout" svg:width="1.371cm" svg:height="17.037cm" svg:x="3.098cm" svg:y="1.374cm" svg:viewBox="0 0 1372 17038" draw:points="0,17038 1372,17038 1372,0 0,0">
          <text:p/>
        </draw:polygon>
        <draw:line draw:style-name="gr3" draw:text-style-name="P3" draw:layer="layout" svg:x1="3.098cm" svg:y1="15.151cm" svg:x2="4.469cm" svg:y2="15.151cm">
          <text:p/>
        </draw:line>
        <draw:line draw:style-name="gr3" draw:text-style-name="P3" draw:layer="layout" svg:x1="3.098cm" svg:y1="10.178cm" svg:x2="4.469cm" svg:y2="10.178cm">
          <text:p/>
        </draw:line>
        <draw:line draw:style-name="gr3" draw:text-style-name="P3" draw:layer="layout" svg:x1="3.098cm" svg:y1="5.206cm" svg:x2="4.469cm" svg:y2="5.206cm">
          <text:p/>
        </draw:line>
        <draw:line draw:style-name="gr3" draw:text-style-name="P3" draw:layer="layout" svg:x1="3.354cm" svg:y1="18.411cm" svg:x2="3.354cm" svg:y2="1.374cm">
          <text:p/>
        </draw:line>
        <draw:line draw:style-name="gr3" draw:text-style-name="P3" draw:layer="layout" svg:x1="3.775cm" svg:y1="18.411cm" svg:x2="3.775cm" svg:y2="1.374cm">
          <text:p/>
        </draw:line>
        <draw:line draw:style-name="gr3" draw:text-style-name="P3" draw:layer="layout" svg:x1="4.196cm" svg:y1="18.411cm" svg:x2="4.196cm" svg:y2="1.374cm">
          <text:p/>
        </draw:line>
        <draw:line draw:style-name="gr4" draw:text-style-name="P3" draw:layer="layout" svg:x1="3.098cm" svg:y1="17.637cm" svg:x2="4.469cm" svg:y2="17.637cm">
          <text:p/>
        </draw:line>
        <draw:line draw:style-name="gr4" draw:text-style-name="P3" draw:layer="layout" svg:x1="3.098cm" svg:y1="12.665cm" svg:x2="4.469cm" svg:y2="12.665cm">
          <text:p/>
        </draw:line>
        <draw:line draw:style-name="gr4" draw:text-style-name="P3" draw:layer="layout" svg:x1="3.098cm" svg:y1="7.692cm" svg:x2="4.469cm" svg:y2="7.692cm">
          <text:p/>
        </draw:line>
        <draw:line draw:style-name="gr4" draw:text-style-name="P3" draw:layer="layout" svg:x1="3.098cm" svg:y1="2.72cm" svg:x2="4.469cm" svg:y2="2.72cm">
          <text:p/>
        </draw:line>
        <draw:line draw:style-name="gr4" draw:text-style-name="P3" draw:layer="layout" svg:x1="3.143cm" svg:y1="18.411cm" svg:x2="3.143cm" svg:y2="1.374cm">
          <text:p/>
        </draw:line>
        <draw:line draw:style-name="gr4" draw:text-style-name="P3" draw:layer="layout" svg:x1="3.564cm" svg:y1="18.411cm" svg:x2="3.564cm" svg:y2="1.374cm">
          <text:p/>
        </draw:line>
        <draw:line draw:style-name="gr4" draw:text-style-name="P3" draw:layer="layout" svg:x1="3.985cm" svg:y1="18.411cm" svg:x2="3.985cm" svg:y2="1.374cm">
          <text:p/>
        </draw:line>
        <draw:line draw:style-name="gr4" draw:text-style-name="P3" draw:layer="layout" svg:x1="4.406cm" svg:y1="18.411cm" svg:x2="4.406cm" svg:y2="1.374cm">
          <text:p/>
        </draw:line>
        <draw:polygon draw:style-name="gr5" draw:text-style-name="P4" draw:layer="layout" svg:width="0.842cm" svg:height="1.045cm" svg:x="3.177cm" svg:y="16.592cm" svg:viewBox="0 0 843 1046" draw:points="0,1046 843,1046 843,0 0,0">
          <text:p/>
        </draw:polygon>
        <draw:polygon draw:style-name="gr2" draw:text-style-name="P2" draw:layer="layout" svg:width="1.371cm" svg:height="17.037cm" svg:x="4.662cm" svg:y="1.374cm" svg:viewBox="0 0 1372 17038" draw:points="0,17038 1372,17038 1372,0 0,0">
          <text:p/>
        </draw:polygon>
        <draw:line draw:style-name="gr3" draw:text-style-name="P3" draw:layer="layout" svg:x1="4.662cm" svg:y1="15.151cm" svg:x2="6.033cm" svg:y2="15.151cm">
          <text:p/>
        </draw:line>
        <draw:line draw:style-name="gr3" draw:text-style-name="P3" draw:layer="layout" svg:x1="4.662cm" svg:y1="10.178cm" svg:x2="6.033cm" svg:y2="10.178cm">
          <text:p/>
        </draw:line>
        <draw:line draw:style-name="gr3" draw:text-style-name="P3" draw:layer="layout" svg:x1="4.662cm" svg:y1="5.206cm" svg:x2="6.033cm" svg:y2="5.206cm">
          <text:p/>
        </draw:line>
        <draw:line draw:style-name="gr3" draw:text-style-name="P3" draw:layer="layout" svg:x1="4.918cm" svg:y1="18.411cm" svg:x2="4.918cm" svg:y2="1.374cm">
          <text:p/>
        </draw:line>
        <draw:line draw:style-name="gr3" draw:text-style-name="P3" draw:layer="layout" svg:x1="5.339cm" svg:y1="18.411cm" svg:x2="5.339cm" svg:y2="1.374cm">
          <text:p/>
        </draw:line>
        <draw:line draw:style-name="gr3" draw:text-style-name="P3" draw:layer="layout" svg:x1="5.76cm" svg:y1="18.411cm" svg:x2="5.76cm" svg:y2="1.374cm">
          <text:p/>
        </draw:line>
        <draw:line draw:style-name="gr4" draw:text-style-name="P3" draw:layer="layout" svg:x1="4.662cm" svg:y1="17.637cm" svg:x2="6.033cm" svg:y2="17.637cm">
          <text:p/>
        </draw:line>
        <draw:line draw:style-name="gr4" draw:text-style-name="P3" draw:layer="layout" svg:x1="4.662cm" svg:y1="12.665cm" svg:x2="6.033cm" svg:y2="12.665cm">
          <text:p/>
        </draw:line>
        <draw:line draw:style-name="gr4" draw:text-style-name="P3" draw:layer="layout" svg:x1="4.662cm" svg:y1="7.692cm" svg:x2="6.033cm" svg:y2="7.692cm">
          <text:p/>
        </draw:line>
        <draw:line draw:style-name="gr4" draw:text-style-name="P3" draw:layer="layout" svg:x1="4.662cm" svg:y1="2.72cm" svg:x2="6.033cm" svg:y2="2.72cm">
          <text:p/>
        </draw:line>
        <draw:line draw:style-name="gr4" draw:text-style-name="P3" draw:layer="layout" svg:x1="4.707cm" svg:y1="18.411cm" svg:x2="4.707cm" svg:y2="1.374cm">
          <text:p/>
        </draw:line>
        <draw:line draw:style-name="gr4" draw:text-style-name="P3" draw:layer="layout" svg:x1="5.129cm" svg:y1="18.411cm" svg:x2="5.129cm" svg:y2="1.374cm">
          <text:p/>
        </draw:line>
        <draw:line draw:style-name="gr4" draw:text-style-name="P3" draw:layer="layout" svg:x1="5.55cm" svg:y1="18.411cm" svg:x2="5.55cm" svg:y2="1.374cm">
          <text:p/>
        </draw:line>
        <draw:line draw:style-name="gr4" draw:text-style-name="P3" draw:layer="layout" svg:x1="5.971cm" svg:y1="18.411cm" svg:x2="5.971cm" svg:y2="1.374cm">
          <text:p/>
        </draw:line>
        <draw:polygon draw:style-name="gr5" draw:text-style-name="P4" draw:layer="layout" svg:width="0.842cm" svg:height="1.902cm" svg:x="4.758cm" svg:y="14.529cm" svg:viewBox="0 0 843 1903" draw:points="0,1903 843,1903 843,0 0,0">
          <text:p/>
        </draw:polygon>
        <draw:polygon draw:style-name="gr7" draw:text-style-name="P6" draw:layer="layout" svg:width="0.842cm" svg:height="1.206cm" svg:x="4.758cm" svg:y="16.431cm" svg:viewBox="0 0 843 1207" draw:points="0,1207 843,1207 843,0 0,0">
          <text:p/>
        </draw:polygon>
        <draw:polygon draw:style-name="gr2" draw:text-style-name="P2" draw:layer="layout" svg:width="1.371cm" svg:height="17.037cm" svg:x="6.226cm" svg:y="1.374cm" svg:viewBox="0 0 1372 17038" draw:points="0,17038 1372,17038 1372,0 0,0">
          <text:p/>
        </draw:polygon>
        <draw:line draw:style-name="gr3" draw:text-style-name="P3" draw:layer="layout" svg:x1="6.226cm" svg:y1="15.151cm" svg:x2="7.597cm" svg:y2="15.151cm">
          <text:p/>
        </draw:line>
        <draw:line draw:style-name="gr3" draw:text-style-name="P3" draw:layer="layout" svg:x1="6.226cm" svg:y1="10.178cm" svg:x2="7.597cm" svg:y2="10.178cm">
          <text:p/>
        </draw:line>
        <draw:line draw:style-name="gr3" draw:text-style-name="P3" draw:layer="layout" svg:x1="6.226cm" svg:y1="5.206cm" svg:x2="7.597cm" svg:y2="5.206cm">
          <text:p/>
        </draw:line>
        <draw:line draw:style-name="gr3" draw:text-style-name="P3" draw:layer="layout" svg:x1="6.482cm" svg:y1="18.411cm" svg:x2="6.482cm" svg:y2="1.374cm">
          <text:p/>
        </draw:line>
        <draw:line draw:style-name="gr3" draw:text-style-name="P3" draw:layer="layout" svg:x1="6.903cm" svg:y1="18.411cm" svg:x2="6.903cm" svg:y2="1.374cm">
          <text:p/>
        </draw:line>
        <draw:line draw:style-name="gr3" draw:text-style-name="P3" draw:layer="layout" svg:x1="7.324cm" svg:y1="18.411cm" svg:x2="7.324cm" svg:y2="1.374cm">
          <text:p/>
        </draw:line>
        <draw:line draw:style-name="gr4" draw:text-style-name="P3" draw:layer="layout" svg:x1="6.226cm" svg:y1="17.637cm" svg:x2="7.597cm" svg:y2="17.637cm">
          <text:p/>
        </draw:line>
        <draw:line draw:style-name="gr4" draw:text-style-name="P3" draw:layer="layout" svg:x1="6.226cm" svg:y1="12.665cm" svg:x2="7.597cm" svg:y2="12.665cm">
          <text:p/>
        </draw:line>
        <draw:line draw:style-name="gr4" draw:text-style-name="P3" draw:layer="layout" svg:x1="6.226cm" svg:y1="7.692cm" svg:x2="7.597cm" svg:y2="7.692cm">
          <text:p/>
        </draw:line>
        <draw:line draw:style-name="gr4" draw:text-style-name="P3" draw:layer="layout" svg:x1="6.226cm" svg:y1="2.72cm" svg:x2="7.597cm" svg:y2="2.72cm">
          <text:p/>
        </draw:line>
        <draw:line draw:style-name="gr4" draw:text-style-name="P3" draw:layer="layout" svg:x1="6.272cm" svg:y1="18.411cm" svg:x2="6.272cm" svg:y2="1.374cm">
          <text:p/>
        </draw:line>
        <draw:line draw:style-name="gr4" draw:text-style-name="P3" draw:layer="layout" svg:x1="6.693cm" svg:y1="18.411cm" svg:x2="6.693cm" svg:y2="1.374cm">
          <text:p/>
        </draw:line>
        <draw:line draw:style-name="gr4" draw:text-style-name="P3" draw:layer="layout" svg:x1="7.114cm" svg:y1="18.411cm" svg:x2="7.114cm" svg:y2="1.374cm">
          <text:p/>
        </draw:line>
        <draw:line draw:style-name="gr4" draw:text-style-name="P3" draw:layer="layout" svg:x1="7.535cm" svg:y1="18.411cm" svg:x2="7.535cm" svg:y2="1.374cm">
          <text:p/>
        </draw:line>
        <draw:polygon draw:style-name="gr5" draw:text-style-name="P4" draw:layer="layout" svg:width="0.842cm" svg:height="0.249cm" svg:x="6.339cm" svg:y="10.489cm" svg:viewBox="0 0 843 250" draw:points="0,250 843,250 843,0 0,0">
          <text:p/>
        </draw:polygon>
        <draw:polygon draw:style-name="gr6" draw:text-style-name="P5" draw:layer="layout" svg:width="0.842cm" svg:height="4.45cm" svg:x="6.339cm" svg:y="10.738cm" svg:viewBox="0 0 843 4451" draw:points="0,4451 843,4451 843,0 0,0">
          <text:p/>
        </draw:polygon>
        <draw:polygon draw:style-name="gr7" draw:text-style-name="P6" draw:layer="layout" svg:width="0.842cm" svg:height="2.449cm" svg:x="6.339cm" svg:y="15.188cm" svg:viewBox="0 0 843 2450" draw:points="0,2450 843,2450 843,0 0,0">
          <text:p/>
        </draw:polygon>
        <draw:polygon draw:style-name="gr2" draw:text-style-name="P2" draw:layer="layout" svg:width="1.37cm" svg:height="17.037cm" svg:x="7.791cm" svg:y="1.374cm" svg:viewBox="0 0 1371 17038" draw:points="0,17038 1371,17038 1371,0 0,0">
          <text:p/>
        </draw:polygon>
        <draw:line draw:style-name="gr3" draw:text-style-name="P3" draw:layer="layout" svg:x1="7.791cm" svg:y1="15.151cm" svg:x2="9.161cm" svg:y2="15.151cm">
          <text:p/>
        </draw:line>
        <draw:line draw:style-name="gr3" draw:text-style-name="P3" draw:layer="layout" svg:x1="7.791cm" svg:y1="10.178cm" svg:x2="9.161cm" svg:y2="10.178cm">
          <text:p/>
        </draw:line>
        <draw:line draw:style-name="gr3" draw:text-style-name="P3" draw:layer="layout" svg:x1="7.791cm" svg:y1="5.206cm" svg:x2="9.161cm" svg:y2="5.206cm">
          <text:p/>
        </draw:line>
        <draw:line draw:style-name="gr3" draw:text-style-name="P3" draw:layer="layout" svg:x1="8.046cm" svg:y1="18.411cm" svg:x2="8.046cm" svg:y2="1.374cm">
          <text:p/>
        </draw:line>
        <draw:line draw:style-name="gr3" draw:text-style-name="P3" draw:layer="layout" svg:x1="8.468cm" svg:y1="18.411cm" svg:x2="8.468cm" svg:y2="1.374cm">
          <text:p/>
        </draw:line>
        <draw:line draw:style-name="gr3" draw:text-style-name="P3" draw:layer="layout" svg:x1="8.888cm" svg:y1="18.411cm" svg:x2="8.888cm" svg:y2="1.374cm">
          <text:p/>
        </draw:line>
        <draw:line draw:style-name="gr4" draw:text-style-name="P3" draw:layer="layout" svg:x1="7.791cm" svg:y1="17.637cm" svg:x2="9.161cm" svg:y2="17.637cm">
          <text:p/>
        </draw:line>
        <draw:line draw:style-name="gr4" draw:text-style-name="P3" draw:layer="layout" svg:x1="7.791cm" svg:y1="12.665cm" svg:x2="9.161cm" svg:y2="12.665cm">
          <text:p/>
        </draw:line>
        <draw:line draw:style-name="gr4" draw:text-style-name="P3" draw:layer="layout" svg:x1="7.791cm" svg:y1="7.692cm" svg:x2="9.161cm" svg:y2="7.692cm">
          <text:p/>
        </draw:line>
        <draw:line draw:style-name="gr4" draw:text-style-name="P3" draw:layer="layout" svg:x1="7.791cm" svg:y1="2.72cm" svg:x2="9.161cm" svg:y2="2.72cm">
          <text:p/>
        </draw:line>
        <draw:line draw:style-name="gr4" draw:text-style-name="P3" draw:layer="layout" svg:x1="7.836cm" svg:y1="18.411cm" svg:x2="7.836cm" svg:y2="1.374cm">
          <text:p/>
        </draw:line>
        <draw:line draw:style-name="gr4" draw:text-style-name="P3" draw:layer="layout" svg:x1="8.257cm" svg:y1="18.411cm" svg:x2="8.257cm" svg:y2="1.374cm">
          <text:p/>
        </draw:line>
        <draw:line draw:style-name="gr4" draw:text-style-name="P3" draw:layer="layout" svg:x1="8.678cm" svg:y1="18.411cm" svg:x2="8.678cm" svg:y2="1.374cm">
          <text:p/>
        </draw:line>
        <draw:line draw:style-name="gr4" draw:text-style-name="P3" draw:layer="layout" svg:x1="9.099cm" svg:y1="18.411cm" svg:x2="9.099cm" svg:y2="1.374cm">
          <text:p/>
        </draw:line>
        <draw:polygon draw:style-name="gr5" draw:text-style-name="P4" draw:layer="layout" svg:width="0.842cm" svg:height="0.273cm" svg:x="7.92cm" svg:y="14.952cm" svg:viewBox="0 0 843 274" draw:points="0,274 843,274 843,0 0,0">
          <text:p/>
        </draw:polygon>
        <draw:polygon draw:style-name="gr8" draw:text-style-name="P7" draw:layer="layout" svg:width="0.842cm" svg:height="1.032cm" svg:x="7.92cm" svg:y="15.225cm" svg:viewBox="0 0 843 1033" draw:points="0,1033 843,1033 843,0 0,0">
          <text:p/>
        </draw:polygon>
        <draw:polygon draw:style-name="gr6" draw:text-style-name="P5" draw:layer="layout" svg:width="0.842cm" svg:height="1.218cm" svg:x="7.92cm" svg:y="16.257cm" svg:viewBox="0 0 843 1219" draw:points="0,1219 843,1219 843,0 0,0">
          <text:p/>
        </draw:polygon>
        <draw:polygon draw:style-name="gr7" draw:text-style-name="P6" draw:layer="layout" svg:width="0.842cm" svg:height="0.162cm" svg:x="7.92cm" svg:y="17.475cm" svg:viewBox="0 0 843 163" draw:points="0,163 843,163 843,0 0,0">
          <text:p/>
        </draw:polygon>
        <draw:polygon draw:style-name="gr2" draw:text-style-name="P2" draw:layer="layout" svg:width="1.371cm" svg:height="17.037cm" svg:x="9.355cm" svg:y="1.374cm" svg:viewBox="0 0 1372 17038" draw:points="0,17038 1372,17038 1372,0 0,0">
          <text:p/>
        </draw:polygon>
        <draw:line draw:style-name="gr3" draw:text-style-name="P3" draw:layer="layout" svg:x1="9.355cm" svg:y1="15.151cm" svg:x2="10.726cm" svg:y2="15.151cm">
          <text:p/>
        </draw:line>
        <draw:line draw:style-name="gr3" draw:text-style-name="P3" draw:layer="layout" svg:x1="9.355cm" svg:y1="10.178cm" svg:x2="10.726cm" svg:y2="10.178cm">
          <text:p/>
        </draw:line>
        <draw:line draw:style-name="gr3" draw:text-style-name="P3" draw:layer="layout" svg:x1="9.355cm" svg:y1="5.206cm" svg:x2="10.726cm" svg:y2="5.206cm">
          <text:p/>
        </draw:line>
        <draw:line draw:style-name="gr3" draw:text-style-name="P3" draw:layer="layout" svg:x1="9.611cm" svg:y1="18.411cm" svg:x2="9.611cm" svg:y2="1.374cm">
          <text:p/>
        </draw:line>
        <draw:line draw:style-name="gr3" draw:text-style-name="P3" draw:layer="layout" svg:x1="10.032cm" svg:y1="18.411cm" svg:x2="10.032cm" svg:y2="1.374cm">
          <text:p/>
        </draw:line>
        <draw:line draw:style-name="gr3" draw:text-style-name="P3" draw:layer="layout" svg:x1="10.453cm" svg:y1="18.411cm" svg:x2="10.453cm" svg:y2="1.374cm">
          <text:p/>
        </draw:line>
        <draw:line draw:style-name="gr4" draw:text-style-name="P3" draw:layer="layout" svg:x1="9.355cm" svg:y1="17.637cm" svg:x2="10.726cm" svg:y2="17.637cm">
          <text:p/>
        </draw:line>
        <draw:line draw:style-name="gr4" draw:text-style-name="P3" draw:layer="layout" svg:x1="9.355cm" svg:y1="12.665cm" svg:x2="10.726cm" svg:y2="12.665cm">
          <text:p/>
        </draw:line>
        <draw:line draw:style-name="gr4" draw:text-style-name="P3" draw:layer="layout" svg:x1="9.355cm" svg:y1="7.692cm" svg:x2="10.726cm" svg:y2="7.692cm">
          <text:p/>
        </draw:line>
        <draw:line draw:style-name="gr4" draw:text-style-name="P3" draw:layer="layout" svg:x1="9.355cm" svg:y1="2.72cm" svg:x2="10.726cm" svg:y2="2.72cm">
          <text:p/>
        </draw:line>
        <draw:line draw:style-name="gr4" draw:text-style-name="P3" draw:layer="layout" svg:x1="9.4cm" svg:y1="18.411cm" svg:x2="9.4cm" svg:y2="1.374cm">
          <text:p/>
        </draw:line>
        <draw:line draw:style-name="gr4" draw:text-style-name="P3" draw:layer="layout" svg:x1="9.821cm" svg:y1="18.411cm" svg:x2="9.821cm" svg:y2="1.374cm">
          <text:p/>
        </draw:line>
        <draw:line draw:style-name="gr4" draw:text-style-name="P3" draw:layer="layout" svg:x1="10.242cm" svg:y1="18.411cm" svg:x2="10.242cm" svg:y2="1.374cm">
          <text:p/>
        </draw:line>
        <draw:line draw:style-name="gr4" draw:text-style-name="P3" draw:layer="layout" svg:x1="10.663cm" svg:y1="18.411cm" svg:x2="10.663cm" svg:y2="1.374cm">
          <text:p/>
        </draw:line>
        <draw:polygon draw:style-name="gr5" draw:text-style-name="P4" draw:layer="layout" svg:width="0.842cm" svg:height="0.1cm" svg:x="9.501cm" svg:y="13.522cm" svg:viewBox="0 0 843 101" draw:points="0,101 843,101 843,0 0,0">
          <text:p/>
        </draw:polygon>
        <draw:polygon draw:style-name="gr8" draw:text-style-name="P7" draw:layer="layout" svg:width="0.842cm" svg:height="0.56cm" svg:x="9.501cm" svg:y="13.621cm" svg:viewBox="0 0 843 561" draw:points="0,561 843,561 843,0 0,0">
          <text:p/>
        </draw:polygon>
        <draw:polygon draw:style-name="gr6" draw:text-style-name="P5" draw:layer="layout" svg:width="0.842cm" svg:height="0.447cm" svg:x="9.501cm" svg:y="14.181cm" svg:viewBox="0 0 843 448" draw:points="0,448 843,448 843,0 0,0">
          <text:p/>
        </draw:polygon>
        <draw:polygon draw:style-name="gr7" draw:text-style-name="P6" draw:layer="layout" svg:width="0.842cm" svg:height="0.722cm" svg:x="9.501cm" svg:y="14.628cm" svg:viewBox="0 0 843 723" draw:points="0,723 843,723 843,0 0,0">
          <text:p/>
        </draw:polygon>
        <draw:polygon draw:style-name="gr9" draw:text-style-name="P8" draw:layer="layout" svg:width="0.842cm" svg:height="1.827cm" svg:x="9.501cm" svg:y="15.35cm" svg:viewBox="0 0 843 1828" draw:points="0,1828 843,1828 843,0 0,0">
          <text:p/>
        </draw:polygon>
        <draw:polygon draw:style-name="gr10" draw:text-style-name="P9" draw:layer="layout" svg:width="0.842cm" svg:height="0.46cm" svg:x="9.501cm" svg:y="17.177cm" svg:viewBox="0 0 843 461" draw:points="0,461 843,461 843,0 0,0">
          <text:p/>
        </draw:polygon>
        <draw:polygon draw:style-name="gr2" draw:text-style-name="P2" draw:layer="layout" svg:width="1.371cm" svg:height="17.037cm" svg:x="10.919cm" svg:y="1.374cm" svg:viewBox="0 0 1372 17038" draw:points="0,17038 1372,17038 1372,0 0,0">
          <text:p/>
        </draw:polygon>
        <draw:line draw:style-name="gr3" draw:text-style-name="P3" draw:layer="layout" svg:x1="10.919cm" svg:y1="15.151cm" svg:x2="12.29cm" svg:y2="15.151cm">
          <text:p/>
        </draw:line>
        <draw:line draw:style-name="gr3" draw:text-style-name="P3" draw:layer="layout" svg:x1="10.919cm" svg:y1="10.178cm" svg:x2="12.29cm" svg:y2="10.178cm">
          <text:p/>
        </draw:line>
        <draw:line draw:style-name="gr3" draw:text-style-name="P3" draw:layer="layout" svg:x1="10.919cm" svg:y1="5.206cm" svg:x2="12.29cm" svg:y2="5.206cm">
          <text:p/>
        </draw:line>
        <draw:line draw:style-name="gr3" draw:text-style-name="P3" draw:layer="layout" svg:x1="11.175cm" svg:y1="18.411cm" svg:x2="11.175cm" svg:y2="1.374cm">
          <text:p/>
        </draw:line>
        <draw:line draw:style-name="gr3" draw:text-style-name="P3" draw:layer="layout" svg:x1="11.596cm" svg:y1="18.411cm" svg:x2="11.596cm" svg:y2="1.374cm">
          <text:p/>
        </draw:line>
        <draw:line draw:style-name="gr3" draw:text-style-name="P3" draw:layer="layout" svg:x1="12.017cm" svg:y1="18.411cm" svg:x2="12.017cm" svg:y2="1.374cm">
          <text:p/>
        </draw:line>
        <draw:line draw:style-name="gr4" draw:text-style-name="P3" draw:layer="layout" svg:x1="10.919cm" svg:y1="17.637cm" svg:x2="12.29cm" svg:y2="17.637cm">
          <text:p/>
        </draw:line>
        <draw:line draw:style-name="gr4" draw:text-style-name="P3" draw:layer="layout" svg:x1="10.919cm" svg:y1="12.665cm" svg:x2="12.29cm" svg:y2="12.665cm">
          <text:p/>
        </draw:line>
        <draw:line draw:style-name="gr4" draw:text-style-name="P3" draw:layer="layout" svg:x1="10.919cm" svg:y1="7.692cm" svg:x2="12.29cm" svg:y2="7.692cm">
          <text:p/>
        </draw:line>
        <draw:line draw:style-name="gr4" draw:text-style-name="P3" draw:layer="layout" svg:x1="10.919cm" svg:y1="2.72cm" svg:x2="12.29cm" svg:y2="2.72cm">
          <text:p/>
        </draw:line>
        <draw:line draw:style-name="gr4" draw:text-style-name="P3" draw:layer="layout" svg:x1="10.965cm" svg:y1="18.411cm" svg:x2="10.965cm" svg:y2="1.374cm">
          <text:p/>
        </draw:line>
        <draw:line draw:style-name="gr4" draw:text-style-name="P3" draw:layer="layout" svg:x1="11.385cm" svg:y1="18.411cm" svg:x2="11.385cm" svg:y2="1.374cm">
          <text:p/>
        </draw:line>
        <draw:line draw:style-name="gr4" draw:text-style-name="P3" draw:layer="layout" svg:x1="11.807cm" svg:y1="18.411cm" svg:x2="11.807cm" svg:y2="1.374cm">
          <text:p/>
        </draw:line>
        <draw:line draw:style-name="gr4" draw:text-style-name="P3" draw:layer="layout" svg:x1="12.227cm" svg:y1="18.411cm" svg:x2="12.227cm" svg:y2="1.374cm">
          <text:p/>
        </draw:line>
        <draw:polygon draw:style-name="gr6" draw:text-style-name="P5" draw:layer="layout" svg:width="0.842cm" svg:height="1.541cm" svg:x="11.082cm" svg:y="13.821cm" svg:viewBox="0 0 843 1542" draw:points="0,1542 843,1542 843,0 0,0">
          <text:p/>
        </draw:polygon>
        <draw:polygon draw:style-name="gr9" draw:text-style-name="P8" draw:layer="layout" svg:width="0.842cm" svg:height="2.275cm" svg:x="11.082cm" svg:y="15.362cm" svg:viewBox="0 0 843 2276" draw:points="0,2276 843,2276 843,0 0,0">
          <text:p/>
        </draw:polygon>
        <draw:polygon draw:style-name="gr2" draw:text-style-name="P2" draw:layer="layout" svg:width="1.371cm" svg:height="17.037cm" svg:x="12.483cm" svg:y="1.374cm" svg:viewBox="0 0 1372 17038" draw:points="0,17038 1372,17038 1372,0 0,0">
          <text:p/>
        </draw:polygon>
        <draw:line draw:style-name="gr3" draw:text-style-name="P3" draw:layer="layout" svg:x1="12.483cm" svg:y1="15.151cm" svg:x2="13.854cm" svg:y2="15.151cm">
          <text:p/>
        </draw:line>
        <draw:line draw:style-name="gr3" draw:text-style-name="P3" draw:layer="layout" svg:x1="12.483cm" svg:y1="10.178cm" svg:x2="13.854cm" svg:y2="10.178cm">
          <text:p/>
        </draw:line>
        <draw:line draw:style-name="gr3" draw:text-style-name="P3" draw:layer="layout" svg:x1="12.483cm" svg:y1="5.206cm" svg:x2="13.854cm" svg:y2="5.206cm">
          <text:p/>
        </draw:line>
        <draw:line draw:style-name="gr3" draw:text-style-name="P3" draw:layer="layout" svg:x1="12.739cm" svg:y1="18.411cm" svg:x2="12.739cm" svg:y2="1.374cm">
          <text:p/>
        </draw:line>
        <draw:line draw:style-name="gr3" draw:text-style-name="P3" draw:layer="layout" svg:x1="13.16cm" svg:y1="18.411cm" svg:x2="13.16cm" svg:y2="1.374cm">
          <text:p/>
        </draw:line>
        <draw:line draw:style-name="gr3" draw:text-style-name="P3" draw:layer="layout" svg:x1="13.581cm" svg:y1="18.411cm" svg:x2="13.581cm" svg:y2="1.374cm">
          <text:p/>
        </draw:line>
        <draw:line draw:style-name="gr4" draw:text-style-name="P3" draw:layer="layout" svg:x1="12.483cm" svg:y1="17.637cm" svg:x2="13.854cm" svg:y2="17.637cm">
          <text:p/>
        </draw:line>
        <draw:line draw:style-name="gr4" draw:text-style-name="P3" draw:layer="layout" svg:x1="12.483cm" svg:y1="12.665cm" svg:x2="13.854cm" svg:y2="12.665cm">
          <text:p/>
        </draw:line>
        <draw:line draw:style-name="gr4" draw:text-style-name="P3" draw:layer="layout" svg:x1="12.483cm" svg:y1="7.692cm" svg:x2="13.854cm" svg:y2="7.692cm">
          <text:p/>
        </draw:line>
        <draw:line draw:style-name="gr4" draw:text-style-name="P3" draw:layer="layout" svg:x1="12.483cm" svg:y1="2.72cm" svg:x2="13.854cm" svg:y2="2.72cm">
          <text:p/>
        </draw:line>
        <draw:line draw:style-name="gr4" draw:text-style-name="P3" draw:layer="layout" svg:x1="12.529cm" svg:y1="18.411cm" svg:x2="12.529cm" svg:y2="1.374cm">
          <text:p/>
        </draw:line>
        <draw:line draw:style-name="gr4" draw:text-style-name="P3" draw:layer="layout" svg:x1="12.95cm" svg:y1="18.411cm" svg:x2="12.95cm" svg:y2="1.374cm">
          <text:p/>
        </draw:line>
        <draw:line draw:style-name="gr4" draw:text-style-name="P3" draw:layer="layout" svg:x1="13.371cm" svg:y1="18.411cm" svg:x2="13.371cm" svg:y2="1.374cm">
          <text:p/>
        </draw:line>
        <draw:line draw:style-name="gr4" draw:text-style-name="P3" draw:layer="layout" svg:x1="13.792cm" svg:y1="18.411cm" svg:x2="13.792cm" svg:y2="1.374cm">
          <text:p/>
        </draw:line>
        <draw:polygon draw:style-name="gr6" draw:text-style-name="P5" draw:layer="layout" svg:width="0.842cm" svg:height="1.678cm" svg:x="12.664cm" svg:y="13.373cm" svg:viewBox="0 0 843 1679" draw:points="0,1679 843,1679 843,0 0,0">
          <text:p/>
        </draw:polygon>
        <draw:polygon draw:style-name="gr9" draw:text-style-name="P8" draw:layer="layout" svg:width="0.842cm" svg:height="1.355cm" svg:x="12.664cm" svg:y="15.051cm" svg:viewBox="0 0 843 1356" draw:points="0,1356 843,1356 843,0 0,0">
          <text:p/>
        </draw:polygon>
        <draw:polygon draw:style-name="gr10" draw:text-style-name="P9" draw:layer="layout" svg:width="0.842cm" svg:height="1.231cm" svg:x="12.664cm" svg:y="16.406cm" svg:viewBox="0 0 843 1232" draw:points="0,1232 843,1232 843,0 0,0">
          <text:p/>
        </draw:polygon>
        <draw:polygon draw:style-name="gr2" draw:text-style-name="P2" draw:layer="layout" svg:width="1.371cm" svg:height="17.037cm" svg:x="14.047cm" svg:y="1.374cm" svg:viewBox="0 0 1372 17038" draw:points="0,17038 1372,17038 1372,0 0,0">
          <text:p/>
        </draw:polygon>
        <draw:line draw:style-name="gr3" draw:text-style-name="P3" draw:layer="layout" svg:x1="14.047cm" svg:y1="15.151cm" svg:x2="15.418cm" svg:y2="15.151cm">
          <text:p/>
        </draw:line>
        <draw:line draw:style-name="gr3" draw:text-style-name="P3" draw:layer="layout" svg:x1="14.047cm" svg:y1="10.178cm" svg:x2="15.418cm" svg:y2="10.178cm">
          <text:p/>
        </draw:line>
        <draw:line draw:style-name="gr3" draw:text-style-name="P3" draw:layer="layout" svg:x1="14.047cm" svg:y1="5.206cm" svg:x2="15.418cm" svg:y2="5.206cm">
          <text:p/>
        </draw:line>
        <draw:line draw:style-name="gr3" draw:text-style-name="P3" draw:layer="layout" svg:x1="14.304cm" svg:y1="18.411cm" svg:x2="14.304cm" svg:y2="1.374cm">
          <text:p/>
        </draw:line>
        <draw:line draw:style-name="gr3" draw:text-style-name="P3" draw:layer="layout" svg:x1="14.724cm" svg:y1="18.411cm" svg:x2="14.724cm" svg:y2="1.374cm">
          <text:p/>
        </draw:line>
        <draw:line draw:style-name="gr3" draw:text-style-name="P3" draw:layer="layout" svg:x1="15.146cm" svg:y1="18.411cm" svg:x2="15.146cm" svg:y2="1.374cm">
          <text:p/>
        </draw:line>
        <draw:line draw:style-name="gr4" draw:text-style-name="P3" draw:layer="layout" svg:x1="14.047cm" svg:y1="17.637cm" svg:x2="15.418cm" svg:y2="17.637cm">
          <text:p/>
        </draw:line>
        <draw:line draw:style-name="gr4" draw:text-style-name="P3" draw:layer="layout" svg:x1="14.047cm" svg:y1="12.665cm" svg:x2="15.418cm" svg:y2="12.665cm">
          <text:p/>
        </draw:line>
        <draw:line draw:style-name="gr4" draw:text-style-name="P3" draw:layer="layout" svg:x1="14.047cm" svg:y1="7.692cm" svg:x2="15.418cm" svg:y2="7.692cm">
          <text:p/>
        </draw:line>
        <draw:line draw:style-name="gr4" draw:text-style-name="P3" draw:layer="layout" svg:x1="14.047cm" svg:y1="2.72cm" svg:x2="15.418cm" svg:y2="2.72cm">
          <text:p/>
        </draw:line>
        <draw:line draw:style-name="gr4" draw:text-style-name="P3" draw:layer="layout" svg:x1="14.093cm" svg:y1="18.411cm" svg:x2="14.093cm" svg:y2="1.374cm">
          <text:p/>
        </draw:line>
        <draw:line draw:style-name="gr4" draw:text-style-name="P3" draw:layer="layout" svg:x1="14.514cm" svg:y1="18.411cm" svg:x2="14.514cm" svg:y2="1.374cm">
          <text:p/>
        </draw:line>
        <draw:line draw:style-name="gr4" draw:text-style-name="P3" draw:layer="layout" svg:x1="14.935cm" svg:y1="18.411cm" svg:x2="14.935cm" svg:y2="1.374cm">
          <text:p/>
        </draw:line>
        <draw:line draw:style-name="gr4" draw:text-style-name="P3" draw:layer="layout" svg:x1="15.356cm" svg:y1="18.411cm" svg:x2="15.356cm" svg:y2="1.374cm">
          <text:p/>
        </draw:line>
        <draw:polygon draw:style-name="gr6" draw:text-style-name="P5" draw:layer="layout" svg:width="0.842cm" svg:height="1.828cm" svg:x="14.245cm" svg:y="15.809cm" svg:viewBox="0 0 843 1829" draw:points="0,1829 843,1829 843,0 0,0">
          <text:p/>
        </draw:polygon>
        <draw:polygon draw:style-name="gr2" draw:text-style-name="P2" draw:layer="layout" svg:width="1.371cm" svg:height="17.037cm" svg:x="15.612cm" svg:y="1.374cm" svg:viewBox="0 0 1372 17038" draw:points="0,17038 1372,17038 1372,0 0,0">
          <text:p/>
        </draw:polygon>
        <draw:line draw:style-name="gr3" draw:text-style-name="P3" draw:layer="layout" svg:x1="15.612cm" svg:y1="15.151cm" svg:x2="16.983cm" svg:y2="15.151cm">
          <text:p/>
        </draw:line>
        <draw:line draw:style-name="gr3" draw:text-style-name="P3" draw:layer="layout" svg:x1="15.612cm" svg:y1="10.178cm" svg:x2="16.983cm" svg:y2="10.178cm">
          <text:p/>
        </draw:line>
        <draw:line draw:style-name="gr3" draw:text-style-name="P3" draw:layer="layout" svg:x1="15.612cm" svg:y1="5.206cm" svg:x2="16.983cm" svg:y2="5.206cm">
          <text:p/>
        </draw:line>
        <draw:line draw:style-name="gr3" draw:text-style-name="P3" draw:layer="layout" svg:x1="15.868cm" svg:y1="18.411cm" svg:x2="15.868cm" svg:y2="1.374cm">
          <text:p/>
        </draw:line>
        <draw:line draw:style-name="gr3" draw:text-style-name="P3" draw:layer="layout" svg:x1="16.289cm" svg:y1="18.411cm" svg:x2="16.289cm" svg:y2="1.374cm">
          <text:p/>
        </draw:line>
        <draw:line draw:style-name="gr3" draw:text-style-name="P3" draw:layer="layout" svg:x1="16.71cm" svg:y1="18.411cm" svg:x2="16.71cm" svg:y2="1.374cm">
          <text:p/>
        </draw:line>
        <draw:line draw:style-name="gr4" draw:text-style-name="P3" draw:layer="layout" svg:x1="15.612cm" svg:y1="17.637cm" svg:x2="16.983cm" svg:y2="17.637cm">
          <text:p/>
        </draw:line>
        <draw:line draw:style-name="gr4" draw:text-style-name="P3" draw:layer="layout" svg:x1="15.612cm" svg:y1="12.665cm" svg:x2="16.983cm" svg:y2="12.665cm">
          <text:p/>
        </draw:line>
        <draw:line draw:style-name="gr4" draw:text-style-name="P3" draw:layer="layout" svg:x1="15.612cm" svg:y1="7.692cm" svg:x2="16.983cm" svg:y2="7.692cm">
          <text:p/>
        </draw:line>
        <draw:line draw:style-name="gr4" draw:text-style-name="P3" draw:layer="layout" svg:x1="15.612cm" svg:y1="2.72cm" svg:x2="16.983cm" svg:y2="2.72cm">
          <text:p/>
        </draw:line>
        <draw:line draw:style-name="gr4" draw:text-style-name="P3" draw:layer="layout" svg:x1="15.657cm" svg:y1="18.411cm" svg:x2="15.657cm" svg:y2="1.374cm">
          <text:p/>
        </draw:line>
        <draw:line draw:style-name="gr4" draw:text-style-name="P3" draw:layer="layout" svg:x1="16.078cm" svg:y1="18.411cm" svg:x2="16.078cm" svg:y2="1.374cm">
          <text:p/>
        </draw:line>
        <draw:line draw:style-name="gr4" draw:text-style-name="P3" draw:layer="layout" svg:x1="16.499cm" svg:y1="18.411cm" svg:x2="16.499cm" svg:y2="1.374cm">
          <text:p/>
        </draw:line>
        <draw:line draw:style-name="gr4" draw:text-style-name="P3" draw:layer="layout" svg:x1="16.92cm" svg:y1="18.411cm" svg:x2="16.92cm" svg:y2="1.374cm">
          <text:p/>
        </draw:line>
        <draw:polygon draw:style-name="gr6" draw:text-style-name="P5" draw:layer="layout" svg:width="0.843cm" svg:height="1.853cm" svg:x="15.825cm" svg:y="13.696cm" svg:viewBox="0 0 844 1854" draw:points="0,1854 844,1854 844,0 0,0">
          <text:p/>
        </draw:polygon>
        <draw:polygon draw:style-name="gr9" draw:text-style-name="P8" draw:layer="layout" svg:width="0.843cm" svg:height="1.106cm" svg:x="15.825cm" svg:y="15.549cm" svg:viewBox="0 0 844 1107" draw:points="0,1107 844,1107 844,0 0,0">
          <text:p/>
        </draw:polygon>
        <draw:polygon draw:style-name="gr10" draw:text-style-name="P9" draw:layer="layout" svg:width="0.843cm" svg:height="0.983cm" svg:x="15.825cm" svg:y="16.654cm" svg:viewBox="0 0 844 984" draw:points="0,984 844,984 844,0 0,0">
          <text:p/>
        </draw:polygon>
        <draw:polygon draw:style-name="gr2" draw:text-style-name="P2" draw:layer="layout" svg:width="1.371cm" svg:height="17.037cm" svg:x="17.176cm" svg:y="1.374cm" svg:viewBox="0 0 1372 17038" draw:points="0,17038 1372,17038 1372,0 0,0">
          <text:p/>
        </draw:polygon>
        <draw:line draw:style-name="gr3" draw:text-style-name="P3" draw:layer="layout" svg:x1="17.176cm" svg:y1="15.151cm" svg:x2="18.547cm" svg:y2="15.151cm">
          <text:p/>
        </draw:line>
        <draw:line draw:style-name="gr3" draw:text-style-name="P3" draw:layer="layout" svg:x1="17.176cm" svg:y1="10.178cm" svg:x2="18.547cm" svg:y2="10.178cm">
          <text:p/>
        </draw:line>
        <draw:line draw:style-name="gr3" draw:text-style-name="P3" draw:layer="layout" svg:x1="17.176cm" svg:y1="5.206cm" svg:x2="18.547cm" svg:y2="5.206cm">
          <text:p/>
        </draw:line>
        <draw:line draw:style-name="gr3" draw:text-style-name="P3" draw:layer="layout" svg:x1="17.432cm" svg:y1="18.411cm" svg:x2="17.432cm" svg:y2="1.374cm">
          <text:p/>
        </draw:line>
        <draw:line draw:style-name="gr3" draw:text-style-name="P3" draw:layer="layout" svg:x1="17.853cm" svg:y1="18.411cm" svg:x2="17.853cm" svg:y2="1.374cm">
          <text:p/>
        </draw:line>
        <draw:line draw:style-name="gr3" draw:text-style-name="P3" draw:layer="layout" svg:x1="18.274cm" svg:y1="18.411cm" svg:x2="18.274cm" svg:y2="1.374cm">
          <text:p/>
        </draw:line>
        <draw:line draw:style-name="gr4" draw:text-style-name="P3" draw:layer="layout" svg:x1="17.176cm" svg:y1="17.637cm" svg:x2="18.547cm" svg:y2="17.637cm">
          <text:p/>
        </draw:line>
        <draw:line draw:style-name="gr4" draw:text-style-name="P3" draw:layer="layout" svg:x1="17.176cm" svg:y1="12.665cm" svg:x2="18.547cm" svg:y2="12.665cm">
          <text:p/>
        </draw:line>
        <draw:line draw:style-name="gr4" draw:text-style-name="P3" draw:layer="layout" svg:x1="17.176cm" svg:y1="7.692cm" svg:x2="18.547cm" svg:y2="7.692cm">
          <text:p/>
        </draw:line>
        <draw:line draw:style-name="gr4" draw:text-style-name="P3" draw:layer="layout" svg:x1="17.176cm" svg:y1="2.72cm" svg:x2="18.547cm" svg:y2="2.72cm">
          <text:p/>
        </draw:line>
        <draw:line draw:style-name="gr4" draw:text-style-name="P3" draw:layer="layout" svg:x1="17.221cm" svg:y1="18.411cm" svg:x2="17.221cm" svg:y2="1.374cm">
          <text:p/>
        </draw:line>
        <draw:line draw:style-name="gr4" draw:text-style-name="P3" draw:layer="layout" svg:x1="17.643cm" svg:y1="18.411cm" svg:x2="17.643cm" svg:y2="1.374cm">
          <text:p/>
        </draw:line>
        <draw:line draw:style-name="gr4" draw:text-style-name="P3" draw:layer="layout" svg:x1="18.063cm" svg:y1="18.411cm" svg:x2="18.063cm" svg:y2="1.374cm">
          <text:p/>
        </draw:line>
        <draw:line draw:style-name="gr4" draw:text-style-name="P3" draw:layer="layout" svg:x1="18.485cm" svg:y1="18.411cm" svg:x2="18.485cm" svg:y2="1.374cm">
          <text:p/>
        </draw:line>
        <draw:polygon draw:style-name="gr6" draw:text-style-name="P5" draw:layer="layout" svg:width="0.842cm" svg:height="9.646cm" svg:x="17.407cm" svg:y="2.148cm" svg:viewBox="0 0 843 9647" draw:points="0,9647 843,9647 843,0 0,0">
          <text:p/>
        </draw:polygon>
        <draw:polygon draw:style-name="gr11" draw:text-style-name="P10" draw:layer="layout" svg:width="0.842cm" svg:height="5.781cm" svg:x="17.407cm" svg:y="11.794cm" svg:viewBox="0 0 843 5782" draw:points="0,5782 843,5782 843,0 0,0">
          <text:p/>
        </draw:polygon>
        <draw:polygon draw:style-name="gr10" draw:text-style-name="P9" draw:layer="layout" svg:width="0.842cm" svg:height="0.062cm" svg:x="17.407cm" svg:y="17.575cm" svg:viewBox="0 0 843 63" draw:points="0,63 843,63 843,0 0,0">
          <text:p/>
        </draw:polygon>
        <draw:polygon draw:style-name="gr2" draw:text-style-name="P2" draw:layer="layout" svg:width="1.371cm" svg:height="17.037cm" svg:x="18.74cm" svg:y="1.374cm" svg:viewBox="0 0 1372 17038" draw:points="0,17038 1372,17038 1372,0 0,0">
          <text:p/>
        </draw:polygon>
        <draw:line draw:style-name="gr3" draw:text-style-name="P3" draw:layer="layout" svg:x1="18.74cm" svg:y1="15.151cm" svg:x2="20.111cm" svg:y2="15.151cm">
          <text:p/>
        </draw:line>
        <draw:line draw:style-name="gr3" draw:text-style-name="P3" draw:layer="layout" svg:x1="18.74cm" svg:y1="10.178cm" svg:x2="20.111cm" svg:y2="10.178cm">
          <text:p/>
        </draw:line>
        <draw:line draw:style-name="gr3" draw:text-style-name="P3" draw:layer="layout" svg:x1="18.74cm" svg:y1="5.206cm" svg:x2="20.111cm" svg:y2="5.206cm">
          <text:p/>
        </draw:line>
        <draw:line draw:style-name="gr3" draw:text-style-name="P3" draw:layer="layout" svg:x1="18.996cm" svg:y1="18.411cm" svg:x2="18.996cm" svg:y2="1.374cm">
          <text:p/>
        </draw:line>
        <draw:line draw:style-name="gr3" draw:text-style-name="P3" draw:layer="layout" svg:x1="19.417cm" svg:y1="18.411cm" svg:x2="19.417cm" svg:y2="1.374cm">
          <text:p/>
        </draw:line>
        <draw:line draw:style-name="gr3" draw:text-style-name="P3" draw:layer="layout" svg:x1="19.838cm" svg:y1="18.411cm" svg:x2="19.838cm" svg:y2="1.374cm">
          <text:p/>
        </draw:line>
        <draw:line draw:style-name="gr4" draw:text-style-name="P3" draw:layer="layout" svg:x1="18.74cm" svg:y1="17.637cm" svg:x2="20.111cm" svg:y2="17.637cm">
          <text:p/>
        </draw:line>
        <draw:line draw:style-name="gr4" draw:text-style-name="P3" draw:layer="layout" svg:x1="18.74cm" svg:y1="12.665cm" svg:x2="20.111cm" svg:y2="12.665cm">
          <text:p/>
        </draw:line>
        <draw:line draw:style-name="gr4" draw:text-style-name="P3" draw:layer="layout" svg:x1="18.74cm" svg:y1="7.692cm" svg:x2="20.111cm" svg:y2="7.692cm">
          <text:p/>
        </draw:line>
        <draw:line draw:style-name="gr4" draw:text-style-name="P3" draw:layer="layout" svg:x1="18.74cm" svg:y1="2.72cm" svg:x2="20.111cm" svg:y2="2.72cm">
          <text:p/>
        </draw:line>
        <draw:line draw:style-name="gr4" draw:text-style-name="P3" draw:layer="layout" svg:x1="18.786cm" svg:y1="18.411cm" svg:x2="18.786cm" svg:y2="1.374cm">
          <text:p/>
        </draw:line>
        <draw:line draw:style-name="gr4" draw:text-style-name="P3" draw:layer="layout" svg:x1="19.207cm" svg:y1="18.411cm" svg:x2="19.207cm" svg:y2="1.374cm">
          <text:p/>
        </draw:line>
        <draw:line draw:style-name="gr4" draw:text-style-name="P3" draw:layer="layout" svg:x1="19.628cm" svg:y1="18.411cm" svg:x2="19.628cm" svg:y2="1.374cm">
          <text:p/>
        </draw:line>
        <draw:line draw:style-name="gr4" draw:text-style-name="P3" draw:layer="layout" svg:x1="20.049cm" svg:y1="18.411cm" svg:x2="20.049cm" svg:y2="1.374cm">
          <text:p/>
        </draw:line>
        <draw:polygon draw:style-name="gr8" draw:text-style-name="P7" draw:layer="layout" svg:width="0.842cm" svg:height="2.35cm" svg:x="18.988cm" svg:y="3.453cm" svg:viewBox="0 0 843 2351" draw:points="0,2351 843,2351 843,0 0,0">
          <text:p/>
        </draw:polygon>
        <draw:polygon draw:style-name="gr6" draw:text-style-name="P5" draw:layer="layout" svg:width="0.842cm" svg:height="7.62cm" svg:x="18.988cm" svg:y="5.803cm" svg:viewBox="0 0 843 7621" draw:points="0,7621 843,7621 843,0 0,0">
          <text:p/>
        </draw:polygon>
        <draw:polygon draw:style-name="gr11" draw:text-style-name="P10" draw:layer="layout" svg:width="0.842cm" svg:height="4.214cm" svg:x="18.988cm" svg:y="13.423cm" svg:viewBox="0 0 843 4215" draw:points="0,4215 843,4215 843,0 0,0">
          <text:p/>
        </draw:polygon>
        <draw:polygon draw:style-name="gr2" draw:text-style-name="P2" draw:layer="layout" svg:width="1.371cm" svg:height="17.037cm" svg:x="20.304cm" svg:y="1.374cm" svg:viewBox="0 0 1372 17038" draw:points="0,17038 1372,17038 1372,0 0,0">
          <text:p/>
        </draw:polygon>
        <draw:line draw:style-name="gr3" draw:text-style-name="P3" draw:layer="layout" svg:x1="20.304cm" svg:y1="15.151cm" svg:x2="21.675cm" svg:y2="15.151cm">
          <text:p/>
        </draw:line>
        <draw:line draw:style-name="gr3" draw:text-style-name="P3" draw:layer="layout" svg:x1="20.304cm" svg:y1="10.178cm" svg:x2="21.675cm" svg:y2="10.178cm">
          <text:p/>
        </draw:line>
        <draw:line draw:style-name="gr3" draw:text-style-name="P3" draw:layer="layout" svg:x1="20.304cm" svg:y1="5.206cm" svg:x2="21.675cm" svg:y2="5.206cm">
          <text:p/>
        </draw:line>
        <draw:line draw:style-name="gr3" draw:text-style-name="P3" draw:layer="layout" svg:x1="20.56cm" svg:y1="18.411cm" svg:x2="20.56cm" svg:y2="1.374cm">
          <text:p/>
        </draw:line>
        <draw:line draw:style-name="gr3" draw:text-style-name="P3" draw:layer="layout" svg:x1="20.981cm" svg:y1="18.411cm" svg:x2="20.981cm" svg:y2="1.374cm">
          <text:p/>
        </draw:line>
        <draw:line draw:style-name="gr3" draw:text-style-name="P3" draw:layer="layout" svg:x1="21.403cm" svg:y1="18.411cm" svg:x2="21.403cm" svg:y2="1.374cm">
          <text:p/>
        </draw:line>
        <draw:line draw:style-name="gr4" draw:text-style-name="P3" draw:layer="layout" svg:x1="20.304cm" svg:y1="17.637cm" svg:x2="21.675cm" svg:y2="17.637cm">
          <text:p/>
        </draw:line>
        <draw:line draw:style-name="gr4" draw:text-style-name="P3" draw:layer="layout" svg:x1="20.304cm" svg:y1="12.665cm" svg:x2="21.675cm" svg:y2="12.665cm">
          <text:p/>
        </draw:line>
        <draw:line draw:style-name="gr4" draw:text-style-name="P3" draw:layer="layout" svg:x1="20.304cm" svg:y1="7.692cm" svg:x2="21.675cm" svg:y2="7.692cm">
          <text:p/>
        </draw:line>
        <draw:line draw:style-name="gr4" draw:text-style-name="P3" draw:layer="layout" svg:x1="20.304cm" svg:y1="2.72cm" svg:x2="21.675cm" svg:y2="2.72cm">
          <text:p/>
        </draw:line>
        <draw:line draw:style-name="gr4" draw:text-style-name="P3" draw:layer="layout" svg:x1="20.35cm" svg:y1="18.411cm" svg:x2="20.35cm" svg:y2="1.374cm">
          <text:p/>
        </draw:line>
        <draw:line draw:style-name="gr4" draw:text-style-name="P3" draw:layer="layout" svg:x1="20.771cm" svg:y1="18.411cm" svg:x2="20.771cm" svg:y2="1.374cm">
          <text:p/>
        </draw:line>
        <draw:line draw:style-name="gr4" draw:text-style-name="P3" draw:layer="layout" svg:x1="21.192cm" svg:y1="18.411cm" svg:x2="21.192cm" svg:y2="1.374cm">
          <text:p/>
        </draw:line>
        <draw:line draw:style-name="gr4" draw:text-style-name="P3" draw:layer="layout" svg:x1="21.613cm" svg:y1="18.411cm" svg:x2="21.613cm" svg:y2="1.374cm">
          <text:p/>
        </draw:line>
        <draw:polygon draw:style-name="gr6" draw:text-style-name="P5" draw:layer="layout" svg:width="0.842cm" svg:height="3.008cm" svg:x="20.569cm" svg:y="11.906cm" svg:viewBox="0 0 843 3009" draw:points="0,3009 843,3009 843,0 0,0">
          <text:p/>
        </draw:polygon>
        <draw:polygon draw:style-name="gr12" draw:text-style-name="P11" draw:layer="layout" svg:width="0.842cm" svg:height="2.723cm" svg:x="20.569cm" svg:y="14.914cm" svg:viewBox="0 0 843 2724" draw:points="0,2724 843,2724 843,0 0,0">
          <text:p/>
        </draw:polygon>
        <draw:polygon draw:style-name="gr2" draw:text-style-name="P2" draw:layer="layout" svg:width="1.37cm" svg:height="17.037cm" svg:x="21.869cm" svg:y="1.374cm" svg:viewBox="0 0 1371 17038" draw:points="0,17038 1371,17038 1371,0 0,0">
          <text:p/>
        </draw:polygon>
        <draw:line draw:style-name="gr3" draw:text-style-name="P3" draw:layer="layout" svg:x1="21.869cm" svg:y1="15.151cm" svg:x2="23.239cm" svg:y2="15.151cm">
          <text:p/>
        </draw:line>
        <draw:line draw:style-name="gr3" draw:text-style-name="P3" draw:layer="layout" svg:x1="21.869cm" svg:y1="10.178cm" svg:x2="23.239cm" svg:y2="10.178cm">
          <text:p/>
        </draw:line>
        <draw:line draw:style-name="gr3" draw:text-style-name="P3" draw:layer="layout" svg:x1="21.869cm" svg:y1="5.206cm" svg:x2="23.239cm" svg:y2="5.206cm">
          <text:p/>
        </draw:line>
        <draw:line draw:style-name="gr3" draw:text-style-name="P3" draw:layer="layout" svg:x1="22.125cm" svg:y1="18.411cm" svg:x2="22.125cm" svg:y2="1.374cm">
          <text:p/>
        </draw:line>
        <draw:line draw:style-name="gr3" draw:text-style-name="P3" draw:layer="layout" svg:x1="22.546cm" svg:y1="18.411cm" svg:x2="22.546cm" svg:y2="1.374cm">
          <text:p/>
        </draw:line>
        <draw:line draw:style-name="gr3" draw:text-style-name="P3" draw:layer="layout" svg:x1="22.967cm" svg:y1="18.411cm" svg:x2="22.967cm" svg:y2="1.374cm">
          <text:p/>
        </draw:line>
        <draw:line draw:style-name="gr4" draw:text-style-name="P3" draw:layer="layout" svg:x1="21.869cm" svg:y1="17.637cm" svg:x2="23.239cm" svg:y2="17.637cm">
          <text:p/>
        </draw:line>
        <draw:line draw:style-name="gr4" draw:text-style-name="P3" draw:layer="layout" svg:x1="21.869cm" svg:y1="12.665cm" svg:x2="23.239cm" svg:y2="12.665cm">
          <text:p/>
        </draw:line>
        <draw:line draw:style-name="gr4" draw:text-style-name="P3" draw:layer="layout" svg:x1="21.869cm" svg:y1="7.692cm" svg:x2="23.239cm" svg:y2="7.692cm">
          <text:p/>
        </draw:line>
        <draw:line draw:style-name="gr4" draw:text-style-name="P3" draw:layer="layout" svg:x1="21.869cm" svg:y1="2.72cm" svg:x2="23.239cm" svg:y2="2.72cm">
          <text:p/>
        </draw:line>
        <draw:line draw:style-name="gr4" draw:text-style-name="P3" draw:layer="layout" svg:x1="21.914cm" svg:y1="18.411cm" svg:x2="21.914cm" svg:y2="1.374cm">
          <text:p/>
        </draw:line>
        <draw:line draw:style-name="gr4" draw:text-style-name="P3" draw:layer="layout" svg:x1="22.335cm" svg:y1="18.411cm" svg:x2="22.335cm" svg:y2="1.374cm">
          <text:p/>
        </draw:line>
        <draw:line draw:style-name="gr4" draw:text-style-name="P3" draw:layer="layout" svg:x1="22.756cm" svg:y1="18.411cm" svg:x2="22.756cm" svg:y2="1.374cm">
          <text:p/>
        </draw:line>
        <draw:line draw:style-name="gr4" draw:text-style-name="P3" draw:layer="layout" svg:x1="23.177cm" svg:y1="18.411cm" svg:x2="23.177cm" svg:y2="1.374cm">
          <text:p/>
        </draw:line>
        <draw:polygon draw:style-name="gr6" draw:text-style-name="P5" draw:layer="layout" svg:width="0.842cm" svg:height="4.139cm" svg:x="22.15cm" svg:y="8.09cm" svg:viewBox="0 0 843 4140" draw:points="0,4140 843,4140 843,0 0,0">
          <text:p/>
        </draw:polygon>
        <draw:polygon draw:style-name="gr11" draw:text-style-name="P10" draw:layer="layout" svg:width="0.842cm" svg:height="3.12cm" svg:x="22.15cm" svg:y="12.23cm" svg:viewBox="0 0 843 3121" draw:points="0,3121 843,3121 843,0 0,0">
          <text:p/>
        </draw:polygon>
        <draw:polygon draw:style-name="gr12" draw:text-style-name="P11" draw:layer="layout" svg:width="0.842cm" svg:height="2.288cm" svg:x="22.15cm" svg:y="15.349cm" svg:viewBox="0 0 843 2289" draw:points="0,2289 843,2289 843,0 0,0">
          <text:p/>
        </draw:polygon>
        <draw:polygon draw:style-name="gr2" draw:text-style-name="P2" draw:layer="layout" svg:width="1.371cm" svg:height="17.037cm" svg:x="23.433cm" svg:y="1.374cm" svg:viewBox="0 0 1372 17038" draw:points="0,17038 1372,17038 1372,0 0,0">
          <text:p/>
        </draw:polygon>
        <draw:line draw:style-name="gr3" draw:text-style-name="P3" draw:layer="layout" svg:x1="23.433cm" svg:y1="15.151cm" svg:x2="24.804cm" svg:y2="15.151cm">
          <text:p/>
        </draw:line>
        <draw:line draw:style-name="gr3" draw:text-style-name="P3" draw:layer="layout" svg:x1="23.433cm" svg:y1="10.178cm" svg:x2="24.804cm" svg:y2="10.178cm">
          <text:p/>
        </draw:line>
        <draw:line draw:style-name="gr3" draw:text-style-name="P3" draw:layer="layout" svg:x1="23.433cm" svg:y1="5.206cm" svg:x2="24.804cm" svg:y2="5.206cm">
          <text:p/>
        </draw:line>
        <draw:line draw:style-name="gr3" draw:text-style-name="P3" draw:layer="layout" svg:x1="23.689cm" svg:y1="18.411cm" svg:x2="23.689cm" svg:y2="1.374cm">
          <text:p/>
        </draw:line>
        <draw:line draw:style-name="gr3" draw:text-style-name="P3" draw:layer="layout" svg:x1="24.11cm" svg:y1="18.411cm" svg:x2="24.11cm" svg:y2="1.374cm">
          <text:p/>
        </draw:line>
        <draw:line draw:style-name="gr3" draw:text-style-name="P3" draw:layer="layout" svg:x1="24.531cm" svg:y1="18.411cm" svg:x2="24.531cm" svg:y2="1.374cm">
          <text:p/>
        </draw:line>
        <draw:line draw:style-name="gr4" draw:text-style-name="P3" draw:layer="layout" svg:x1="23.433cm" svg:y1="17.637cm" svg:x2="24.804cm" svg:y2="17.637cm">
          <text:p/>
        </draw:line>
        <draw:line draw:style-name="gr4" draw:text-style-name="P3" draw:layer="layout" svg:x1="23.433cm" svg:y1="12.665cm" svg:x2="24.804cm" svg:y2="12.665cm">
          <text:p/>
        </draw:line>
        <draw:line draw:style-name="gr4" draw:text-style-name="P3" draw:layer="layout" svg:x1="23.433cm" svg:y1="7.692cm" svg:x2="24.804cm" svg:y2="7.692cm">
          <text:p/>
        </draw:line>
        <draw:line draw:style-name="gr4" draw:text-style-name="P3" draw:layer="layout" svg:x1="23.433cm" svg:y1="2.72cm" svg:x2="24.804cm" svg:y2="2.72cm">
          <text:p/>
        </draw:line>
        <draw:line draw:style-name="gr4" draw:text-style-name="P3" draw:layer="layout" svg:x1="23.478cm" svg:y1="18.411cm" svg:x2="23.478cm" svg:y2="1.374cm">
          <text:p/>
        </draw:line>
        <draw:line draw:style-name="gr4" draw:text-style-name="P3" draw:layer="layout" svg:x1="23.899cm" svg:y1="18.411cm" svg:x2="23.899cm" svg:y2="1.374cm">
          <text:p/>
        </draw:line>
        <draw:line draw:style-name="gr4" draw:text-style-name="P3" draw:layer="layout" svg:x1="24.32cm" svg:y1="18.411cm" svg:x2="24.32cm" svg:y2="1.374cm">
          <text:p/>
        </draw:line>
        <draw:line draw:style-name="gr4" draw:text-style-name="P3" draw:layer="layout" svg:x1="24.742cm" svg:y1="18.411cm" svg:x2="24.742cm" svg:y2="1.374cm">
          <text:p/>
        </draw:line>
        <draw:polygon draw:style-name="gr6" draw:text-style-name="P5" draw:layer="layout" svg:width="0.842cm" svg:height="3.058cm" svg:x="23.731cm" svg:y="12.018cm" svg:viewBox="0 0 843 3059" draw:points="0,3059 843,3059 843,0 0,0">
          <text:p/>
        </draw:polygon>
        <draw:polygon draw:style-name="gr11" draw:text-style-name="P10" draw:layer="layout" svg:width="0.842cm" svg:height="2.561cm" svg:x="23.731cm" svg:y="15.076cm" svg:viewBox="0 0 843 2562" draw:points="0,2562 843,2562 843,0 0,0">
          <text:p/>
        </draw:polygon>
        <draw:polygon draw:style-name="gr2" draw:text-style-name="P2" draw:layer="layout" svg:width="1.371cm" svg:height="17.037cm" svg:x="24.997cm" svg:y="1.374cm" svg:viewBox="0 0 1372 17038" draw:points="0,17038 1372,17038 1372,0 0,0">
          <text:p/>
        </draw:polygon>
        <draw:line draw:style-name="gr3" draw:text-style-name="P3" draw:layer="layout" svg:x1="24.997cm" svg:y1="15.151cm" svg:x2="26.368cm" svg:y2="15.151cm">
          <text:p/>
        </draw:line>
        <draw:line draw:style-name="gr3" draw:text-style-name="P3" draw:layer="layout" svg:x1="24.997cm" svg:y1="10.178cm" svg:x2="26.368cm" svg:y2="10.178cm">
          <text:p/>
        </draw:line>
        <draw:line draw:style-name="gr3" draw:text-style-name="P3" draw:layer="layout" svg:x1="24.997cm" svg:y1="5.206cm" svg:x2="26.368cm" svg:y2="5.206cm">
          <text:p/>
        </draw:line>
        <draw:line draw:style-name="gr3" draw:text-style-name="P3" draw:layer="layout" svg:x1="25.253cm" svg:y1="18.411cm" svg:x2="25.253cm" svg:y2="1.374cm">
          <text:p/>
        </draw:line>
        <draw:line draw:style-name="gr3" draw:text-style-name="P3" draw:layer="layout" svg:x1="25.674cm" svg:y1="18.411cm" svg:x2="25.674cm" svg:y2="1.374cm">
          <text:p/>
        </draw:line>
        <draw:line draw:style-name="gr3" draw:text-style-name="P3" draw:layer="layout" svg:x1="26.095cm" svg:y1="18.411cm" svg:x2="26.095cm" svg:y2="1.374cm">
          <text:p/>
        </draw:line>
        <draw:line draw:style-name="gr4" draw:text-style-name="P3" draw:layer="layout" svg:x1="24.997cm" svg:y1="17.637cm" svg:x2="26.368cm" svg:y2="17.637cm">
          <text:p/>
        </draw:line>
        <draw:line draw:style-name="gr4" draw:text-style-name="P3" draw:layer="layout" svg:x1="24.997cm" svg:y1="12.665cm" svg:x2="26.368cm" svg:y2="12.665cm">
          <text:p/>
        </draw:line>
        <draw:line draw:style-name="gr4" draw:text-style-name="P3" draw:layer="layout" svg:x1="24.997cm" svg:y1="7.692cm" svg:x2="26.368cm" svg:y2="7.692cm">
          <text:p/>
        </draw:line>
        <draw:line draw:style-name="gr4" draw:text-style-name="P3" draw:layer="layout" svg:x1="24.997cm" svg:y1="2.72cm" svg:x2="26.368cm" svg:y2="2.72cm">
          <text:p/>
        </draw:line>
        <draw:line draw:style-name="gr4" draw:text-style-name="P3" draw:layer="layout" svg:x1="25.042cm" svg:y1="18.411cm" svg:x2="25.042cm" svg:y2="1.374cm">
          <text:p/>
        </draw:line>
        <draw:line draw:style-name="gr4" draw:text-style-name="P3" draw:layer="layout" svg:x1="25.464cm" svg:y1="18.411cm" svg:x2="25.464cm" svg:y2="1.374cm">
          <text:p/>
        </draw:line>
        <draw:line draw:style-name="gr4" draw:text-style-name="P3" draw:layer="layout" svg:x1="25.885cm" svg:y1="18.411cm" svg:x2="25.885cm" svg:y2="1.374cm">
          <text:p/>
        </draw:line>
        <draw:line draw:style-name="gr4" draw:text-style-name="P3" draw:layer="layout" svg:x1="26.306cm" svg:y1="18.411cm" svg:x2="26.306cm" svg:y2="1.374cm">
          <text:p/>
        </draw:line>
        <draw:polygon draw:style-name="gr6" draw:text-style-name="P5" draw:layer="layout" svg:width="0.842cm" svg:height="1.703cm" svg:x="25.312cm" svg:y="15.934cm" svg:viewBox="0 0 843 1704" draw:points="0,1704 843,1704 843,0 0,0">
          <text:p/>
        </draw:polygon>
        <draw:polygon draw:style-name="gr2" draw:text-style-name="P2" draw:layer="layout" svg:width="1.371cm" svg:height="17.037cm" svg:x="26.561cm" svg:y="1.374cm" svg:viewBox="0 0 1372 17038" draw:points="0,17038 1372,17038 1372,0 0,0">
          <text:p/>
        </draw:polygon>
        <draw:line draw:style-name="gr3" draw:text-style-name="P3" draw:layer="layout" svg:x1="26.561cm" svg:y1="15.151cm" svg:x2="27.932cm" svg:y2="15.151cm">
          <text:p/>
        </draw:line>
        <draw:line draw:style-name="gr3" draw:text-style-name="P3" draw:layer="layout" svg:x1="26.561cm" svg:y1="10.178cm" svg:x2="27.932cm" svg:y2="10.178cm">
          <text:p/>
        </draw:line>
        <draw:line draw:style-name="gr3" draw:text-style-name="P3" draw:layer="layout" svg:x1="26.561cm" svg:y1="5.206cm" svg:x2="27.932cm" svg:y2="5.206cm">
          <text:p/>
        </draw:line>
        <draw:line draw:style-name="gr3" draw:text-style-name="P3" draw:layer="layout" svg:x1="26.817cm" svg:y1="18.411cm" svg:x2="26.817cm" svg:y2="1.374cm">
          <text:p/>
        </draw:line>
        <draw:line draw:style-name="gr3" draw:text-style-name="P3" draw:layer="layout" svg:x1="27.239cm" svg:y1="18.411cm" svg:x2="27.239cm" svg:y2="1.374cm">
          <text:p/>
        </draw:line>
        <draw:line draw:style-name="gr3" draw:text-style-name="P3" draw:layer="layout" svg:x1="27.659cm" svg:y1="18.411cm" svg:x2="27.659cm" svg:y2="1.374cm">
          <text:p/>
        </draw:line>
        <draw:line draw:style-name="gr4" draw:text-style-name="P3" draw:layer="layout" svg:x1="26.561cm" svg:y1="17.637cm" svg:x2="27.932cm" svg:y2="17.637cm">
          <text:p/>
        </draw:line>
        <draw:line draw:style-name="gr4" draw:text-style-name="P3" draw:layer="layout" svg:x1="26.561cm" svg:y1="12.665cm" svg:x2="27.932cm" svg:y2="12.665cm">
          <text:p/>
        </draw:line>
        <draw:line draw:style-name="gr4" draw:text-style-name="P3" draw:layer="layout" svg:x1="26.561cm" svg:y1="7.692cm" svg:x2="27.932cm" svg:y2="7.692cm">
          <text:p/>
        </draw:line>
        <draw:line draw:style-name="gr4" draw:text-style-name="P3" draw:layer="layout" svg:x1="26.561cm" svg:y1="2.72cm" svg:x2="27.932cm" svg:y2="2.72cm">
          <text:p/>
        </draw:line>
        <draw:line draw:style-name="gr4" draw:text-style-name="P3" draw:layer="layout" svg:x1="26.607cm" svg:y1="18.411cm" svg:x2="26.607cm" svg:y2="1.374cm">
          <text:p/>
        </draw:line>
        <draw:line draw:style-name="gr4" draw:text-style-name="P3" draw:layer="layout" svg:x1="27.028cm" svg:y1="18.411cm" svg:x2="27.028cm" svg:y2="1.374cm">
          <text:p/>
        </draw:line>
        <draw:line draw:style-name="gr4" draw:text-style-name="P3" draw:layer="layout" svg:x1="27.449cm" svg:y1="18.411cm" svg:x2="27.449cm" svg:y2="1.374cm">
          <text:p/>
        </draw:line>
        <draw:line draw:style-name="gr4" draw:text-style-name="P3" draw:layer="layout" svg:x1="27.87cm" svg:y1="18.411cm" svg:x2="27.87cm" svg:y2="1.374cm">
          <text:p/>
        </draw:line>
        <draw:polygon draw:style-name="gr6" draw:text-style-name="P5" draw:layer="layout" svg:width="0.842cm" svg:height="1.479cm" svg:x="26.893cm" svg:y="14.355cm" svg:viewBox="0 0 843 1480" draw:points="0,1480 843,1480 843,0 0,0">
          <text:p/>
        </draw:polygon>
        <draw:polygon draw:style-name="gr11" draw:text-style-name="P10" draw:layer="layout" svg:width="0.842cm" svg:height="1.803cm" svg:x="26.893cm" svg:y="15.834cm" svg:viewBox="0 0 843 1804" draw:points="0,1804 843,1804 843,0 0,0">
          <text:p/>
        </draw:polygon>
        <draw:polygon draw:style-name="gr2" draw:text-style-name="P2" draw:layer="layout" svg:width="1.371cm" svg:height="17.037cm" svg:x="28.126cm" svg:y="1.374cm" svg:viewBox="0 0 1372 17038" draw:points="0,17038 1372,17038 1372,0 0,0">
          <text:p/>
        </draw:polygon>
        <draw:line draw:style-name="gr3" draw:text-style-name="P3" draw:layer="layout" svg:x1="28.126cm" svg:y1="15.151cm" svg:x2="29.497cm" svg:y2="15.151cm">
          <text:p/>
        </draw:line>
        <draw:line draw:style-name="gr3" draw:text-style-name="P3" draw:layer="layout" svg:x1="28.126cm" svg:y1="10.178cm" svg:x2="29.497cm" svg:y2="10.178cm">
          <text:p/>
        </draw:line>
        <draw:line draw:style-name="gr3" draw:text-style-name="P3" draw:layer="layout" svg:x1="28.126cm" svg:y1="5.206cm" svg:x2="29.497cm" svg:y2="5.206cm">
          <text:p/>
        </draw:line>
        <draw:line draw:style-name="gr3" draw:text-style-name="P3" draw:layer="layout" svg:x1="28.382cm" svg:y1="18.411cm" svg:x2="28.382cm" svg:y2="1.374cm">
          <text:p/>
        </draw:line>
        <draw:line draw:style-name="gr3" draw:text-style-name="P3" draw:layer="layout" svg:x1="28.803cm" svg:y1="18.411cm" svg:x2="28.803cm" svg:y2="1.374cm">
          <text:p/>
        </draw:line>
        <draw:line draw:style-name="gr3" draw:text-style-name="P3" draw:layer="layout" svg:x1="29.224cm" svg:y1="18.411cm" svg:x2="29.224cm" svg:y2="1.374cm">
          <text:p/>
        </draw:line>
        <draw:line draw:style-name="gr4" draw:text-style-name="P3" draw:layer="layout" svg:x1="28.126cm" svg:y1="17.637cm" svg:x2="29.497cm" svg:y2="17.637cm">
          <text:p/>
        </draw:line>
        <draw:line draw:style-name="gr4" draw:text-style-name="P3" draw:layer="layout" svg:x1="28.126cm" svg:y1="12.665cm" svg:x2="29.497cm" svg:y2="12.665cm">
          <text:p/>
        </draw:line>
        <draw:line draw:style-name="gr4" draw:text-style-name="P3" draw:layer="layout" svg:x1="28.126cm" svg:y1="7.692cm" svg:x2="29.497cm" svg:y2="7.692cm">
          <text:p/>
        </draw:line>
        <draw:line draw:style-name="gr4" draw:text-style-name="P3" draw:layer="layout" svg:x1="28.126cm" svg:y1="2.72cm" svg:x2="29.497cm" svg:y2="2.72cm">
          <text:p/>
        </draw:line>
        <draw:line draw:style-name="gr4" draw:text-style-name="P3" draw:layer="layout" svg:x1="28.171cm" svg:y1="18.411cm" svg:x2="28.171cm" svg:y2="1.374cm">
          <text:p/>
        </draw:line>
        <draw:line draw:style-name="gr4" draw:text-style-name="P3" draw:layer="layout" svg:x1="28.592cm" svg:y1="18.411cm" svg:x2="28.592cm" svg:y2="1.374cm">
          <text:p/>
        </draw:line>
        <draw:line draw:style-name="gr4" draw:text-style-name="P3" draw:layer="layout" svg:x1="29.013cm" svg:y1="18.411cm" svg:x2="29.013cm" svg:y2="1.374cm">
          <text:p/>
        </draw:line>
        <draw:line draw:style-name="gr4" draw:text-style-name="P3" draw:layer="layout" svg:x1="29.434cm" svg:y1="18.411cm" svg:x2="29.434cm" svg:y2="1.374cm">
          <text:p/>
        </draw:line>
        <draw:polygon draw:style-name="gr11" draw:text-style-name="P10" draw:layer="layout" svg:width="0.842cm" svg:height="1.119cm" svg:x="28.474cm" svg:y="16.518cm" svg:viewBox="0 0 843 1120" draw:points="0,1120 843,1120 843,0 0,0">
          <text:p/>
        </draw:polygon>
        <draw:polygon draw:style-name="gr2" draw:text-style-name="P2" draw:layer="layout" svg:width="1.371cm" svg:height="17.037cm" svg:x="29.69cm" svg:y="1.374cm" svg:viewBox="0 0 1372 17038" draw:points="0,17038 1372,17038 1372,0 0,0">
          <text:p/>
        </draw:polygon>
        <draw:line draw:style-name="gr3" draw:text-style-name="P3" draw:layer="layout" svg:x1="29.69cm" svg:y1="15.151cm" svg:x2="31.061cm" svg:y2="15.151cm">
          <text:p/>
        </draw:line>
        <draw:line draw:style-name="gr3" draw:text-style-name="P3" draw:layer="layout" svg:x1="29.69cm" svg:y1="10.178cm" svg:x2="31.061cm" svg:y2="10.178cm">
          <text:p/>
        </draw:line>
        <draw:line draw:style-name="gr3" draw:text-style-name="P3" draw:layer="layout" svg:x1="29.69cm" svg:y1="5.206cm" svg:x2="31.061cm" svg:y2="5.206cm">
          <text:p/>
        </draw:line>
        <draw:line draw:style-name="gr3" draw:text-style-name="P3" draw:layer="layout" svg:x1="29.946cm" svg:y1="18.411cm" svg:x2="29.946cm" svg:y2="1.374cm">
          <text:p/>
        </draw:line>
        <draw:line draw:style-name="gr3" draw:text-style-name="P3" draw:layer="layout" svg:x1="30.367cm" svg:y1="18.411cm" svg:x2="30.367cm" svg:y2="1.374cm">
          <text:p/>
        </draw:line>
        <draw:line draw:style-name="gr3" draw:text-style-name="P3" draw:layer="layout" svg:x1="30.788cm" svg:y1="18.411cm" svg:x2="30.788cm" svg:y2="1.374cm">
          <text:p/>
        </draw:line>
        <draw:line draw:style-name="gr4" draw:text-style-name="P3" draw:layer="layout" svg:x1="29.69cm" svg:y1="17.637cm" svg:x2="31.061cm" svg:y2="17.637cm">
          <text:p/>
        </draw:line>
        <draw:line draw:style-name="gr4" draw:text-style-name="P3" draw:layer="layout" svg:x1="29.69cm" svg:y1="12.665cm" svg:x2="31.061cm" svg:y2="12.665cm">
          <text:p/>
        </draw:line>
        <draw:line draw:style-name="gr4" draw:text-style-name="P3" draw:layer="layout" svg:x1="29.69cm" svg:y1="7.692cm" svg:x2="31.061cm" svg:y2="7.692cm">
          <text:p/>
        </draw:line>
        <draw:line draw:style-name="gr4" draw:text-style-name="P3" draw:layer="layout" svg:x1="29.69cm" svg:y1="2.72cm" svg:x2="31.061cm" svg:y2="2.72cm">
          <text:p/>
        </draw:line>
        <draw:line draw:style-name="gr4" draw:text-style-name="P3" draw:layer="layout" svg:x1="29.735cm" svg:y1="18.411cm" svg:x2="29.735cm" svg:y2="1.374cm">
          <text:p/>
        </draw:line>
        <draw:line draw:style-name="gr4" draw:text-style-name="P3" draw:layer="layout" svg:x1="30.156cm" svg:y1="18.411cm" svg:x2="30.156cm" svg:y2="1.374cm">
          <text:p/>
        </draw:line>
        <draw:line draw:style-name="gr4" draw:text-style-name="P3" draw:layer="layout" svg:x1="30.578cm" svg:y1="18.411cm" svg:x2="30.578cm" svg:y2="1.374cm">
          <text:p/>
        </draw:line>
        <draw:line draw:style-name="gr4" draw:text-style-name="P3" draw:layer="layout" svg:x1="30.998cm" svg:y1="18.411cm" svg:x2="30.998cm" svg:y2="1.374cm">
          <text:p/>
        </draw:line>
        <draw:polygon draw:style-name="gr11" draw:text-style-name="P10" draw:layer="layout" svg:width="0.843cm" svg:height="4.922cm" svg:x="30.055cm" svg:y="8.115cm" svg:viewBox="0 0 844 4923" draw:points="0,4923 844,4923 844,0 0,0">
          <text:p/>
        </draw:polygon>
        <draw:polygon draw:style-name="gr13" draw:text-style-name="P12" draw:layer="layout" svg:width="0.843cm" svg:height="4.6cm" svg:x="30.055cm" svg:y="13.037cm" svg:viewBox="0 0 844 4601" draw:points="0,4601 844,4601 844,0 0,0">
          <text:p/>
        </draw:polygon>
        <draw:polygon draw:style-name="gr2" draw:text-style-name="P2" draw:layer="layout" svg:width="1.371cm" svg:height="17.037cm" svg:x="31.254cm" svg:y="1.374cm" svg:viewBox="0 0 1372 17038" draw:points="0,17038 1372,17038 1372,0 0,0">
          <text:p/>
        </draw:polygon>
        <draw:line draw:style-name="gr3" draw:text-style-name="P3" draw:layer="layout" svg:x1="31.254cm" svg:y1="15.151cm" svg:x2="32.625cm" svg:y2="15.151cm">
          <text:p/>
        </draw:line>
        <draw:line draw:style-name="gr3" draw:text-style-name="P3" draw:layer="layout" svg:x1="31.254cm" svg:y1="10.178cm" svg:x2="32.625cm" svg:y2="10.178cm">
          <text:p/>
        </draw:line>
        <draw:line draw:style-name="gr3" draw:text-style-name="P3" draw:layer="layout" svg:x1="31.254cm" svg:y1="5.206cm" svg:x2="32.625cm" svg:y2="5.206cm">
          <text:p/>
        </draw:line>
        <draw:line draw:style-name="gr3" draw:text-style-name="P3" draw:layer="layout" svg:x1="31.51cm" svg:y1="18.411cm" svg:x2="31.51cm" svg:y2="1.374cm">
          <text:p/>
        </draw:line>
        <draw:line draw:style-name="gr3" draw:text-style-name="P3" draw:layer="layout" svg:x1="31.931cm" svg:y1="18.411cm" svg:x2="31.931cm" svg:y2="1.374cm">
          <text:p/>
        </draw:line>
        <draw:line draw:style-name="gr3" draw:text-style-name="P3" draw:layer="layout" svg:x1="32.352cm" svg:y1="18.411cm" svg:x2="32.352cm" svg:y2="1.374cm">
          <text:p/>
        </draw:line>
        <draw:line draw:style-name="gr4" draw:text-style-name="P3" draw:layer="layout" svg:x1="31.254cm" svg:y1="17.637cm" svg:x2="32.625cm" svg:y2="17.637cm">
          <text:p/>
        </draw:line>
        <draw:line draw:style-name="gr4" draw:text-style-name="P3" draw:layer="layout" svg:x1="31.254cm" svg:y1="12.665cm" svg:x2="32.625cm" svg:y2="12.665cm">
          <text:p/>
        </draw:line>
        <draw:line draw:style-name="gr4" draw:text-style-name="P3" draw:layer="layout" svg:x1="31.254cm" svg:y1="7.692cm" svg:x2="32.625cm" svg:y2="7.692cm">
          <text:p/>
        </draw:line>
        <draw:line draw:style-name="gr4" draw:text-style-name="P3" draw:layer="layout" svg:x1="31.254cm" svg:y1="2.72cm" svg:x2="32.625cm" svg:y2="2.72cm">
          <text:p/>
        </draw:line>
        <draw:line draw:style-name="gr4" draw:text-style-name="P3" draw:layer="layout" svg:x1="31.3cm" svg:y1="18.411cm" svg:x2="31.3cm" svg:y2="1.374cm">
          <text:p/>
        </draw:line>
        <draw:line draw:style-name="gr4" draw:text-style-name="P3" draw:layer="layout" svg:x1="31.721cm" svg:y1="18.411cm" svg:x2="31.721cm" svg:y2="1.374cm">
          <text:p/>
        </draw:line>
        <draw:line draw:style-name="gr4" draw:text-style-name="P3" draw:layer="layout" svg:x1="32.142cm" svg:y1="18.411cm" svg:x2="32.142cm" svg:y2="1.374cm">
          <text:p/>
        </draw:line>
        <draw:line draw:style-name="gr4" draw:text-style-name="P3" draw:layer="layout" svg:x1="32.563cm" svg:y1="18.411cm" svg:x2="32.563cm" svg:y2="1.374cm">
          <text:p/>
        </draw:line>
        <draw:polygon draw:style-name="gr11" draw:text-style-name="P10" draw:layer="layout" svg:width="0.842cm" svg:height="6.539cm" svg:x="31.636cm" svg:y="3.316cm" svg:viewBox="0 0 843 6540" draw:points="0,6540 843,6540 843,0 0,0">
          <text:p/>
        </draw:polygon>
        <draw:polygon draw:style-name="gr12" draw:text-style-name="P11" draw:layer="layout" svg:width="0.842cm" svg:height="7.782cm" svg:x="31.636cm" svg:y="9.855cm" svg:viewBox="0 0 843 7783" draw:points="0,7783 843,7783 843,0 0,0">
          <text:p/>
        </draw:polygon>
        <draw:polygon draw:style-name="gr2" draw:text-style-name="P2" draw:layer="layout" svg:width="1.371cm" svg:height="17.037cm" svg:x="32.818cm" svg:y="1.374cm" svg:viewBox="0 0 1372 17038" draw:points="0,17038 1372,17038 1372,0 0,0">
          <text:p/>
        </draw:polygon>
        <draw:line draw:style-name="gr3" draw:text-style-name="P3" draw:layer="layout" svg:x1="32.818cm" svg:y1="15.151cm" svg:x2="34.189cm" svg:y2="15.151cm">
          <text:p/>
        </draw:line>
        <draw:line draw:style-name="gr3" draw:text-style-name="P3" draw:layer="layout" svg:x1="32.818cm" svg:y1="10.178cm" svg:x2="34.189cm" svg:y2="10.178cm">
          <text:p/>
        </draw:line>
        <draw:line draw:style-name="gr3" draw:text-style-name="P3" draw:layer="layout" svg:x1="32.818cm" svg:y1="5.206cm" svg:x2="34.189cm" svg:y2="5.206cm">
          <text:p/>
        </draw:line>
        <draw:line draw:style-name="gr3" draw:text-style-name="P3" draw:layer="layout" svg:x1="33.074cm" svg:y1="18.411cm" svg:x2="33.074cm" svg:y2="1.374cm">
          <text:p/>
        </draw:line>
        <draw:line draw:style-name="gr3" draw:text-style-name="P3" draw:layer="layout" svg:x1="33.495cm" svg:y1="18.411cm" svg:x2="33.495cm" svg:y2="1.374cm">
          <text:p/>
        </draw:line>
        <draw:line draw:style-name="gr3" draw:text-style-name="P3" draw:layer="layout" svg:x1="33.916cm" svg:y1="18.411cm" svg:x2="33.916cm" svg:y2="1.374cm">
          <text:p/>
        </draw:line>
        <draw:line draw:style-name="gr4" draw:text-style-name="P3" draw:layer="layout" svg:x1="32.818cm" svg:y1="17.637cm" svg:x2="34.189cm" svg:y2="17.637cm">
          <text:p/>
        </draw:line>
        <draw:line draw:style-name="gr4" draw:text-style-name="P3" draw:layer="layout" svg:x1="32.818cm" svg:y1="12.665cm" svg:x2="34.189cm" svg:y2="12.665cm">
          <text:p/>
        </draw:line>
        <draw:line draw:style-name="gr4" draw:text-style-name="P3" draw:layer="layout" svg:x1="32.818cm" svg:y1="7.692cm" svg:x2="34.189cm" svg:y2="7.692cm">
          <text:p/>
        </draw:line>
        <draw:line draw:style-name="gr4" draw:text-style-name="P3" draw:layer="layout" svg:x1="32.818cm" svg:y1="2.72cm" svg:x2="34.189cm" svg:y2="2.72cm">
          <text:p/>
        </draw:line>
        <draw:line draw:style-name="gr4" draw:text-style-name="P3" draw:layer="layout" svg:x1="32.864cm" svg:y1="18.411cm" svg:x2="32.864cm" svg:y2="1.374cm">
          <text:p/>
        </draw:line>
        <draw:line draw:style-name="gr4" draw:text-style-name="P3" draw:layer="layout" svg:x1="33.285cm" svg:y1="18.411cm" svg:x2="33.285cm" svg:y2="1.374cm">
          <text:p/>
        </draw:line>
        <draw:line draw:style-name="gr4" draw:text-style-name="P3" draw:layer="layout" svg:x1="33.706cm" svg:y1="18.411cm" svg:x2="33.706cm" svg:y2="1.374cm">
          <text:p/>
        </draw:line>
        <draw:line draw:style-name="gr4" draw:text-style-name="P3" draw:layer="layout" svg:x1="34.127cm" svg:y1="18.411cm" svg:x2="34.127cm" svg:y2="1.374cm">
          <text:p/>
        </draw:line>
        <draw:polygon draw:style-name="gr5" draw:text-style-name="P4" draw:layer="layout" svg:width="0.842cm" svg:height="1.206cm" svg:x="33.217cm" svg:y="15.896cm" svg:viewBox="0 0 843 1207" draw:points="0,1207 843,1207 843,0 0,0">
          <text:p/>
        </draw:polygon>
        <draw:polygon draw:style-name="gr7" draw:text-style-name="P6" draw:layer="layout" svg:width="0.842cm" svg:height="0.535cm" svg:x="33.217cm" svg:y="17.102cm" svg:viewBox="0 0 843 536" draw:points="0,536 843,536 843,0 0,0">
          <text:p/>
        </draw:polygon>
        <draw:polygon draw:style-name="gr2" draw:text-style-name="P2" draw:layer="layout" svg:width="1.371cm" svg:height="17.037cm" svg:x="34.383cm" svg:y="1.374cm" svg:viewBox="0 0 1372 17038" draw:points="0,17038 1372,17038 1372,0 0,0">
          <text:p/>
        </draw:polygon>
        <draw:line draw:style-name="gr3" draw:text-style-name="P3" draw:layer="layout" svg:x1="34.383cm" svg:y1="15.151cm" svg:x2="35.754cm" svg:y2="15.151cm">
          <text:p/>
        </draw:line>
        <draw:line draw:style-name="gr3" draw:text-style-name="P3" draw:layer="layout" svg:x1="34.383cm" svg:y1="10.178cm" svg:x2="35.754cm" svg:y2="10.178cm">
          <text:p/>
        </draw:line>
        <draw:line draw:style-name="gr3" draw:text-style-name="P3" draw:layer="layout" svg:x1="34.383cm" svg:y1="5.206cm" svg:x2="35.754cm" svg:y2="5.206cm">
          <text:p/>
        </draw:line>
        <draw:line draw:style-name="gr3" draw:text-style-name="P3" draw:layer="layout" svg:x1="34.638cm" svg:y1="18.411cm" svg:x2="34.638cm" svg:y2="1.374cm">
          <text:p/>
        </draw:line>
        <draw:line draw:style-name="gr3" draw:text-style-name="P3" draw:layer="layout" svg:x1="35.06cm" svg:y1="18.411cm" svg:x2="35.06cm" svg:y2="1.374cm">
          <text:p/>
        </draw:line>
        <draw:line draw:style-name="gr3" draw:text-style-name="P3" draw:layer="layout" svg:x1="35.48cm" svg:y1="18.411cm" svg:x2="35.48cm" svg:y2="1.374cm">
          <text:p/>
        </draw:line>
        <draw:line draw:style-name="gr4" draw:text-style-name="P3" draw:layer="layout" svg:x1="34.383cm" svg:y1="17.637cm" svg:x2="35.754cm" svg:y2="17.637cm">
          <text:p/>
        </draw:line>
        <draw:line draw:style-name="gr4" draw:text-style-name="P3" draw:layer="layout" svg:x1="34.383cm" svg:y1="12.665cm" svg:x2="35.754cm" svg:y2="12.665cm">
          <text:p/>
        </draw:line>
        <draw:line draw:style-name="gr4" draw:text-style-name="P3" draw:layer="layout" svg:x1="34.383cm" svg:y1="7.692cm" svg:x2="35.754cm" svg:y2="7.692cm">
          <text:p/>
        </draw:line>
        <draw:line draw:style-name="gr4" draw:text-style-name="P3" draw:layer="layout" svg:x1="34.383cm" svg:y1="2.72cm" svg:x2="35.754cm" svg:y2="2.72cm">
          <text:p/>
        </draw:line>
        <draw:line draw:style-name="gr4" draw:text-style-name="P3" draw:layer="layout" svg:x1="34.428cm" svg:y1="18.411cm" svg:x2="34.428cm" svg:y2="1.374cm">
          <text:p/>
        </draw:line>
        <draw:line draw:style-name="gr4" draw:text-style-name="P3" draw:layer="layout" svg:x1="34.849cm" svg:y1="18.411cm" svg:x2="34.849cm" svg:y2="1.374cm">
          <text:p/>
        </draw:line>
        <draw:line draw:style-name="gr4" draw:text-style-name="P3" draw:layer="layout" svg:x1="35.27cm" svg:y1="18.411cm" svg:x2="35.27cm" svg:y2="1.374cm">
          <text:p/>
        </draw:line>
        <draw:line draw:style-name="gr4" draw:text-style-name="P3" draw:layer="layout" svg:x1="35.691cm" svg:y1="18.411cm" svg:x2="35.691cm" svg:y2="1.374cm">
          <text:p/>
        </draw:line>
        <draw:polygon draw:style-name="gr5" draw:text-style-name="P4" draw:layer="layout" svg:width="0.842cm" svg:height="1.069cm" svg:x="34.799cm" svg:y="13.845cm" svg:viewBox="0 0 843 1070" draw:points="0,1070 843,1070 843,0 0,0">
          <text:p/>
        </draw:polygon>
        <draw:polygon draw:style-name="gr11" draw:text-style-name="P10" draw:layer="layout" svg:width="0.842cm" svg:height="1.429cm" svg:x="34.799cm" svg:y="14.915cm" svg:viewBox="0 0 843 1430" draw:points="0,1430 843,1430 843,0 0,0">
          <text:p/>
        </draw:polygon>
        <draw:polygon draw:style-name="gr7" draw:text-style-name="P6" draw:layer="layout" svg:width="0.842cm" svg:height="0.733cm" svg:x="34.799cm" svg:y="16.344cm" svg:viewBox="0 0 843 734" draw:points="0,734 843,734 843,0 0,0">
          <text:p/>
        </draw:polygon>
        <draw:polygon draw:style-name="gr12" draw:text-style-name="P11" draw:layer="layout" svg:width="0.842cm" svg:height="0.56cm" svg:x="34.799cm" svg:y="17.077cm" svg:viewBox="0 0 843 561" draw:points="0,561 843,561 843,0 0,0">
          <text:p/>
        </draw:polygon>
        <draw:polygon draw:style-name="gr2" draw:text-style-name="P2" draw:layer="layout" svg:width="1.371cm" svg:height="17.037cm" svg:x="35.947cm" svg:y="1.374cm" svg:viewBox="0 0 1372 17038" draw:points="0,17038 1372,17038 1372,0 0,0">
          <text:p/>
        </draw:polygon>
        <draw:line draw:style-name="gr3" draw:text-style-name="P3" draw:layer="layout" svg:x1="35.947cm" svg:y1="15.151cm" svg:x2="37.318cm" svg:y2="15.151cm">
          <text:p/>
        </draw:line>
        <draw:line draw:style-name="gr3" draw:text-style-name="P3" draw:layer="layout" svg:x1="35.947cm" svg:y1="10.178cm" svg:x2="37.318cm" svg:y2="10.178cm">
          <text:p/>
        </draw:line>
        <draw:line draw:style-name="gr3" draw:text-style-name="P3" draw:layer="layout" svg:x1="35.947cm" svg:y1="5.206cm" svg:x2="37.318cm" svg:y2="5.206cm">
          <text:p/>
        </draw:line>
        <draw:line draw:style-name="gr3" draw:text-style-name="P3" draw:layer="layout" svg:x1="36.203cm" svg:y1="18.411cm" svg:x2="36.203cm" svg:y2="1.374cm">
          <text:p/>
        </draw:line>
        <draw:line draw:style-name="gr3" draw:text-style-name="P3" draw:layer="layout" svg:x1="36.624cm" svg:y1="18.411cm" svg:x2="36.624cm" svg:y2="1.374cm">
          <text:p/>
        </draw:line>
        <draw:line draw:style-name="gr3" draw:text-style-name="P3" draw:layer="layout" svg:x1="37.045cm" svg:y1="18.411cm" svg:x2="37.045cm" svg:y2="1.374cm">
          <text:p/>
        </draw:line>
        <draw:line draw:style-name="gr4" draw:text-style-name="P3" draw:layer="layout" svg:x1="35.947cm" svg:y1="17.637cm" svg:x2="37.318cm" svg:y2="17.637cm">
          <text:p/>
        </draw:line>
        <draw:line draw:style-name="gr4" draw:text-style-name="P3" draw:layer="layout" svg:x1="35.947cm" svg:y1="12.665cm" svg:x2="37.318cm" svg:y2="12.665cm">
          <text:p/>
        </draw:line>
        <draw:line draw:style-name="gr4" draw:text-style-name="P3" draw:layer="layout" svg:x1="35.947cm" svg:y1="7.692cm" svg:x2="37.318cm" svg:y2="7.692cm">
          <text:p/>
        </draw:line>
        <draw:line draw:style-name="gr4" draw:text-style-name="P3" draw:layer="layout" svg:x1="35.947cm" svg:y1="2.72cm" svg:x2="37.318cm" svg:y2="2.72cm">
          <text:p/>
        </draw:line>
        <draw:line draw:style-name="gr4" draw:text-style-name="P3" draw:layer="layout" svg:x1="35.992cm" svg:y1="18.411cm" svg:x2="35.992cm" svg:y2="1.374cm">
          <text:p/>
        </draw:line>
        <draw:line draw:style-name="gr4" draw:text-style-name="P3" draw:layer="layout" svg:x1="36.413cm" svg:y1="18.411cm" svg:x2="36.413cm" svg:y2="1.374cm">
          <text:p/>
        </draw:line>
        <draw:line draw:style-name="gr4" draw:text-style-name="P3" draw:layer="layout" svg:x1="36.834cm" svg:y1="18.411cm" svg:x2="36.834cm" svg:y2="1.374cm">
          <text:p/>
        </draw:line>
        <draw:line draw:style-name="gr4" draw:text-style-name="P3" draw:layer="layout" svg:x1="37.255cm" svg:y1="18.411cm" svg:x2="37.255cm" svg:y2="1.374cm">
          <text:p/>
        </draw:line>
        <draw:polygon draw:style-name="gr5" draw:text-style-name="P4" draw:layer="layout" svg:width="0.842cm" svg:height="0.509cm" svg:x="36.38cm" svg:y="12.466cm" svg:viewBox="0 0 843 510" draw:points="0,510 843,510 843,0 0,0">
          <text:p/>
        </draw:polygon>
        <draw:polygon draw:style-name="gr6" draw:text-style-name="P5" draw:layer="layout" svg:width="0.842cm" svg:height="2.536cm" svg:x="36.38cm" svg:y="12.975cm" svg:viewBox="0 0 843 2537" draw:points="0,2537 843,2537 843,0 0,0">
          <text:p/>
        </draw:polygon>
        <draw:polygon draw:style-name="gr11" draw:text-style-name="P10" draw:layer="layout" svg:width="0.842cm" svg:height="1.765cm" svg:x="36.38cm" svg:y="15.511cm" svg:viewBox="0 0 843 1766" draw:points="0,1766 843,1766 843,0 0,0">
          <text:p/>
        </draw:polygon>
        <draw:polygon draw:style-name="gr7" draw:text-style-name="P6" draw:layer="layout" svg:width="0.842cm" svg:height="0.274cm" svg:x="36.38cm" svg:y="17.276cm" svg:viewBox="0 0 843 275" draw:points="0,275 843,275 843,0 0,0">
          <text:p/>
        </draw:polygon>
        <draw:polygon draw:style-name="gr12" draw:text-style-name="P11" draw:layer="layout" svg:width="0.842cm" svg:height="0.088cm" svg:x="36.38cm" svg:y="17.549cm" svg:viewBox="0 0 843 89" draw:points="0,89 843,89 843,0 0,0">
          <text:p/>
        </draw:polygon>
        <draw:polygon draw:style-name="gr2" draw:text-style-name="P2" draw:layer="layout" svg:width="1.371cm" svg:height="17.037cm" svg:x="37.511cm" svg:y="1.374cm" svg:viewBox="0 0 1372 17038" draw:points="0,17038 1372,17038 1372,0 0,0">
          <text:p/>
        </draw:polygon>
        <draw:line draw:style-name="gr3" draw:text-style-name="P3" draw:layer="layout" svg:x1="37.511cm" svg:y1="15.151cm" svg:x2="38.882cm" svg:y2="15.151cm">
          <text:p/>
        </draw:line>
        <draw:line draw:style-name="gr3" draw:text-style-name="P3" draw:layer="layout" svg:x1="37.511cm" svg:y1="10.178cm" svg:x2="38.882cm" svg:y2="10.178cm">
          <text:p/>
        </draw:line>
        <draw:line draw:style-name="gr3" draw:text-style-name="P3" draw:layer="layout" svg:x1="37.511cm" svg:y1="5.206cm" svg:x2="38.882cm" svg:y2="5.206cm">
          <text:p/>
        </draw:line>
        <draw:line draw:style-name="gr3" draw:text-style-name="P3" draw:layer="layout" svg:x1="37.767cm" svg:y1="18.411cm" svg:x2="37.767cm" svg:y2="1.374cm">
          <text:p/>
        </draw:line>
        <draw:line draw:style-name="gr3" draw:text-style-name="P3" draw:layer="layout" svg:x1="38.188cm" svg:y1="18.411cm" svg:x2="38.188cm" svg:y2="1.374cm">
          <text:p/>
        </draw:line>
        <draw:line draw:style-name="gr3" draw:text-style-name="P3" draw:layer="layout" svg:x1="38.609cm" svg:y1="18.411cm" svg:x2="38.609cm" svg:y2="1.374cm">
          <text:p/>
        </draw:line>
        <draw:line draw:style-name="gr4" draw:text-style-name="P3" draw:layer="layout" svg:x1="37.511cm" svg:y1="17.637cm" svg:x2="38.882cm" svg:y2="17.637cm">
          <text:p/>
        </draw:line>
        <draw:line draw:style-name="gr4" draw:text-style-name="P3" draw:layer="layout" svg:x1="37.511cm" svg:y1="12.665cm" svg:x2="38.882cm" svg:y2="12.665cm">
          <text:p/>
        </draw:line>
        <draw:line draw:style-name="gr4" draw:text-style-name="P3" draw:layer="layout" svg:x1="37.511cm" svg:y1="7.692cm" svg:x2="38.882cm" svg:y2="7.692cm">
          <text:p/>
        </draw:line>
        <draw:line draw:style-name="gr4" draw:text-style-name="P3" draw:layer="layout" svg:x1="37.511cm" svg:y1="2.72cm" svg:x2="38.882cm" svg:y2="2.72cm">
          <text:p/>
        </draw:line>
        <draw:line draw:style-name="gr4" draw:text-style-name="P3" draw:layer="layout" svg:x1="37.557cm" svg:y1="18.411cm" svg:x2="37.557cm" svg:y2="1.374cm">
          <text:p/>
        </draw:line>
        <draw:line draw:style-name="gr4" draw:text-style-name="P3" draw:layer="layout" svg:x1="37.977cm" svg:y1="18.411cm" svg:x2="37.977cm" svg:y2="1.374cm">
          <text:p/>
        </draw:line>
        <draw:line draw:style-name="gr4" draw:text-style-name="P3" draw:layer="layout" svg:x1="38.399cm" svg:y1="18.411cm" svg:x2="38.399cm" svg:y2="1.374cm">
          <text:p/>
        </draw:line>
        <draw:line draw:style-name="gr4" draw:text-style-name="P3" draw:layer="layout" svg:x1="38.82cm" svg:y1="18.411cm" svg:x2="38.82cm" svg:y2="1.374cm">
          <text:p/>
        </draw:line>
        <draw:polygon draw:style-name="gr11" draw:text-style-name="P10" draw:layer="layout" svg:width="0.842cm" svg:height="0.858cm" svg:x="37.961cm" svg:y="15.971cm" svg:viewBox="0 0 843 859" draw:points="0,859 843,859 843,0 0,0">
          <text:p/>
        </draw:polygon>
        <draw:polygon draw:style-name="gr12" draw:text-style-name="P11" draw:layer="layout" svg:width="0.842cm" svg:height="0.112cm" svg:x="37.961cm" svg:y="16.829cm" svg:viewBox="0 0 843 113" draw:points="0,113 843,113 843,0 0,0">
          <text:p/>
        </draw:polygon>
        <draw:polygon draw:style-name="gr10" draw:text-style-name="P9" draw:layer="layout" svg:width="0.842cm" svg:height="0.696cm" svg:x="37.961cm" svg:y="16.941cm" svg:viewBox="0 0 843 697" draw:points="0,697 843,697 843,0 0,0">
          <text:p/>
        </draw:polygon>
        <draw:polygon draw:style-name="gr2" draw:text-style-name="P2" draw:layer="layout" svg:width="1.371cm" svg:height="17.037cm" svg:x="39.075cm" svg:y="1.374cm" svg:viewBox="0 0 1372 17038" draw:points="0,17038 1372,17038 1372,0 0,0">
          <text:p/>
        </draw:polygon>
        <draw:line draw:style-name="gr3" draw:text-style-name="P3" draw:layer="layout" svg:x1="39.075cm" svg:y1="15.151cm" svg:x2="40.446cm" svg:y2="15.151cm">
          <text:p/>
        </draw:line>
        <draw:line draw:style-name="gr3" draw:text-style-name="P3" draw:layer="layout" svg:x1="39.075cm" svg:y1="10.178cm" svg:x2="40.446cm" svg:y2="10.178cm">
          <text:p/>
        </draw:line>
        <draw:line draw:style-name="gr3" draw:text-style-name="P3" draw:layer="layout" svg:x1="39.075cm" svg:y1="5.206cm" svg:x2="40.446cm" svg:y2="5.206cm">
          <text:p/>
        </draw:line>
        <draw:line draw:style-name="gr3" draw:text-style-name="P3" draw:layer="layout" svg:x1="39.331cm" svg:y1="18.411cm" svg:x2="39.331cm" svg:y2="1.374cm">
          <text:p/>
        </draw:line>
        <draw:line draw:style-name="gr3" draw:text-style-name="P3" draw:layer="layout" svg:x1="39.752cm" svg:y1="18.411cm" svg:x2="39.752cm" svg:y2="1.374cm">
          <text:p/>
        </draw:line>
        <draw:line draw:style-name="gr3" draw:text-style-name="P3" draw:layer="layout" svg:x1="40.173cm" svg:y1="18.411cm" svg:x2="40.173cm" svg:y2="1.374cm">
          <text:p/>
        </draw:line>
        <draw:line draw:style-name="gr4" draw:text-style-name="P3" draw:layer="layout" svg:x1="39.075cm" svg:y1="17.637cm" svg:x2="40.446cm" svg:y2="17.637cm">
          <text:p/>
        </draw:line>
        <draw:line draw:style-name="gr4" draw:text-style-name="P3" draw:layer="layout" svg:x1="39.075cm" svg:y1="12.665cm" svg:x2="40.446cm" svg:y2="12.665cm">
          <text:p/>
        </draw:line>
        <draw:line draw:style-name="gr4" draw:text-style-name="P3" draw:layer="layout" svg:x1="39.075cm" svg:y1="7.692cm" svg:x2="40.446cm" svg:y2="7.692cm">
          <text:p/>
        </draw:line>
        <draw:line draw:style-name="gr4" draw:text-style-name="P3" draw:layer="layout" svg:x1="39.075cm" svg:y1="2.72cm" svg:x2="40.446cm" svg:y2="2.72cm">
          <text:p/>
        </draw:line>
        <draw:line draw:style-name="gr4" draw:text-style-name="P3" draw:layer="layout" svg:x1="39.121cm" svg:y1="18.411cm" svg:x2="39.121cm" svg:y2="1.374cm">
          <text:p/>
        </draw:line>
        <draw:line draw:style-name="gr4" draw:text-style-name="P3" draw:layer="layout" svg:x1="39.542cm" svg:y1="18.411cm" svg:x2="39.542cm" svg:y2="1.374cm">
          <text:p/>
        </draw:line>
        <draw:line draw:style-name="gr4" draw:text-style-name="P3" draw:layer="layout" svg:x1="39.963cm" svg:y1="18.411cm" svg:x2="39.963cm" svg:y2="1.374cm">
          <text:p/>
        </draw:line>
        <draw:line draw:style-name="gr4" draw:text-style-name="P3" draw:layer="layout" svg:x1="40.384cm" svg:y1="18.411cm" svg:x2="40.384cm" svg:y2="1.374cm">
          <text:p/>
        </draw:line>
        <draw:polygon draw:style-name="gr5" draw:text-style-name="P4" draw:layer="layout" svg:width="0.842cm" svg:height="0.087cm" svg:x="39.542cm" svg:y="5.281cm" svg:viewBox="0 0 843 88" draw:points="0,88 843,88 843,0 0,0">
          <text:p/>
        </draw:polygon>
        <draw:polygon draw:style-name="gr6" draw:text-style-name="P5" draw:layer="layout" svg:width="0.842cm" svg:height="6.39cm" svg:x="39.542cm" svg:y="5.367cm" svg:viewBox="0 0 843 6391" draw:points="0,6391 843,6391 843,0 0,0">
          <text:p/>
        </draw:polygon>
        <draw:polygon draw:style-name="gr11" draw:text-style-name="P10" draw:layer="layout" svg:width="0.842cm" svg:height="2.424cm" svg:x="39.542cm" svg:y="11.757cm" svg:viewBox="0 0 843 2425" draw:points="0,2425 843,2425 843,0 0,0">
          <text:p/>
        </draw:polygon>
        <draw:polygon draw:style-name="gr9" draw:text-style-name="P8" draw:layer="layout" svg:width="0.842cm" svg:height="1.069cm" svg:x="39.542cm" svg:y="14.181cm" svg:viewBox="0 0 843 1070" draw:points="0,1070 843,1070 843,0 0,0">
          <text:p/>
        </draw:polygon>
        <draw:polygon draw:style-name="gr12" draw:text-style-name="P11" draw:layer="layout" svg:width="0.842cm" svg:height="1.305cm" svg:x="39.542cm" svg:y="15.25cm" svg:viewBox="0 0 843 1306" draw:points="0,1306 843,1306 843,0 0,0">
          <text:p/>
        </draw:polygon>
        <draw:polygon draw:style-name="gr10" draw:text-style-name="P9" draw:layer="layout" svg:width="0.842cm" svg:height="1.082cm" svg:x="39.542cm" svg:y="16.555cm" svg:viewBox="0 0 843 1083" draw:points="0,1083 843,1083 843,0 0,0">
          <text:p/>
        </draw:polygon>
        <draw:polygon draw:style-name="gr14" draw:text-style-name="P13" draw:layer="layout" svg:width="1.371cm" svg:height="0.607cm" svg:x="1.533cm" svg:y="18.411cm" svg:viewBox="0 0 1372 608" draw:points="0,608 1372,608 1372,0 0,0">
          <text:p/>
        </draw:polygon>
        <draw:polygon draw:style-name="gr14" draw:text-style-name="P13" draw:layer="layout" svg:width="1.371cm" svg:height="0.607cm" svg:x="1.533cm" svg:y="19.018cm" svg:viewBox="0 0 1372 608" draw:points="0,608 1372,608 1372,0 0,0">
          <text:p/>
        </draw:polygon>
        <draw:frame draw:style-name="gr15" draw:text-style-name="P15" draw:layer="layout" svg:width="0.317cm" svg:height="0.319cm" svg:x="2.131cm" svg:y="18.598cm">
          <draw:text-box>
            <text:p text:style-name="P14"><text:span text:style-name="T1">1</text:span></text:p>
          </draw:text-box>
        </draw:frame>
        <draw:polygon draw:style-name="gr14" draw:text-style-name="P13" draw:layer="layout" svg:width="1.371cm" svg:height="0.607cm" svg:x="3.098cm" svg:y="18.411cm" svg:viewBox="0 0 1372 608" draw:points="0,608 1372,608 1372,0 0,0">
          <text:p/>
        </draw:polygon>
        <draw:frame draw:style-name="gr15" draw:text-style-name="P15" draw:layer="layout" svg:width="0.317cm" svg:height="0.319cm" svg:x="2.131cm" svg:y="19.205cm">
          <draw:text-box>
            <text:p text:style-name="P14"><text:span text:style-name="T1">1</text:span></text:p>
          </draw:text-box>
        </draw:frame>
        <draw:polygon draw:style-name="gr14" draw:text-style-name="P13" draw:layer="layout" svg:width="1.371cm" svg:height="0.607cm" svg:x="3.098cm" svg:y="19.018cm" svg:viewBox="0 0 1372 608" draw:points="0,608 1372,608 1372,0 0,0">
          <text:p/>
        </draw:polygon>
        <draw:frame draw:style-name="gr15" draw:text-style-name="P15" draw:layer="layout" svg:width="0.317cm" svg:height="0.319cm" svg:x="3.695cm" svg:y="18.598cm">
          <draw:text-box>
            <text:p text:style-name="P14"><text:span text:style-name="T1">1</text:span></text:p>
          </draw:text-box>
        </draw:frame>
        <draw:polygon draw:style-name="gr14" draw:text-style-name="P13" draw:layer="layout" svg:width="1.371cm" svg:height="0.607cm" svg:x="4.662cm" svg:y="18.411cm" svg:viewBox="0 0 1372 608" draw:points="0,608 1372,608 1372,0 0,0">
          <text:p/>
        </draw:polygon>
        <draw:frame draw:style-name="gr15" draw:text-style-name="P15" draw:layer="layout" svg:width="0.317cm" svg:height="0.319cm" svg:x="3.695cm" svg:y="19.205cm">
          <draw:text-box>
            <text:p text:style-name="P14"><text:span text:style-name="T1">2</text:span></text:p>
          </draw:text-box>
        </draw:frame>
        <draw:polygon draw:style-name="gr14" draw:text-style-name="P13" draw:layer="layout" svg:width="1.371cm" svg:height="0.607cm" svg:x="4.662cm" svg:y="19.018cm" svg:viewBox="0 0 1372 608" draw:points="0,608 1372,608 1372,0 0,0">
          <text:p/>
        </draw:polygon>
        <draw:frame draw:style-name="gr15" draw:text-style-name="P15" draw:layer="layout" svg:width="0.317cm" svg:height="0.319cm" svg:x="5.26cm" svg:y="18.598cm">
          <draw:text-box>
            <text:p text:style-name="P14"><text:span text:style-name="T1">1</text:span></text:p>
          </draw:text-box>
        </draw:frame>
        <draw:polygon draw:style-name="gr14" draw:text-style-name="P13" draw:layer="layout" svg:width="1.371cm" svg:height="0.607cm" svg:x="6.226cm" svg:y="18.411cm" svg:viewBox="0 0 1372 608" draw:points="0,608 1372,608 1372,0 0,0">
          <text:p/>
        </draw:polygon>
        <draw:frame draw:style-name="gr15" draw:text-style-name="P15" draw:layer="layout" svg:width="0.317cm" svg:height="0.319cm" svg:x="5.26cm" svg:y="19.205cm">
          <draw:text-box>
            <text:p text:style-name="P14"><text:span text:style-name="T1">3</text:span></text:p>
          </draw:text-box>
        </draw:frame>
        <draw:polygon draw:style-name="gr14" draw:text-style-name="P13" draw:layer="layout" svg:width="1.371cm" svg:height="0.607cm" svg:x="6.226cm" svg:y="19.018cm" svg:viewBox="0 0 1372 608" draw:points="0,608 1372,608 1372,0 0,0">
          <text:p/>
        </draw:polygon>
        <draw:frame draw:style-name="gr15" draw:text-style-name="P15" draw:layer="layout" svg:width="0.317cm" svg:height="0.319cm" svg:x="6.824cm" svg:y="18.598cm">
          <draw:text-box>
            <text:p text:style-name="P14"><text:span text:style-name="T1">1</text:span></text:p>
          </draw:text-box>
        </draw:frame>
        <draw:polygon draw:style-name="gr14" draw:text-style-name="P13" draw:layer="layout" svg:width="1.37cm" svg:height="0.607cm" svg:x="7.791cm" svg:y="18.411cm" svg:viewBox="0 0 1371 608" draw:points="0,608 1371,608 1371,0 0,0">
          <text:p/>
        </draw:polygon>
        <draw:frame draw:style-name="gr15" draw:text-style-name="P15" draw:layer="layout" svg:width="0.317cm" svg:height="0.319cm" svg:x="6.824cm" svg:y="19.205cm">
          <draw:text-box>
            <text:p text:style-name="P14"><text:span text:style-name="T1">4</text:span></text:p>
          </draw:text-box>
        </draw:frame>
        <draw:polygon draw:style-name="gr14" draw:text-style-name="P13" draw:layer="layout" svg:width="1.37cm" svg:height="0.607cm" svg:x="7.791cm" svg:y="19.018cm" svg:viewBox="0 0 1371 608" draw:points="0,608 1371,608 1371,0 0,0">
          <text:p/>
        </draw:polygon>
        <draw:frame draw:style-name="gr15" draw:text-style-name="P15" draw:layer="layout" svg:width="0.317cm" svg:height="0.319cm" svg:x="8.388cm" svg:y="18.598cm">
          <draw:text-box>
            <text:p text:style-name="P14"><text:span text:style-name="T1">1</text:span></text:p>
          </draw:text-box>
        </draw:frame>
        <draw:polygon draw:style-name="gr14" draw:text-style-name="P13" draw:layer="layout" svg:width="1.371cm" svg:height="0.607cm" svg:x="9.355cm" svg:y="18.411cm" svg:viewBox="0 0 1372 608" draw:points="0,608 1372,608 1372,0 0,0">
          <text:p/>
        </draw:polygon>
        <draw:frame draw:style-name="gr15" draw:text-style-name="P15" draw:layer="layout" svg:width="0.317cm" svg:height="0.319cm" svg:x="8.388cm" svg:y="19.205cm">
          <draw:text-box>
            <text:p text:style-name="P14"><text:span text:style-name="T1">5</text:span></text:p>
          </draw:text-box>
        </draw:frame>
        <draw:polygon draw:style-name="gr14" draw:text-style-name="P13" draw:layer="layout" svg:width="1.371cm" svg:height="0.607cm" svg:x="9.355cm" svg:y="19.018cm" svg:viewBox="0 0 1372 608" draw:points="0,608 1372,608 1372,0 0,0">
          <text:p/>
        </draw:polygon>
        <draw:frame draw:style-name="gr15" draw:text-style-name="P15" draw:layer="layout" svg:width="0.317cm" svg:height="0.319cm" svg:x="9.953cm" svg:y="18.598cm">
          <draw:text-box>
            <text:p text:style-name="P14"><text:span text:style-name="T1">1</text:span></text:p>
          </draw:text-box>
        </draw:frame>
        <draw:polygon draw:style-name="gr14" draw:text-style-name="P13" draw:layer="layout" svg:width="1.371cm" svg:height="0.607cm" svg:x="10.919cm" svg:y="18.411cm" svg:viewBox="0 0 1372 608" draw:points="0,608 1372,608 1372,0 0,0">
          <text:p/>
        </draw:polygon>
        <draw:frame draw:style-name="gr15" draw:text-style-name="P15" draw:layer="layout" svg:width="0.317cm" svg:height="0.319cm" svg:x="9.953cm" svg:y="19.205cm">
          <draw:text-box>
            <text:p text:style-name="P14"><text:span text:style-name="T1">6</text:span></text:p>
          </draw:text-box>
        </draw:frame>
        <draw:polygon draw:style-name="gr14" draw:text-style-name="P13" draw:layer="layout" svg:width="1.371cm" svg:height="0.607cm" svg:x="10.919cm" svg:y="19.018cm" svg:viewBox="0 0 1372 608" draw:points="0,608 1372,608 1372,0 0,0">
          <text:p/>
        </draw:polygon>
        <draw:frame draw:style-name="gr15" draw:text-style-name="P15" draw:layer="layout" svg:width="0.317cm" svg:height="0.319cm" svg:x="11.517cm" svg:y="18.598cm">
          <draw:text-box>
            <text:p text:style-name="P14"><text:span text:style-name="T1">1</text:span></text:p>
          </draw:text-box>
        </draw:frame>
        <draw:polygon draw:style-name="gr14" draw:text-style-name="P13" draw:layer="layout" svg:width="1.371cm" svg:height="0.607cm" svg:x="12.483cm" svg:y="18.411cm" svg:viewBox="0 0 1372 608" draw:points="0,608 1372,608 1372,0 0,0">
          <text:p/>
        </draw:polygon>
        <draw:frame draw:style-name="gr15" draw:text-style-name="P15" draw:layer="layout" svg:width="0.317cm" svg:height="0.319cm" svg:x="11.517cm" svg:y="19.205cm">
          <draw:text-box>
            <text:p text:style-name="P14"><text:span text:style-name="T1">7</text:span></text:p>
          </draw:text-box>
        </draw:frame>
        <draw:polygon draw:style-name="gr14" draw:text-style-name="P13" draw:layer="layout" svg:width="1.371cm" svg:height="0.607cm" svg:x="12.483cm" svg:y="19.018cm" svg:viewBox="0 0 1372 608" draw:points="0,608 1372,608 1372,0 0,0">
          <text:p/>
        </draw:polygon>
        <draw:frame draw:style-name="gr15" draw:text-style-name="P15" draw:layer="layout" svg:width="0.317cm" svg:height="0.319cm" svg:x="13.081cm" svg:y="18.598cm">
          <draw:text-box>
            <text:p text:style-name="P14"><text:span text:style-name="T1">1</text:span></text:p>
          </draw:text-box>
        </draw:frame>
        <draw:polygon draw:style-name="gr14" draw:text-style-name="P13" draw:layer="layout" svg:width="1.371cm" svg:height="0.607cm" svg:x="14.047cm" svg:y="18.411cm" svg:viewBox="0 0 1372 608" draw:points="0,608 1372,608 1372,0 0,0">
          <text:p/>
        </draw:polygon>
        <draw:frame draw:style-name="gr15" draw:text-style-name="P15" draw:layer="layout" svg:width="0.317cm" svg:height="0.319cm" svg:x="13.081cm" svg:y="19.205cm">
          <draw:text-box>
            <text:p text:style-name="P14"><text:span text:style-name="T1">8</text:span></text:p>
          </draw:text-box>
        </draw:frame>
        <draw:polygon draw:style-name="gr14" draw:text-style-name="P13" draw:layer="layout" svg:width="1.371cm" svg:height="0.607cm" svg:x="14.047cm" svg:y="19.018cm" svg:viewBox="0 0 1372 608" draw:points="0,608 1372,608 1372,0 0,0">
          <text:p/>
        </draw:polygon>
        <draw:frame draw:style-name="gr15" draw:text-style-name="P15" draw:layer="layout" svg:width="0.317cm" svg:height="0.319cm" svg:x="14.645cm" svg:y="18.598cm">
          <draw:text-box>
            <text:p text:style-name="P14"><text:span text:style-name="T1">2</text:span></text:p>
          </draw:text-box>
        </draw:frame>
        <draw:polygon draw:style-name="gr14" draw:text-style-name="P13" draw:layer="layout" svg:width="1.371cm" svg:height="0.607cm" svg:x="15.612cm" svg:y="18.411cm" svg:viewBox="0 0 1372 608" draw:points="0,608 1372,608 1372,0 0,0">
          <text:p/>
        </draw:polygon>
        <draw:frame draw:style-name="gr15" draw:text-style-name="P15" draw:layer="layout" svg:width="0.317cm" svg:height="0.319cm" svg:x="14.645cm" svg:y="19.205cm">
          <draw:text-box>
            <text:p text:style-name="P14"><text:span text:style-name="T1">1</text:span></text:p>
          </draw:text-box>
        </draw:frame>
        <draw:polygon draw:style-name="gr14" draw:text-style-name="P13" draw:layer="layout" svg:width="1.371cm" svg:height="0.607cm" svg:x="15.612cm" svg:y="19.018cm" svg:viewBox="0 0 1372 608" draw:points="0,608 1372,608 1372,0 0,0">
          <text:p/>
        </draw:polygon>
        <draw:frame draw:style-name="gr15" draw:text-style-name="P15" draw:layer="layout" svg:width="0.317cm" svg:height="0.319cm" svg:x="16.209cm" svg:y="18.598cm">
          <draw:text-box>
            <text:p text:style-name="P14"><text:span text:style-name="T1">2</text:span></text:p>
          </draw:text-box>
        </draw:frame>
        <draw:polygon draw:style-name="gr14" draw:text-style-name="P13" draw:layer="layout" svg:width="1.371cm" svg:height="0.607cm" svg:x="17.176cm" svg:y="18.411cm" svg:viewBox="0 0 1372 608" draw:points="0,608 1372,608 1372,0 0,0">
          <text:p/>
        </draw:polygon>
        <draw:frame draw:style-name="gr15" draw:text-style-name="P15" draw:layer="layout" svg:width="0.317cm" svg:height="0.319cm" svg:x="16.209cm" svg:y="19.205cm">
          <draw:text-box>
            <text:p text:style-name="P14"><text:span text:style-name="T1">2</text:span></text:p>
          </draw:text-box>
        </draw:frame>
        <draw:polygon draw:style-name="gr14" draw:text-style-name="P13" draw:layer="layout" svg:width="1.371cm" svg:height="0.607cm" svg:x="17.176cm" svg:y="19.018cm" svg:viewBox="0 0 1372 608" draw:points="0,608 1372,608 1372,0 0,0">
          <text:p/>
        </draw:polygon>
        <draw:frame draw:style-name="gr15" draw:text-style-name="P15" draw:layer="layout" svg:width="0.317cm" svg:height="0.319cm" svg:x="17.774cm" svg:y="18.598cm">
          <draw:text-box>
            <text:p text:style-name="P14"><text:span text:style-name="T1">2</text:span></text:p>
          </draw:text-box>
        </draw:frame>
        <draw:polygon draw:style-name="gr14" draw:text-style-name="P13" draw:layer="layout" svg:width="1.371cm" svg:height="0.607cm" svg:x="18.74cm" svg:y="18.411cm" svg:viewBox="0 0 1372 608" draw:points="0,608 1372,608 1372,0 0,0">
          <text:p/>
        </draw:polygon>
        <draw:frame draw:style-name="gr15" draw:text-style-name="P15" draw:layer="layout" svg:width="0.317cm" svg:height="0.319cm" svg:x="17.774cm" svg:y="19.205cm">
          <draw:text-box>
            <text:p text:style-name="P14"><text:span text:style-name="T1">3</text:span></text:p>
          </draw:text-box>
        </draw:frame>
        <draw:polygon draw:style-name="gr14" draw:text-style-name="P13" draw:layer="layout" svg:width="1.371cm" svg:height="0.607cm" svg:x="18.74cm" svg:y="19.018cm" svg:viewBox="0 0 1372 608" draw:points="0,608 1372,608 1372,0 0,0">
          <text:p/>
        </draw:polygon>
        <draw:frame draw:style-name="gr15" draw:text-style-name="P15" draw:layer="layout" svg:width="0.317cm" svg:height="0.319cm" svg:x="19.338cm" svg:y="18.598cm">
          <draw:text-box>
            <text:p text:style-name="P14"><text:span text:style-name="T1">2</text:span></text:p>
          </draw:text-box>
        </draw:frame>
        <draw:polygon draw:style-name="gr14" draw:text-style-name="P13" draw:layer="layout" svg:width="1.371cm" svg:height="0.607cm" svg:x="20.304cm" svg:y="18.411cm" svg:viewBox="0 0 1372 608" draw:points="0,608 1372,608 1372,0 0,0">
          <text:p/>
        </draw:polygon>
        <draw:frame draw:style-name="gr15" draw:text-style-name="P15" draw:layer="layout" svg:width="0.317cm" svg:height="0.319cm" svg:x="19.338cm" svg:y="19.205cm">
          <draw:text-box>
            <text:p text:style-name="P14"><text:span text:style-name="T1">4</text:span></text:p>
          </draw:text-box>
        </draw:frame>
        <draw:polygon draw:style-name="gr14" draw:text-style-name="P13" draw:layer="layout" svg:width="1.371cm" svg:height="0.607cm" svg:x="20.304cm" svg:y="19.018cm" svg:viewBox="0 0 1372 608" draw:points="0,608 1372,608 1372,0 0,0">
          <text:p/>
        </draw:polygon>
        <draw:frame draw:style-name="gr15" draw:text-style-name="P15" draw:layer="layout" svg:width="0.317cm" svg:height="0.319cm" svg:x="20.902cm" svg:y="18.598cm">
          <draw:text-box>
            <text:p text:style-name="P14"><text:span text:style-name="T1">2</text:span></text:p>
          </draw:text-box>
        </draw:frame>
        <draw:polygon draw:style-name="gr14" draw:text-style-name="P13" draw:layer="layout" svg:width="1.37cm" svg:height="0.607cm" svg:x="21.869cm" svg:y="18.411cm" svg:viewBox="0 0 1371 608" draw:points="0,608 1371,608 1371,0 0,0">
          <text:p/>
        </draw:polygon>
        <draw:frame draw:style-name="gr15" draw:text-style-name="P15" draw:layer="layout" svg:width="0.317cm" svg:height="0.319cm" svg:x="20.902cm" svg:y="19.205cm">
          <draw:text-box>
            <text:p text:style-name="P14"><text:span text:style-name="T1">5</text:span></text:p>
          </draw:text-box>
        </draw:frame>
        <draw:polygon draw:style-name="gr14" draw:text-style-name="P13" draw:layer="layout" svg:width="1.37cm" svg:height="0.607cm" svg:x="21.869cm" svg:y="19.018cm" svg:viewBox="0 0 1371 608" draw:points="0,608 1371,608 1371,0 0,0">
          <text:p/>
        </draw:polygon>
        <draw:frame draw:style-name="gr15" draw:text-style-name="P15" draw:layer="layout" svg:width="0.317cm" svg:height="0.319cm" svg:x="22.466cm" svg:y="18.598cm">
          <draw:text-box>
            <text:p text:style-name="P14"><text:span text:style-name="T1">2</text:span></text:p>
          </draw:text-box>
        </draw:frame>
        <draw:polygon draw:style-name="gr14" draw:text-style-name="P13" draw:layer="layout" svg:width="1.371cm" svg:height="0.607cm" svg:x="23.433cm" svg:y="18.411cm" svg:viewBox="0 0 1372 608" draw:points="0,608 1372,608 1372,0 0,0">
          <text:p/>
        </draw:polygon>
        <draw:frame draw:style-name="gr15" draw:text-style-name="P15" draw:layer="layout" svg:width="0.317cm" svg:height="0.319cm" svg:x="22.466cm" svg:y="19.205cm">
          <draw:text-box>
            <text:p text:style-name="P14"><text:span text:style-name="T1">6</text:span></text:p>
          </draw:text-box>
        </draw:frame>
        <draw:polygon draw:style-name="gr14" draw:text-style-name="P13" draw:layer="layout" svg:width="1.371cm" svg:height="0.607cm" svg:x="23.433cm" svg:y="19.018cm" svg:viewBox="0 0 1372 608" draw:points="0,608 1372,608 1372,0 0,0">
          <text:p/>
        </draw:polygon>
        <draw:frame draw:style-name="gr15" draw:text-style-name="P15" draw:layer="layout" svg:width="0.317cm" svg:height="0.319cm" svg:x="24.031cm" svg:y="18.598cm">
          <draw:text-box>
            <text:p text:style-name="P14"><text:span text:style-name="T1">2</text:span></text:p>
          </draw:text-box>
        </draw:frame>
        <draw:polygon draw:style-name="gr14" draw:text-style-name="P13" draw:layer="layout" svg:width="1.371cm" svg:height="0.607cm" svg:x="24.997cm" svg:y="18.411cm" svg:viewBox="0 0 1372 608" draw:points="0,608 1372,608 1372,0 0,0">
          <text:p/>
        </draw:polygon>
        <draw:frame draw:style-name="gr15" draw:text-style-name="P15" draw:layer="layout" svg:width="0.317cm" svg:height="0.319cm" svg:x="24.031cm" svg:y="19.205cm">
          <draw:text-box>
            <text:p text:style-name="P14"><text:span text:style-name="T1">7</text:span></text:p>
          </draw:text-box>
        </draw:frame>
        <draw:polygon draw:style-name="gr14" draw:text-style-name="P13" draw:layer="layout" svg:width="1.371cm" svg:height="0.607cm" svg:x="24.997cm" svg:y="19.018cm" svg:viewBox="0 0 1372 608" draw:points="0,608 1372,608 1372,0 0,0">
          <text:p/>
        </draw:polygon>
        <draw:frame draw:style-name="gr15" draw:text-style-name="P15" draw:layer="layout" svg:width="0.317cm" svg:height="0.319cm" svg:x="25.595cm" svg:y="18.598cm">
          <draw:text-box>
            <text:p text:style-name="P14"><text:span text:style-name="T1">2</text:span></text:p>
          </draw:text-box>
        </draw:frame>
        <draw:polygon draw:style-name="gr14" draw:text-style-name="P13" draw:layer="layout" svg:width="1.371cm" svg:height="0.607cm" svg:x="26.561cm" svg:y="18.411cm" svg:viewBox="0 0 1372 608" draw:points="0,608 1372,608 1372,0 0,0">
          <text:p/>
        </draw:polygon>
        <draw:frame draw:style-name="gr15" draw:text-style-name="P15" draw:layer="layout" svg:width="0.317cm" svg:height="0.319cm" svg:x="25.595cm" svg:y="19.205cm">
          <draw:text-box>
            <text:p text:style-name="P14"><text:span text:style-name="T1">8</text:span></text:p>
          </draw:text-box>
        </draw:frame>
        <draw:polygon draw:style-name="gr14" draw:text-style-name="P13" draw:layer="layout" svg:width="1.371cm" svg:height="0.607cm" svg:x="26.561cm" svg:y="19.018cm" svg:viewBox="0 0 1372 608" draw:points="0,608 1372,608 1372,0 0,0">
          <text:p/>
        </draw:polygon>
        <draw:frame draw:style-name="gr15" draw:text-style-name="P15" draw:layer="layout" svg:width="0.317cm" svg:height="0.319cm" svg:x="27.159cm" svg:y="18.598cm">
          <draw:text-box>
            <text:p text:style-name="P14"><text:span text:style-name="T1">3</text:span></text:p>
          </draw:text-box>
        </draw:frame>
        <draw:polygon draw:style-name="gr14" draw:text-style-name="P13" draw:layer="layout" svg:width="1.371cm" svg:height="0.607cm" svg:x="28.126cm" svg:y="18.411cm" svg:viewBox="0 0 1372 608" draw:points="0,608 1372,608 1372,0 0,0">
          <text:p/>
        </draw:polygon>
        <draw:frame draw:style-name="gr15" draw:text-style-name="P15" draw:layer="layout" svg:width="0.317cm" svg:height="0.319cm" svg:x="27.159cm" svg:y="19.205cm">
          <draw:text-box>
            <text:p text:style-name="P14"><text:span text:style-name="T1">1</text:span></text:p>
          </draw:text-box>
        </draw:frame>
        <draw:polygon draw:style-name="gr14" draw:text-style-name="P13" draw:layer="layout" svg:width="1.371cm" svg:height="0.607cm" svg:x="28.126cm" svg:y="19.018cm" svg:viewBox="0 0 1372 608" draw:points="0,608 1372,608 1372,0 0,0">
          <text:p/>
        </draw:polygon>
        <draw:frame draw:style-name="gr15" draw:text-style-name="P15" draw:layer="layout" svg:width="0.317cm" svg:height="0.319cm" svg:x="28.723cm" svg:y="18.598cm">
          <draw:text-box>
            <text:p text:style-name="P14"><text:span text:style-name="T1">3</text:span></text:p>
          </draw:text-box>
        </draw:frame>
        <draw:polygon draw:style-name="gr14" draw:text-style-name="P13" draw:layer="layout" svg:width="1.371cm" svg:height="0.607cm" svg:x="29.69cm" svg:y="18.411cm" svg:viewBox="0 0 1372 608" draw:points="0,608 1372,608 1372,0 0,0">
          <text:p/>
        </draw:polygon>
        <draw:frame draw:style-name="gr15" draw:text-style-name="P15" draw:layer="layout" svg:width="0.317cm" svg:height="0.319cm" svg:x="28.723cm" svg:y="19.205cm">
          <draw:text-box>
            <text:p text:style-name="P14"><text:span text:style-name="T1">2</text:span></text:p>
          </draw:text-box>
        </draw:frame>
        <draw:polygon draw:style-name="gr14" draw:text-style-name="P13" draw:layer="layout" svg:width="1.371cm" svg:height="0.607cm" svg:x="29.69cm" svg:y="19.018cm" svg:viewBox="0 0 1372 608" draw:points="0,608 1372,608 1372,0 0,0">
          <text:p/>
        </draw:polygon>
        <draw:frame draw:style-name="gr15" draw:text-style-name="P15" draw:layer="layout" svg:width="0.317cm" svg:height="0.319cm" svg:x="30.287cm" svg:y="18.598cm">
          <draw:text-box>
            <text:p text:style-name="P14"><text:span text:style-name="T1">3</text:span></text:p>
          </draw:text-box>
        </draw:frame>
        <draw:polygon draw:style-name="gr14" draw:text-style-name="P13" draw:layer="layout" svg:width="1.371cm" svg:height="0.607cm" svg:x="31.254cm" svg:y="18.411cm" svg:viewBox="0 0 1372 608" draw:points="0,608 1372,608 1372,0 0,0">
          <text:p/>
        </draw:polygon>
        <draw:frame draw:style-name="gr15" draw:text-style-name="P15" draw:layer="layout" svg:width="0.317cm" svg:height="0.319cm" svg:x="30.287cm" svg:y="19.205cm">
          <draw:text-box>
            <text:p text:style-name="P14"><text:span text:style-name="T1">3</text:span></text:p>
          </draw:text-box>
        </draw:frame>
        <draw:polygon draw:style-name="gr14" draw:text-style-name="P13" draw:layer="layout" svg:width="1.371cm" svg:height="0.607cm" svg:x="31.254cm" svg:y="19.018cm" svg:viewBox="0 0 1372 608" draw:points="0,608 1372,608 1372,0 0,0">
          <text:p/>
        </draw:polygon>
        <draw:frame draw:style-name="gr15" draw:text-style-name="P15" draw:layer="layout" svg:width="0.317cm" svg:height="0.319cm" svg:x="31.852cm" svg:y="18.598cm">
          <draw:text-box>
            <text:p text:style-name="P14"><text:span text:style-name="T1">3</text:span></text:p>
          </draw:text-box>
        </draw:frame>
        <draw:polygon draw:style-name="gr14" draw:text-style-name="P13" draw:layer="layout" svg:width="1.371cm" svg:height="0.607cm" svg:x="32.818cm" svg:y="18.411cm" svg:viewBox="0 0 1372 608" draw:points="0,608 1372,608 1372,0 0,0">
          <text:p/>
        </draw:polygon>
        <draw:frame draw:style-name="gr15" draw:text-style-name="P15" draw:layer="layout" svg:width="0.317cm" svg:height="0.319cm" svg:x="31.852cm" svg:y="19.205cm">
          <draw:text-box>
            <text:p text:style-name="P14"><text:span text:style-name="T1">4</text:span></text:p>
          </draw:text-box>
        </draw:frame>
        <draw:polygon draw:style-name="gr14" draw:text-style-name="P13" draw:layer="layout" svg:width="1.371cm" svg:height="0.607cm" svg:x="32.818cm" svg:y="19.018cm" svg:viewBox="0 0 1372 608" draw:points="0,608 1372,608 1372,0 0,0">
          <text:p/>
        </draw:polygon>
        <draw:frame draw:style-name="gr15" draw:text-style-name="P15" draw:layer="layout" svg:width="0.317cm" svg:height="0.319cm" svg:x="33.416cm" svg:y="18.598cm">
          <draw:text-box>
            <text:p text:style-name="P14"><text:span text:style-name="T1">3</text:span></text:p>
          </draw:text-box>
        </draw:frame>
        <draw:polygon draw:style-name="gr14" draw:text-style-name="P13" draw:layer="layout" svg:width="1.371cm" svg:height="0.607cm" svg:x="34.383cm" svg:y="18.411cm" svg:viewBox="0 0 1372 608" draw:points="0,608 1372,608 1372,0 0,0">
          <text:p/>
        </draw:polygon>
        <draw:frame draw:style-name="gr15" draw:text-style-name="P15" draw:layer="layout" svg:width="0.317cm" svg:height="0.319cm" svg:x="33.416cm" svg:y="19.205cm">
          <draw:text-box>
            <text:p text:style-name="P14"><text:span text:style-name="T1">5</text:span></text:p>
          </draw:text-box>
        </draw:frame>
        <draw:polygon draw:style-name="gr14" draw:text-style-name="P13" draw:layer="layout" svg:width="1.371cm" svg:height="0.607cm" svg:x="34.383cm" svg:y="19.018cm" svg:viewBox="0 0 1372 608" draw:points="0,608 1372,608 1372,0 0,0">
          <text:p/>
        </draw:polygon>
        <draw:frame draw:style-name="gr15" draw:text-style-name="P15" draw:layer="layout" svg:width="0.317cm" svg:height="0.319cm" svg:x="34.98cm" svg:y="18.598cm">
          <draw:text-box>
            <text:p text:style-name="P14"><text:span text:style-name="T1">3</text:span></text:p>
          </draw:text-box>
        </draw:frame>
        <draw:polygon draw:style-name="gr14" draw:text-style-name="P13" draw:layer="layout" svg:width="1.371cm" svg:height="0.607cm" svg:x="35.947cm" svg:y="18.411cm" svg:viewBox="0 0 1372 608" draw:points="0,608 1372,608 1372,0 0,0">
          <text:p/>
        </draw:polygon>
        <draw:frame draw:style-name="gr15" draw:text-style-name="P15" draw:layer="layout" svg:width="0.317cm" svg:height="0.319cm" svg:x="34.98cm" svg:y="19.205cm">
          <draw:text-box>
            <text:p text:style-name="P14"><text:span text:style-name="T1">6</text:span></text:p>
          </draw:text-box>
        </draw:frame>
        <draw:polygon draw:style-name="gr14" draw:text-style-name="P13" draw:layer="layout" svg:width="1.371cm" svg:height="0.607cm" svg:x="35.947cm" svg:y="19.018cm" svg:viewBox="0 0 1372 608" draw:points="0,608 1372,608 1372,0 0,0">
          <text:p/>
        </draw:polygon>
        <draw:frame draw:style-name="gr15" draw:text-style-name="P15" draw:layer="layout" svg:width="0.317cm" svg:height="0.319cm" svg:x="36.545cm" svg:y="18.598cm">
          <draw:text-box>
            <text:p text:style-name="P14"><text:span text:style-name="T1">3</text:span></text:p>
          </draw:text-box>
        </draw:frame>
        <draw:polygon draw:style-name="gr14" draw:text-style-name="P13" draw:layer="layout" svg:width="1.371cm" svg:height="0.607cm" svg:x="37.511cm" svg:y="18.411cm" svg:viewBox="0 0 1372 608" draw:points="0,608 1372,608 1372,0 0,0">
          <text:p/>
        </draw:polygon>
        <draw:frame draw:style-name="gr15" draw:text-style-name="P15" draw:layer="layout" svg:width="0.317cm" svg:height="0.319cm" svg:x="36.545cm" svg:y="19.205cm">
          <draw:text-box>
            <text:p text:style-name="P14"><text:span text:style-name="T1">7</text:span></text:p>
          </draw:text-box>
        </draw:frame>
        <draw:polygon draw:style-name="gr14" draw:text-style-name="P13" draw:layer="layout" svg:width="1.371cm" svg:height="0.607cm" svg:x="37.511cm" svg:y="19.018cm" svg:viewBox="0 0 1372 608" draw:points="0,608 1372,608 1372,0 0,0">
          <text:p/>
        </draw:polygon>
        <draw:frame draw:style-name="gr15" draw:text-style-name="P15" draw:layer="layout" svg:width="0.317cm" svg:height="0.319cm" svg:x="38.109cm" svg:y="18.598cm">
          <draw:text-box>
            <text:p text:style-name="P14"><text:span text:style-name="T1">3</text:span></text:p>
          </draw:text-box>
        </draw:frame>
        <draw:polygon draw:style-name="gr14" draw:text-style-name="P13" draw:layer="layout" svg:width="1.371cm" svg:height="0.607cm" svg:x="39.075cm" svg:y="18.411cm" svg:viewBox="0 0 1372 608" draw:points="0,608 1372,608 1372,0 0,0">
          <text:p/>
        </draw:polygon>
        <draw:frame draw:style-name="gr15" draw:text-style-name="P15" draw:layer="layout" svg:width="0.317cm" svg:height="0.319cm" svg:x="38.109cm" svg:y="19.205cm">
          <draw:text-box>
            <text:p text:style-name="P14"><text:span text:style-name="T1">8</text:span></text:p>
          </draw:text-box>
        </draw:frame>
        <draw:polygon draw:style-name="gr14" draw:text-style-name="P13" draw:layer="layout" svg:width="1.371cm" svg:height="0.607cm" svg:x="39.075cm" svg:y="19.018cm" svg:viewBox="0 0 1372 608" draw:points="0,608 1372,608 1372,0 0,0">
          <text:p/>
        </draw:polygon>
        <draw:frame draw:style-name="gr15" draw:text-style-name="P15" draw:layer="layout" svg:width="0.317cm" svg:height="0.319cm" svg:x="39.673cm" svg:y="18.598cm">
          <draw:text-box>
            <text:p text:style-name="P14"><text:span text:style-name="T1">3</text:span></text:p>
          </draw:text-box>
        </draw:frame>
        <draw:line draw:style-name="gr16" draw:text-style-name="P3" draw:layer="layout" svg:x1="1.579cm" svg:y1="19.722cm" svg:x2="1.579cm" svg:y2="19.625cm">
          <text:p/>
        </draw:line>
        <draw:line draw:style-name="gr16" draw:text-style-name="P3" draw:layer="layout" svg:x1="2cm" svg:y1="19.722cm" svg:x2="2cm" svg:y2="19.625cm">
          <text:p/>
        </draw:line>
        <draw:line draw:style-name="gr16" draw:text-style-name="P3" draw:layer="layout" svg:x1="2.421cm" svg:y1="19.722cm" svg:x2="2.421cm" svg:y2="19.625cm">
          <text:p/>
        </draw:line>
        <draw:line draw:style-name="gr16" draw:text-style-name="P3" draw:layer="layout" svg:x1="2.842cm" svg:y1="19.722cm" svg:x2="2.842cm" svg:y2="19.625cm">
          <text:p/>
        </draw:line>
        <draw:line draw:style-name="gr16" draw:text-style-name="P3" draw:layer="layout" svg:x1="3.143cm" svg:y1="19.722cm" svg:x2="3.143cm" svg:y2="19.625cm">
          <text:p/>
        </draw:line>
        <draw:line draw:style-name="gr16" draw:text-style-name="P3" draw:layer="layout" svg:x1="3.564cm" svg:y1="19.722cm" svg:x2="3.564cm" svg:y2="19.625cm">
          <text:p/>
        </draw:line>
        <draw:line draw:style-name="gr16" draw:text-style-name="P3" draw:layer="layout" svg:x1="3.985cm" svg:y1="19.722cm" svg:x2="3.985cm" svg:y2="19.625cm">
          <text:p/>
        </draw:line>
        <draw:line draw:style-name="gr16" draw:text-style-name="P3" draw:layer="layout" svg:x1="4.406cm" svg:y1="19.722cm" svg:x2="4.406cm" svg:y2="19.625cm">
          <text:p/>
        </draw:line>
        <draw:line draw:style-name="gr16" draw:text-style-name="P3" draw:layer="layout" svg:x1="4.707cm" svg:y1="19.722cm" svg:x2="4.707cm" svg:y2="19.625cm">
          <text:p/>
        </draw:line>
        <draw:line draw:style-name="gr16" draw:text-style-name="P3" draw:layer="layout" svg:x1="5.129cm" svg:y1="19.722cm" svg:x2="5.129cm" svg:y2="19.625cm">
          <text:p/>
        </draw:line>
        <draw:line draw:style-name="gr16" draw:text-style-name="P3" draw:layer="layout" svg:x1="5.55cm" svg:y1="19.722cm" svg:x2="5.55cm" svg:y2="19.625cm">
          <text:p/>
        </draw:line>
        <draw:line draw:style-name="gr16" draw:text-style-name="P3" draw:layer="layout" svg:x1="5.971cm" svg:y1="19.722cm" svg:x2="5.971cm" svg:y2="19.625cm">
          <text:p/>
        </draw:line>
        <draw:line draw:style-name="gr16" draw:text-style-name="P3" draw:layer="layout" svg:x1="6.272cm" svg:y1="19.722cm" svg:x2="6.272cm" svg:y2="19.625cm">
          <text:p/>
        </draw:line>
        <draw:line draw:style-name="gr16" draw:text-style-name="P3" draw:layer="layout" svg:x1="6.693cm" svg:y1="19.722cm" svg:x2="6.693cm" svg:y2="19.625cm">
          <text:p/>
        </draw:line>
        <draw:line draw:style-name="gr16" draw:text-style-name="P3" draw:layer="layout" svg:x1="7.114cm" svg:y1="19.722cm" svg:x2="7.114cm" svg:y2="19.625cm">
          <text:p/>
        </draw:line>
        <draw:line draw:style-name="gr16" draw:text-style-name="P3" draw:layer="layout" svg:x1="7.535cm" svg:y1="19.722cm" svg:x2="7.535cm" svg:y2="19.625cm">
          <text:p/>
        </draw:line>
        <draw:line draw:style-name="gr16" draw:text-style-name="P3" draw:layer="layout" svg:x1="7.836cm" svg:y1="19.722cm" svg:x2="7.836cm" svg:y2="19.625cm">
          <text:p/>
        </draw:line>
        <draw:line draw:style-name="gr16" draw:text-style-name="P3" draw:layer="layout" svg:x1="8.257cm" svg:y1="19.722cm" svg:x2="8.257cm" svg:y2="19.625cm">
          <text:p/>
        </draw:line>
        <draw:line draw:style-name="gr16" draw:text-style-name="P3" draw:layer="layout" svg:x1="8.678cm" svg:y1="19.722cm" svg:x2="8.678cm" svg:y2="19.625cm">
          <text:p/>
        </draw:line>
        <draw:line draw:style-name="gr16" draw:text-style-name="P3" draw:layer="layout" svg:x1="9.099cm" svg:y1="19.722cm" svg:x2="9.099cm" svg:y2="19.625cm">
          <text:p/>
        </draw:line>
        <draw:line draw:style-name="gr16" draw:text-style-name="P3" draw:layer="layout" svg:x1="9.4cm" svg:y1="19.722cm" svg:x2="9.4cm" svg:y2="19.625cm">
          <text:p/>
        </draw:line>
        <draw:line draw:style-name="gr16" draw:text-style-name="P3" draw:layer="layout" svg:x1="9.821cm" svg:y1="19.722cm" svg:x2="9.821cm" svg:y2="19.625cm">
          <text:p/>
        </draw:line>
        <draw:line draw:style-name="gr16" draw:text-style-name="P3" draw:layer="layout" svg:x1="10.242cm" svg:y1="19.722cm" svg:x2="10.242cm" svg:y2="19.625cm">
          <text:p/>
        </draw:line>
        <draw:line draw:style-name="gr16" draw:text-style-name="P3" draw:layer="layout" svg:x1="10.663cm" svg:y1="19.722cm" svg:x2="10.663cm" svg:y2="19.625cm">
          <text:p/>
        </draw:line>
        <draw:line draw:style-name="gr16" draw:text-style-name="P3" draw:layer="layout" svg:x1="10.965cm" svg:y1="19.722cm" svg:x2="10.965cm" svg:y2="19.625cm">
          <text:p/>
        </draw:line>
        <draw:line draw:style-name="gr16" draw:text-style-name="P3" draw:layer="layout" svg:x1="11.385cm" svg:y1="19.722cm" svg:x2="11.385cm" svg:y2="19.625cm">
          <text:p/>
        </draw:line>
        <draw:line draw:style-name="gr16" draw:text-style-name="P3" draw:layer="layout" svg:x1="11.807cm" svg:y1="19.722cm" svg:x2="11.807cm" svg:y2="19.625cm">
          <text:p/>
        </draw:line>
        <draw:line draw:style-name="gr16" draw:text-style-name="P3" draw:layer="layout" svg:x1="12.227cm" svg:y1="19.722cm" svg:x2="12.227cm" svg:y2="19.625cm">
          <text:p/>
        </draw:line>
        <draw:line draw:style-name="gr16" draw:text-style-name="P3" draw:layer="layout" svg:x1="12.529cm" svg:y1="19.722cm" svg:x2="12.529cm" svg:y2="19.625cm">
          <text:p/>
        </draw:line>
        <draw:line draw:style-name="gr16" draw:text-style-name="P3" draw:layer="layout" svg:x1="12.95cm" svg:y1="19.722cm" svg:x2="12.95cm" svg:y2="19.625cm">
          <text:p/>
        </draw:line>
        <draw:line draw:style-name="gr16" draw:text-style-name="P3" draw:layer="layout" svg:x1="13.371cm" svg:y1="19.722cm" svg:x2="13.371cm" svg:y2="19.625cm">
          <text:p/>
        </draw:line>
        <draw:line draw:style-name="gr16" draw:text-style-name="P3" draw:layer="layout" svg:x1="13.792cm" svg:y1="19.722cm" svg:x2="13.792cm" svg:y2="19.625cm">
          <text:p/>
        </draw:line>
        <draw:line draw:style-name="gr16" draw:text-style-name="P3" draw:layer="layout" svg:x1="14.093cm" svg:y1="19.722cm" svg:x2="14.093cm" svg:y2="19.625cm">
          <text:p/>
        </draw:line>
        <draw:line draw:style-name="gr16" draw:text-style-name="P3" draw:layer="layout" svg:x1="14.514cm" svg:y1="19.722cm" svg:x2="14.514cm" svg:y2="19.625cm">
          <text:p/>
        </draw:line>
        <draw:line draw:style-name="gr16" draw:text-style-name="P3" draw:layer="layout" svg:x1="14.935cm" svg:y1="19.722cm" svg:x2="14.935cm" svg:y2="19.625cm">
          <text:p/>
        </draw:line>
        <draw:line draw:style-name="gr16" draw:text-style-name="P3" draw:layer="layout" svg:x1="15.356cm" svg:y1="19.722cm" svg:x2="15.356cm" svg:y2="19.625cm">
          <text:p/>
        </draw:line>
        <draw:line draw:style-name="gr16" draw:text-style-name="P3" draw:layer="layout" svg:x1="15.657cm" svg:y1="19.722cm" svg:x2="15.657cm" svg:y2="19.625cm">
          <text:p/>
        </draw:line>
        <draw:line draw:style-name="gr16" draw:text-style-name="P3" draw:layer="layout" svg:x1="16.078cm" svg:y1="19.722cm" svg:x2="16.078cm" svg:y2="19.625cm">
          <text:p/>
        </draw:line>
        <draw:line draw:style-name="gr16" draw:text-style-name="P3" draw:layer="layout" svg:x1="16.499cm" svg:y1="19.722cm" svg:x2="16.499cm" svg:y2="19.625cm">
          <text:p/>
        </draw:line>
        <draw:line draw:style-name="gr16" draw:text-style-name="P3" draw:layer="layout" svg:x1="16.92cm" svg:y1="19.722cm" svg:x2="16.92cm" svg:y2="19.625cm">
          <text:p/>
        </draw:line>
        <draw:line draw:style-name="gr16" draw:text-style-name="P3" draw:layer="layout" svg:x1="17.221cm" svg:y1="19.722cm" svg:x2="17.221cm" svg:y2="19.625cm">
          <text:p/>
        </draw:line>
        <draw:line draw:style-name="gr16" draw:text-style-name="P3" draw:layer="layout" svg:x1="17.643cm" svg:y1="19.722cm" svg:x2="17.643cm" svg:y2="19.625cm">
          <text:p/>
        </draw:line>
        <draw:line draw:style-name="gr16" draw:text-style-name="P3" draw:layer="layout" svg:x1="18.063cm" svg:y1="19.722cm" svg:x2="18.063cm" svg:y2="19.625cm">
          <text:p/>
        </draw:line>
        <draw:line draw:style-name="gr16" draw:text-style-name="P3" draw:layer="layout" svg:x1="18.485cm" svg:y1="19.722cm" svg:x2="18.485cm" svg:y2="19.625cm">
          <text:p/>
        </draw:line>
        <draw:line draw:style-name="gr16" draw:text-style-name="P3" draw:layer="layout" svg:x1="18.786cm" svg:y1="19.722cm" svg:x2="18.786cm" svg:y2="19.625cm">
          <text:p/>
        </draw:line>
        <draw:line draw:style-name="gr16" draw:text-style-name="P3" draw:layer="layout" svg:x1="19.207cm" svg:y1="19.722cm" svg:x2="19.207cm" svg:y2="19.625cm">
          <text:p/>
        </draw:line>
        <draw:line draw:style-name="gr16" draw:text-style-name="P3" draw:layer="layout" svg:x1="19.628cm" svg:y1="19.722cm" svg:x2="19.628cm" svg:y2="19.625cm">
          <text:p/>
        </draw:line>
        <draw:line draw:style-name="gr16" draw:text-style-name="P3" draw:layer="layout" svg:x1="20.049cm" svg:y1="19.722cm" svg:x2="20.049cm" svg:y2="19.625cm">
          <text:p/>
        </draw:line>
        <draw:line draw:style-name="gr16" draw:text-style-name="P3" draw:layer="layout" svg:x1="20.35cm" svg:y1="19.722cm" svg:x2="20.35cm" svg:y2="19.625cm">
          <text:p/>
        </draw:line>
        <draw:line draw:style-name="gr16" draw:text-style-name="P3" draw:layer="layout" svg:x1="20.771cm" svg:y1="19.722cm" svg:x2="20.771cm" svg:y2="19.625cm">
          <text:p/>
        </draw:line>
        <draw:line draw:style-name="gr16" draw:text-style-name="P3" draw:layer="layout" svg:x1="21.192cm" svg:y1="19.722cm" svg:x2="21.192cm" svg:y2="19.625cm">
          <text:p/>
        </draw:line>
        <draw:line draw:style-name="gr16" draw:text-style-name="P3" draw:layer="layout" svg:x1="21.613cm" svg:y1="19.722cm" svg:x2="21.613cm" svg:y2="19.625cm">
          <text:p/>
        </draw:line>
        <draw:line draw:style-name="gr16" draw:text-style-name="P3" draw:layer="layout" svg:x1="21.914cm" svg:y1="19.722cm" svg:x2="21.914cm" svg:y2="19.625cm">
          <text:p/>
        </draw:line>
        <draw:line draw:style-name="gr16" draw:text-style-name="P3" draw:layer="layout" svg:x1="22.335cm" svg:y1="19.722cm" svg:x2="22.335cm" svg:y2="19.625cm">
          <text:p/>
        </draw:line>
        <draw:line draw:style-name="gr16" draw:text-style-name="P3" draw:layer="layout" svg:x1="22.756cm" svg:y1="19.722cm" svg:x2="22.756cm" svg:y2="19.625cm">
          <text:p/>
        </draw:line>
        <draw:line draw:style-name="gr16" draw:text-style-name="P3" draw:layer="layout" svg:x1="23.177cm" svg:y1="19.722cm" svg:x2="23.177cm" svg:y2="19.625cm">
          <text:p/>
        </draw:line>
        <draw:line draw:style-name="gr16" draw:text-style-name="P3" draw:layer="layout" svg:x1="23.478cm" svg:y1="19.722cm" svg:x2="23.478cm" svg:y2="19.625cm">
          <text:p/>
        </draw:line>
        <draw:line draw:style-name="gr16" draw:text-style-name="P3" draw:layer="layout" svg:x1="23.899cm" svg:y1="19.722cm" svg:x2="23.899cm" svg:y2="19.625cm">
          <text:p/>
        </draw:line>
        <draw:line draw:style-name="gr16" draw:text-style-name="P3" draw:layer="layout" svg:x1="24.32cm" svg:y1="19.722cm" svg:x2="24.32cm" svg:y2="19.625cm">
          <text:p/>
        </draw:line>
        <draw:line draw:style-name="gr16" draw:text-style-name="P3" draw:layer="layout" svg:x1="24.742cm" svg:y1="19.722cm" svg:x2="24.742cm" svg:y2="19.625cm">
          <text:p/>
        </draw:line>
        <draw:line draw:style-name="gr16" draw:text-style-name="P3" draw:layer="layout" svg:x1="25.042cm" svg:y1="19.722cm" svg:x2="25.042cm" svg:y2="19.625cm">
          <text:p/>
        </draw:line>
        <draw:line draw:style-name="gr16" draw:text-style-name="P3" draw:layer="layout" svg:x1="25.464cm" svg:y1="19.722cm" svg:x2="25.464cm" svg:y2="19.625cm">
          <text:p/>
        </draw:line>
        <draw:line draw:style-name="gr16" draw:text-style-name="P3" draw:layer="layout" svg:x1="25.885cm" svg:y1="19.722cm" svg:x2="25.885cm" svg:y2="19.625cm">
          <text:p/>
        </draw:line>
        <draw:line draw:style-name="gr16" draw:text-style-name="P3" draw:layer="layout" svg:x1="26.306cm" svg:y1="19.722cm" svg:x2="26.306cm" svg:y2="19.625cm">
          <text:p/>
        </draw:line>
        <draw:line draw:style-name="gr16" draw:text-style-name="P3" draw:layer="layout" svg:x1="26.607cm" svg:y1="19.722cm" svg:x2="26.607cm" svg:y2="19.625cm">
          <text:p/>
        </draw:line>
        <draw:line draw:style-name="gr16" draw:text-style-name="P3" draw:layer="layout" svg:x1="27.028cm" svg:y1="19.722cm" svg:x2="27.028cm" svg:y2="19.625cm">
          <text:p/>
        </draw:line>
        <draw:line draw:style-name="gr16" draw:text-style-name="P3" draw:layer="layout" svg:x1="27.449cm" svg:y1="19.722cm" svg:x2="27.449cm" svg:y2="19.625cm">
          <text:p/>
        </draw:line>
        <draw:line draw:style-name="gr16" draw:text-style-name="P3" draw:layer="layout" svg:x1="27.87cm" svg:y1="19.722cm" svg:x2="27.87cm" svg:y2="19.625cm">
          <text:p/>
        </draw:line>
        <draw:line draw:style-name="gr16" draw:text-style-name="P3" draw:layer="layout" svg:x1="28.171cm" svg:y1="19.722cm" svg:x2="28.171cm" svg:y2="19.625cm">
          <text:p/>
        </draw:line>
        <draw:line draw:style-name="gr16" draw:text-style-name="P3" draw:layer="layout" svg:x1="28.592cm" svg:y1="19.722cm" svg:x2="28.592cm" svg:y2="19.625cm">
          <text:p/>
        </draw:line>
        <draw:line draw:style-name="gr16" draw:text-style-name="P3" draw:layer="layout" svg:x1="29.013cm" svg:y1="19.722cm" svg:x2="29.013cm" svg:y2="19.625cm">
          <text:p/>
        </draw:line>
        <draw:line draw:style-name="gr16" draw:text-style-name="P3" draw:layer="layout" svg:x1="29.434cm" svg:y1="19.722cm" svg:x2="29.434cm" svg:y2="19.625cm">
          <text:p/>
        </draw:line>
        <draw:line draw:style-name="gr16" draw:text-style-name="P3" draw:layer="layout" svg:x1="29.735cm" svg:y1="19.722cm" svg:x2="29.735cm" svg:y2="19.625cm">
          <text:p/>
        </draw:line>
        <draw:line draw:style-name="gr16" draw:text-style-name="P3" draw:layer="layout" svg:x1="30.156cm" svg:y1="19.722cm" svg:x2="30.156cm" svg:y2="19.625cm">
          <text:p/>
        </draw:line>
        <draw:line draw:style-name="gr16" draw:text-style-name="P3" draw:layer="layout" svg:x1="30.578cm" svg:y1="19.722cm" svg:x2="30.578cm" svg:y2="19.625cm">
          <text:p/>
        </draw:line>
        <draw:line draw:style-name="gr16" draw:text-style-name="P3" draw:layer="layout" svg:x1="30.998cm" svg:y1="19.722cm" svg:x2="30.998cm" svg:y2="19.625cm">
          <text:p/>
        </draw:line>
        <draw:line draw:style-name="gr16" draw:text-style-name="P3" draw:layer="layout" svg:x1="31.3cm" svg:y1="19.722cm" svg:x2="31.3cm" svg:y2="19.625cm">
          <text:p/>
        </draw:line>
        <draw:line draw:style-name="gr16" draw:text-style-name="P3" draw:layer="layout" svg:x1="31.721cm" svg:y1="19.722cm" svg:x2="31.721cm" svg:y2="19.625cm">
          <text:p/>
        </draw:line>
        <draw:line draw:style-name="gr16" draw:text-style-name="P3" draw:layer="layout" svg:x1="32.142cm" svg:y1="19.722cm" svg:x2="32.142cm" svg:y2="19.625cm">
          <text:p/>
        </draw:line>
        <draw:line draw:style-name="gr16" draw:text-style-name="P3" draw:layer="layout" svg:x1="32.563cm" svg:y1="19.722cm" svg:x2="32.563cm" svg:y2="19.625cm">
          <text:p/>
        </draw:line>
        <draw:line draw:style-name="gr16" draw:text-style-name="P3" draw:layer="layout" svg:x1="32.864cm" svg:y1="19.722cm" svg:x2="32.864cm" svg:y2="19.625cm">
          <text:p/>
        </draw:line>
        <draw:line draw:style-name="gr16" draw:text-style-name="P3" draw:layer="layout" svg:x1="33.285cm" svg:y1="19.722cm" svg:x2="33.285cm" svg:y2="19.625cm">
          <text:p/>
        </draw:line>
        <draw:line draw:style-name="gr16" draw:text-style-name="P3" draw:layer="layout" svg:x1="33.706cm" svg:y1="19.722cm" svg:x2="33.706cm" svg:y2="19.625cm">
          <text:p/>
        </draw:line>
        <draw:line draw:style-name="gr16" draw:text-style-name="P3" draw:layer="layout" svg:x1="34.127cm" svg:y1="19.722cm" svg:x2="34.127cm" svg:y2="19.625cm">
          <text:p/>
        </draw:line>
        <draw:line draw:style-name="gr16" draw:text-style-name="P3" draw:layer="layout" svg:x1="34.428cm" svg:y1="19.722cm" svg:x2="34.428cm" svg:y2="19.625cm">
          <text:p/>
        </draw:line>
        <draw:line draw:style-name="gr16" draw:text-style-name="P3" draw:layer="layout" svg:x1="34.849cm" svg:y1="19.722cm" svg:x2="34.849cm" svg:y2="19.625cm">
          <text:p/>
        </draw:line>
        <draw:line draw:style-name="gr16" draw:text-style-name="P3" draw:layer="layout" svg:x1="35.27cm" svg:y1="19.722cm" svg:x2="35.27cm" svg:y2="19.625cm">
          <text:p/>
        </draw:line>
        <draw:line draw:style-name="gr16" draw:text-style-name="P3" draw:layer="layout" svg:x1="35.691cm" svg:y1="19.722cm" svg:x2="35.691cm" svg:y2="19.625cm">
          <text:p/>
        </draw:line>
        <draw:line draw:style-name="gr16" draw:text-style-name="P3" draw:layer="layout" svg:x1="35.992cm" svg:y1="19.722cm" svg:x2="35.992cm" svg:y2="19.625cm">
          <text:p/>
        </draw:line>
        <draw:line draw:style-name="gr16" draw:text-style-name="P3" draw:layer="layout" svg:x1="36.413cm" svg:y1="19.722cm" svg:x2="36.413cm" svg:y2="19.625cm">
          <text:p/>
        </draw:line>
        <draw:line draw:style-name="gr16" draw:text-style-name="P3" draw:layer="layout" svg:x1="36.834cm" svg:y1="19.722cm" svg:x2="36.834cm" svg:y2="19.625cm">
          <text:p/>
        </draw:line>
        <draw:line draw:style-name="gr16" draw:text-style-name="P3" draw:layer="layout" svg:x1="37.255cm" svg:y1="19.722cm" svg:x2="37.255cm" svg:y2="19.625cm">
          <text:p/>
        </draw:line>
        <draw:line draw:style-name="gr16" draw:text-style-name="P3" draw:layer="layout" svg:x1="37.557cm" svg:y1="19.722cm" svg:x2="37.557cm" svg:y2="19.625cm">
          <text:p/>
        </draw:line>
        <draw:line draw:style-name="gr16" draw:text-style-name="P3" draw:layer="layout" svg:x1="37.977cm" svg:y1="19.722cm" svg:x2="37.977cm" svg:y2="19.625cm">
          <text:p/>
        </draw:line>
        <draw:line draw:style-name="gr16" draw:text-style-name="P3" draw:layer="layout" svg:x1="38.399cm" svg:y1="19.722cm" svg:x2="38.399cm" svg:y2="19.625cm">
          <text:p/>
        </draw:line>
        <draw:line draw:style-name="gr16" draw:text-style-name="P3" draw:layer="layout" svg:x1="38.82cm" svg:y1="19.722cm" svg:x2="38.82cm" svg:y2="19.625cm">
          <text:p/>
        </draw:line>
        <draw:line draw:style-name="gr16" draw:text-style-name="P3" draw:layer="layout" svg:x1="39.121cm" svg:y1="19.722cm" svg:x2="39.121cm" svg:y2="19.625cm">
          <text:p/>
        </draw:line>
        <draw:line draw:style-name="gr16" draw:text-style-name="P3" draw:layer="layout" svg:x1="39.542cm" svg:y1="19.722cm" svg:x2="39.542cm" svg:y2="19.625cm">
          <text:p/>
        </draw:line>
        <draw:line draw:style-name="gr16" draw:text-style-name="P3" draw:layer="layout" svg:x1="39.963cm" svg:y1="19.722cm" svg:x2="39.963cm" svg:y2="19.625cm">
          <text:p/>
        </draw:line>
        <draw:line draw:style-name="gr16" draw:text-style-name="P3" draw:layer="layout" svg:x1="40.384cm" svg:y1="19.722cm" svg:x2="40.384cm" svg:y2="19.625cm">
          <text:p/>
        </draw:line>
        <draw:frame draw:style-name="gr15" draw:text-style-name="P15" draw:layer="layout" svg:width="0.317cm" svg:height="0.319cm" svg:x="39.673cm" svg:y="19.205cm">
          <draw:text-box>
            <text:p text:style-name="P14"><text:span text:style-name="T1">9</text:span></text:p>
          </draw:text-box>
        </draw:frame>
        <draw:frame draw:style-name="gr15" draw:text-style-name="P15" draw:layer="layout" svg:width="0.317cm" svg:height="0.319cm" svg:x="1.184cm" svg:y="17.52cm">
          <draw:text-box>
            <text:p text:style-name="P14"><text:span text:style-name="T2">0</text:span></text:p>
          </draw:text-box>
        </draw:frame>
        <draw:frame draw:style-name="gr15" draw:text-style-name="P15" draw:layer="layout" svg:width="0.535cm" svg:height="0.319cm" svg:x="0.83cm" svg:y="12.548cm">
          <draw:text-box>
            <text:p text:style-name="P14"><text:span text:style-name="T2">400</text:span></text:p>
          </draw:text-box>
        </draw:frame>
        <draw:frame draw:style-name="gr15" draw:text-style-name="P15" draw:layer="layout" svg:width="0.535cm" svg:height="0.319cm" svg:x="0.83cm" svg:y="7.575cm">
          <draw:text-box>
            <text:p text:style-name="P14"><text:span text:style-name="T2">800</text:span></text:p>
          </draw:text-box>
        </draw:frame>
        <draw:line draw:style-name="gr16" draw:text-style-name="P3" draw:layer="layout" svg:x1="1.437cm" svg:y1="17.637cm" svg:x2="1.533cm" svg:y2="17.637cm">
          <text:p/>
        </draw:line>
        <draw:line draw:style-name="gr16" draw:text-style-name="P3" draw:layer="layout" svg:x1="1.437cm" svg:y1="12.665cm" svg:x2="1.533cm" svg:y2="12.665cm">
          <text:p/>
        </draw:line>
        <draw:line draw:style-name="gr16" draw:text-style-name="P3" draw:layer="layout" svg:x1="1.437cm" svg:y1="7.692cm" svg:x2="1.533cm" svg:y2="7.692cm">
          <text:p/>
        </draw:line>
        <draw:line draw:style-name="gr16" draw:text-style-name="P3" draw:layer="layout" svg:x1="1.437cm" svg:y1="2.72cm" svg:x2="1.533cm" svg:y2="2.72cm">
          <text:p/>
        </draw:line>
        <draw:frame draw:style-name="gr15" draw:text-style-name="P15" draw:layer="layout" svg:width="0.713cm" svg:height="0.319cm" svg:x="0.654cm" svg:y="2.603cm">
          <draw:text-box>
            <text:p text:style-name="P14"><text:span text:style-name="T2">1200</text:span></text:p>
          </draw:text-box>
        </draw:frame>
        <draw:frame draw:style-name="gr17" draw:text-style-name="P16" draw:layer="layout" svg:width="2.254cm" svg:height="0.391cm" svg:x="19.869cm" svg:y="19.815cm">
          <draw:text-box>
            <text:p text:style-name="P14"><text:span text:style-name="T3">Akt og scene</text:span></text:p>
          </draw:text-box>
        </draw:frame>
        <draw:polygon draw:style-name="gr18" draw:text-style-name="P1" draw:layer="layout" svg:width="11.991cm" svg:height="1.606cm" svg:x="14.994cm" svg:y="20.569cm" svg:viewBox="0 0 11992 1607" draw:points="0,1607 11992,1607 11992,0 0,0">
          <text:p/>
        </draw:polygon>
        <draw:frame draw:style-name="gr17" draw:text-style-name="P16" draw:layer="layout" svg:width="2.622cm" svg:height="0.391cm" draw:transform="rotate (1.5707963267949) translate (0.189cm 11.198cm)">
          <draw:text-box>
            <text:p text:style-name="P14"><text:span text:style-name="T3">Antal sagte ord</text:span></text:p>
          </draw:text-box>
        </draw:frame>
        <draw:polygon draw:style-name="gr19" draw:text-style-name="P17" draw:layer="layout" svg:width="0.61cm" svg:height="0.609cm" svg:x="16.265cm" svg:y="20.763cm" svg:viewBox="0 0 611 610" draw:points="0,610 611,610 611,0 0,0">
          <text:p/>
        </draw:polygon>
        <draw:polygon draw:style-name="gr5" draw:text-style-name="P4" draw:layer="layout" svg:width="0.56cm" svg:height="0.559cm" svg:x="16.29cm" svg:y="20.788cm" svg:viewBox="0 0 561 560" draw:points="0,560 561,560 561,0 0,0">
          <text:p/>
        </draw:polygon>
        <draw:polygon draw:style-name="gr19" draw:text-style-name="P17" draw:layer="layout" svg:width="0.61cm" svg:height="0.61cm" svg:x="16.265cm" svg:y="21.372cm" svg:viewBox="0 0 611 611" draw:points="0,611 611,611 611,0 0,0">
          <text:p/>
        </draw:polygon>
        <draw:polygon draw:style-name="gr8" draw:text-style-name="P7" draw:layer="layout" svg:width="0.56cm" svg:height="0.56cm" svg:x="16.29cm" svg:y="21.397cm" svg:viewBox="0 0 561 561" draw:points="0,561 561,561 561,0 0,0">
          <text:p/>
        </draw:polygon>
        <draw:polygon draw:style-name="gr19" draw:text-style-name="P17" draw:layer="layout" svg:width="0.609cm" svg:height="0.609cm" svg:x="18.405cm" svg:y="20.763cm" svg:viewBox="0 0 610 610" draw:points="0,610 610,610 610,0 0,0">
          <text:p/>
        </draw:polygon>
        <draw:polygon draw:style-name="gr6" draw:text-style-name="P5" draw:layer="layout" svg:width="0.559cm" svg:height="0.559cm" svg:x="18.43cm" svg:y="20.788cm" svg:viewBox="0 0 560 560" draw:points="0,560 560,560 560,0 0,0">
          <text:p/>
        </draw:polygon>
        <draw:polygon draw:style-name="gr19" draw:text-style-name="P17" draw:layer="layout" svg:width="0.609cm" svg:height="0.61cm" svg:x="18.405cm" svg:y="21.372cm" svg:viewBox="0 0 610 611" draw:points="0,611 610,611 610,0 0,0">
          <text:p/>
        </draw:polygon>
        <draw:polygon draw:style-name="gr11" draw:text-style-name="P10" draw:layer="layout" svg:width="0.559cm" svg:height="0.56cm" svg:x="18.43cm" svg:y="21.397cm" svg:viewBox="0 0 560 561" draw:points="0,561 560,561 560,0 0,0">
          <text:p/>
        </draw:polygon>
        <draw:polygon draw:style-name="gr19" draw:text-style-name="P17" draw:layer="layout" svg:width="0.609cm" svg:height="0.609cm" svg:x="20.774cm" svg:y="20.763cm" svg:viewBox="0 0 610 610" draw:points="0,610 610,610 610,0 0,0">
          <text:p/>
        </draw:polygon>
        <draw:polygon draw:style-name="gr7" draw:text-style-name="P6" draw:layer="layout" svg:width="0.559cm" svg:height="0.559cm" svg:x="20.799cm" svg:y="20.788cm" svg:viewBox="0 0 560 560" draw:points="0,560 560,560 560,0 0,0">
          <text:p/>
        </draw:polygon>
        <draw:polygon draw:style-name="gr19" draw:text-style-name="P17" draw:layer="layout" svg:width="0.609cm" svg:height="0.61cm" svg:x="20.774cm" svg:y="21.372cm" svg:viewBox="0 0 610 611" draw:points="0,611 610,611 610,0 0,0">
          <text:p/>
        </draw:polygon>
        <draw:polygon draw:style-name="gr13" draw:text-style-name="P12" draw:layer="layout" svg:width="0.559cm" svg:height="0.56cm" svg:x="20.799cm" svg:y="21.397cm" svg:viewBox="0 0 560 561" draw:points="0,561 560,561 560,0 0,0">
          <text:p/>
        </draw:polygon>
        <draw:polygon draw:style-name="gr19" draw:text-style-name="P17" draw:layer="layout" svg:width="0.609cm" svg:height="0.609cm" svg:x="22.776cm" svg:y="20.763cm" svg:viewBox="0 0 610 610" draw:points="0,610 610,610 610,0 0,0">
          <text:p/>
        </draw:polygon>
        <draw:polygon draw:style-name="gr9" draw:text-style-name="P8" draw:layer="layout" svg:width="0.559cm" svg:height="0.559cm" svg:x="22.801cm" svg:y="20.788cm" svg:viewBox="0 0 560 560" draw:points="0,560 560,560 560,0 0,0">
          <text:p/>
        </draw:polygon>
        <draw:polygon draw:style-name="gr19" draw:text-style-name="P17" draw:layer="layout" svg:width="0.609cm" svg:height="0.61cm" svg:x="22.776cm" svg:y="21.372cm" svg:viewBox="0 0 610 611" draw:points="0,611 610,611 610,0 0,0">
          <text:p/>
        </draw:polygon>
        <draw:polygon draw:style-name="gr12" draw:text-style-name="P11" draw:layer="layout" svg:width="0.559cm" svg:height="0.56cm" svg:x="22.801cm" svg:y="21.397cm" svg:viewBox="0 0 560 561" draw:points="0,561 560,561 560,0 0,0">
          <text:p/>
        </draw:polygon>
        <draw:polygon draw:style-name="gr19" draw:text-style-name="P17" draw:layer="layout" svg:width="0.609cm" svg:height="0.609cm" svg:x="24.831cm" svg:y="20.763cm" svg:viewBox="0 0 610 610" draw:points="0,610 610,610 610,0 0,0">
          <text:p/>
        </draw:polygon>
        <draw:polygon draw:style-name="gr10" draw:text-style-name="P9" draw:layer="layout" svg:width="0.559cm" svg:height="0.559cm" svg:x="24.856cm" svg:y="20.788cm" svg:viewBox="0 0 560 560" draw:points="0,560 560,560 560,0 0,0">
          <text:p/>
        </draw:polygon>
        <draw:frame draw:style-name="gr17" draw:text-style-name="P16" draw:layer="layout" svg:width="0.883cm" svg:height="0.391cm" svg:x="15.188cm" svg:y="21.229cm">
          <draw:text-box>
            <text:p text:style-name="P14"><text:span text:style-name="T3">Rolle</text:span></text:p>
          </draw:text-box>
        </draw:frame>
        <draw:frame draw:style-name="gr15" draw:text-style-name="P15" draw:layer="layout" svg:width="0.447cm" svg:height="0.319cm" svg:x="17.068cm" svg:y="20.95cm">
          <draw:text-box>
            <text:p text:style-name="P14"><text:span text:style-name="T4">arv</text:span></text:p>
          </draw:text-box>
        </draw:frame>
        <draw:frame draw:style-name="gr15" draw:text-style-name="P15" draw:layer="layout" svg:width="1.153cm" svg:height="0.319cm" svg:x="17.068cm" svg:y="21.56cm">
          <draw:text-box>
            <text:p text:style-name="P14"><text:span text:style-name="T4">ephraim</text:span></text:p>
          </draw:text-box>
        </draw:frame>
        <draw:frame draw:style-name="gr15" draw:text-style-name="P15" draw:layer="layout" svg:width="0.874cm" svg:height="0.319cm" svg:x="19.208cm" svg:y="20.95cm">
          <draw:text-box>
            <text:p text:style-name="P14"><text:span text:style-name="T4">henrik</text:span></text:p>
          </draw:text-box>
        </draw:frame>
        <draw:frame draw:style-name="gr15" draw:text-style-name="P15" draw:layer="layout" svg:width="1.386cm" svg:height="0.319cm" svg:x="19.208cm" svg:y="21.56cm">
          <draw:text-box>
            <text:p text:style-name="P14"><text:span text:style-name="T4">jeronimus</text:span></text:p>
          </draw:text-box>
        </draw:frame>
        <draw:frame draw:style-name="gr15" draw:text-style-name="P15" draw:layer="layout" svg:width="0.874cm" svg:height="0.319cm" svg:x="21.577cm" svg:y="20.95cm">
          <draw:text-box>
            <text:p text:style-name="P14"><text:span text:style-name="T4">jesper</text:span></text:p>
          </draw:text-box>
        </draw:frame>
        <draw:frame draw:style-name="gr15" draw:text-style-name="P15" draw:layer="layout" svg:width="1.018cm" svg:height="0.319cm" svg:x="21.577cm" svg:y="21.56cm">
          <draw:text-box>
            <text:p text:style-name="P14"><text:span text:style-name="T4">lakajen</text:span></text:p>
          </draw:text-box>
        </draw:frame>
        <draw:frame draw:style-name="gr15" draw:text-style-name="P15" draw:layer="layout" svg:width="1.069cm" svg:height="0.319cm" svg:x="23.579cm" svg:y="20.95cm">
          <draw:text-box>
            <text:p text:style-name="P14"><text:span text:style-name="T4">leander</text:span></text:p>
          </draw:text-box>
        </draw:frame>
        <draw:frame draw:style-name="gr15" draw:text-style-name="P15" draw:layer="layout" svg:width="1.069cm" svg:height="0.319cm" svg:x="23.579cm" svg:y="21.56cm">
          <draw:text-box>
            <text:p text:style-name="P14"><text:span text:style-name="T4">leonard</text:span></text:p>
          </draw:text-box>
        </draw:frame>
        <draw:frame draw:style-name="gr15" draw:text-style-name="P15" draw:layer="layout" svg:width="1.179cm" svg:height="0.319cm" svg:x="25.634cm" svg:y="20.95cm">
          <draw:text-box>
            <text:p text:style-name="P14"><text:span text:style-name="T4">octavius</text:span></text:p>
          </draw:text-box>
        </draw:frame>
        <draw:frame draw:style-name="gr17" draw:text-style-name="P16" draw:layer="layout" svg:width="4.032cm" svg:height="0.391cm" svg:x="1.534cm" svg:y="0.812cm">
          <draw:text-box>
            <text:p text:style-name="P14"><text:span text:style-name="T3">Hvor meget siger hvem</text:span></text:p>
          </draw:text-box>
        </draw:frame>
        <draw:frame draw:style-name="gr20" draw:text-style-name="P18" draw:layer="layout" svg:width="4.828cm" svg:height="0.458cm" svg:x="1.534cm" svg:y="0.188cm">
          <draw:text-box>
            <text:p text:style-name="P14"><text:span text:style-name="T5">Abracadabra_mod.jsonl</text:span></text:p>
          </draw:text-box>
        </draw:frame>
        <draw:frame draw:style-name="gr15" draw:text-style-name="P15" draw:layer="layout" svg:width="1.509cm" svg:height="0.319cm" svg:x="38.947cm" svg:y="22.365cm">
          <draw:text-box>
            <text:p text:style-name="P14"><text:span text:style-name="T4">Kilde: DSL</text:span></text:p>
          </draw:text-box>
        </draw:frame>
        <draw:line draw:style-name="gr21" draw:text-style-name="P19" draw:layer="layout" svg:x1="14cm" svg:y1="18.5cm" svg:x2="14cm" svg:y2="1.25cm">
          <text:p/>
        </draw:line>
        <draw:line draw:style-name="gr21" draw:text-style-name="P19" draw:layer="layout" svg:x1="26.5cm" svg:y1="18.5cm" svg:x2="26.5cm" svg:y2="1.2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deg" draw:border="0%"/>
    <draw:gradient draw:name="Udfyldt" draw:style="linear" draw:start-color="#ffffff" draw:end-color="#cccccc" draw:start-intensity="100%" draw:end-intensity="100%" draw:angle="30deg" draw:border="0%"/>
    <draw:gradient draw:name="Udfyldt_20_blå" draw:display-name="Udfyldt blå" draw:style="linear" draw:start-color="#729fcf" draw:end-color="#355269" draw:start-intensity="100%" draw:end-intensity="100%" draw:angle="30deg" draw:border="0%"/>
    <draw:gradient draw:name="Udfyldt_20_grøn" draw:display-name="Udfyldt grøn" draw:style="linear" draw:start-color="#77bc65" draw:end-color="#127622" draw:start-intensity="100%" draw:end-intensity="100%" draw:angle="30deg" draw:border="0%"/>
    <draw:gradient draw:name="Udfyldt_20_gul" draw:display-name="Udfyldt gul" draw:style="linear" draw:start-color="#ffde59" draw:end-color="#b47804" draw:start-intensity="100%" draw:end-intensity="100%" draw:angle="30deg" draw:border="0%"/>
    <draw:gradient draw:name="Udfyldt_20_rød" draw:display-name="Udfyldt rød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Udfyldt"/>
    </style:style>
    <style:style style:name="Filled_20_Blue" style:display-name="Filled Blue" style:family="graphic" style:parent-style-name="Filled">
      <style:graphic-properties draw:fill-gradient-name="Udfyldt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Udfyldt_20_grø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Udfyldt_20_rø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Udfyldt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6-23T10:57:32.409700780</dc:date>
    <dc:creator>Bolette Jurik</dc:creator>
    <meta:editing-duration>PT1M45S</meta:editing-duration>
    <meta:editing-cycles>1</meta:editing-cycles>
    <meta:document-statistic meta:object-count="688"/>
    <meta:generator>LibreOffice/7.0.6.2$Linux_X86_64 LibreOffice_project/00$Build-2</meta:generator>
  </office:meta>
</office:document-meta>
</file>